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28cm"/>
    </style:style>
    <style:style style:name="co2" style:family="table-column">
      <style:table-column-properties fo:break-before="auto" style:column-width="3.217cm"/>
    </style:style>
    <style:style style:name="co3" style:family="table-column">
      <style:table-column-properties fo:break-before="auto" style:column-width="1.969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1.58cm"/>
    </style:style>
    <style:style style:name="co6" style:family="table-column">
      <style:table-column-properties fo:break-before="auto" style:column-width="4.217cm"/>
    </style:style>
    <style:style style:name="co7" style:family="table-column">
      <style:table-column-properties fo:break-before="auto" style:column-width="3.496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6"/>
    <style:style style:name="ce2" style:family="table-cell" style:parent-style-name="Default" style:data-style-name="N106">
      <style:table-cell-properties fo:background-color="#ffff99"/>
    </style:style>
    <style:style style:name="ce3" style:family="table-cell" style:parent-style-name="Default" style:data-style-name="N106">
      <style:table-cell-properties fo:background-color="#ffcccc"/>
    </style:style>
    <style:style style:name="ce4" style:family="table-cell" style:parent-style-name="Default" style:data-style-name="N106">
      <style:table-cell-properties fo:background-color="transparent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ackground-color="#ffff99"/>
    </style:style>
    <style:style style:name="ce7" style:family="table-cell" style:parent-style-name="Default" style:data-style-name="N0">
      <style:table-cell-properties fo:background-color="#ffcccc"/>
    </style:style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11"/>
    <style:style style:name="ce10" style:family="table-cell" style:parent-style-name="Default" style:data-style-name="N11">
      <style:table-cell-properties fo:background-color="#ffff99"/>
    </style:style>
    <style:style style:name="ce11" style:family="table-cell" style:parent-style-name="Default" style:data-style-name="N11">
      <style:table-cell-properties fo:background-color="#ffcccc"/>
    </style:style>
    <style:style style:name="ce12" style:family="table-cell" style:parent-style-name="Default" style:data-style-name="N11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5"/>
        <table:table-column table:style-name="co3" table:default-cell-style-name="ce1"/>
        <table:table-column table:style-name="co4" table:default-cell-style-name="ce9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number-columns-repeated="1015" table:default-cell-style-name="ce1"/>
        <table:table-row table:style-name="ro1">
          <table:table-cell office:value-type="string">
            <text:p>country</text:p>
          </table:table-cell>
          <table:table-cell office:value-type="string">
            <text:p>population</text:p>
          </table:table-cell>
          <table:table-cell office:value-type="string">
            <text:p>gdp</text:p>
          </table:table-cell>
          <table:table-cell office:value-type="string">
            <text:p>funding percent</text:p>
          </table:table-cell>
          <table:table-cell office:value-type="string">
            <text:p>per year</text:p>
          </table:table-cell>
          <table:table-cell office:value-type="string">
            <text:p>per month</text:p>
          </table:table-cell>
          <table:table-cell office:value-type="string">
            <text:p>running total</text:p>
          </table:table-cell>
          <table:table-cell/>
          <table:table-cell office:value-type="string">
            <text:p>start rating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United States</text:p>
          </table:table-cell>
          <table:table-cell table:style-name="ce6" office:value-type="float" office:value="329484123">
            <text:p>329484123</text:p>
          </table:table-cell>
          <table:table-cell table:style-name="ce2" office:value-type="currency" office:currency="USD" office:value="20936600000000">
            <text:p>$20,936,600,000,000.00</text:p>
          </table:table-cell>
          <table:table-cell table:style-name="ce10" office:value-type="percentage" office:value="0.001">
            <text:p>0.10%</text:p>
          </table:table-cell>
          <table:table-cell table:style-name="ce2" table:formula="of:=[.C2]*[.D2]" office:value-type="currency" office:currency="USD" office:value="20936600000">
            <text:p>$20,936,600,000.00</text:p>
          </table:table-cell>
          <table:table-cell table:style-name="ce2" table:formula="of:=[.E2]/12" office:value-type="currency" office:currency="USD" office:value="1744716666.66667">
            <text:p>$1,744,716,666.67</text:p>
          </table:table-cell>
          <table:table-cell table:style-name="ce2" table:formula="of:=[.F2]" office:value-type="currency" office:currency="USD" office:value="1744716666.66667">
            <text:p>$1,744,716,666.67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China</text:p>
          </table:table-cell>
          <table:table-cell table:style-name="ce6" office:value-type="float" office:value="1402112000">
            <text:p>1402112000</text:p>
          </table:table-cell>
          <table:table-cell table:style-name="ce2" office:value-type="currency" office:currency="USD" office:value="14722730697890.1">
            <text:p>$14,722,730,697,890.10</text:p>
          </table:table-cell>
          <table:table-cell table:style-name="ce10" table:formula="of:=[.D2]" office:value-type="percentage" office:value="0.001">
            <text:p>0.10%</text:p>
          </table:table-cell>
          <table:table-cell table:style-name="ce2" table:formula="of:=[.C3]*[.D3]" office:value-type="currency" office:currency="USD" office:value="14722730697.8901">
            <text:p>$14,722,730,697.89</text:p>
          </table:table-cell>
          <table:table-cell table:style-name="ce2" table:formula="of:=[.E3]/12" office:value-type="currency" office:currency="USD" office:value="1226894224.82418">
            <text:p>$1,226,894,224.82</text:p>
          </table:table-cell>
          <table:table-cell table:style-name="ce2" table:formula="of:=[.F3]+[.G2]" office:value-type="currency" office:currency="USD" office:value="2971610891.49084">
            <text:p>$2,971,610,891.49</text:p>
          </table:table-cell>
          <table:table-cell table:style-name="ce3"/>
          <table:table-cell table:style-name="ce5" office:value-type="float" office:value="0.25">
            <text:p>0.25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Japan</text:p>
          </table:table-cell>
          <table:table-cell table:style-name="ce6" office:value-type="float" office:value="125836021">
            <text:p>125836021</text:p>
          </table:table-cell>
          <table:table-cell table:style-name="ce2" office:value-type="currency" office:currency="USD" office:value="4975415241562.52">
            <text:p>$4,975,415,241,562.52</text:p>
          </table:table-cell>
          <table:table-cell table:style-name="ce10" table:formula="of:=[.D3]" office:value-type="percentage" office:value="0.001">
            <text:p>0.10%</text:p>
          </table:table-cell>
          <table:table-cell table:style-name="ce2" table:formula="of:=[.C4]*[.D4]" office:value-type="currency" office:currency="USD" office:value="4975415241.56252">
            <text:p>$4,975,415,241.56</text:p>
          </table:table-cell>
          <table:table-cell table:style-name="ce2" table:formula="of:=[.E4]/12" office:value-type="currency" office:currency="USD" office:value="414617936.796877">
            <text:p>$414,617,936.80</text:p>
          </table:table-cell>
          <table:table-cell table:style-name="ce2" table:formula="of:=[.F4]+[.G3]" office:value-type="currency" office:currency="USD" office:value="3386228828.28772">
            <text:p>$3,386,228,828.29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Germany</text:p>
          </table:table-cell>
          <table:table-cell table:style-name="ce6" office:value-type="float" office:value="83240525">
            <text:p>83240525</text:p>
          </table:table-cell>
          <table:table-cell table:style-name="ce2" office:value-type="currency" office:currency="USD" office:value="3846413928653.71">
            <text:p>$3,846,413,928,653.71</text:p>
          </table:table-cell>
          <table:table-cell table:style-name="ce10" table:formula="of:=[.D4]" office:value-type="percentage" office:value="0.001">
            <text:p>0.10%</text:p>
          </table:table-cell>
          <table:table-cell table:style-name="ce2" table:formula="of:=[.C5]*[.D5]" office:value-type="currency" office:currency="USD" office:value="3846413928.65371">
            <text:p>$3,846,413,928.65</text:p>
          </table:table-cell>
          <table:table-cell table:style-name="ce2" table:formula="of:=[.E5]/12" office:value-type="currency" office:currency="USD" office:value="320534494.054476">
            <text:p>$320,534,494.05</text:p>
          </table:table-cell>
          <table:table-cell table:style-name="ce2" table:formula="of:=[.F5]+[.G4]" office:value-type="currency" office:currency="USD" office:value="3706763322.34219">
            <text:p>$3,706,763,322.34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United Kingdom</text:p>
          </table:table-cell>
          <table:table-cell table:style-name="ce6" office:value-type="float" office:value="67215293">
            <text:p>67215293</text:p>
          </table:table-cell>
          <table:table-cell table:style-name="ce2" office:value-type="currency" office:currency="USD" office:value="2707743777173.91">
            <text:p>$2,707,743,777,173.91</text:p>
          </table:table-cell>
          <table:table-cell table:style-name="ce10" table:formula="of:=[.D5]" office:value-type="percentage" office:value="0.001">
            <text:p>0.10%</text:p>
          </table:table-cell>
          <table:table-cell table:style-name="ce2" table:formula="of:=[.C6]*[.D6]" office:value-type="currency" office:currency="USD" office:value="2707743777.17391">
            <text:p>$2,707,743,777.17</text:p>
          </table:table-cell>
          <table:table-cell table:style-name="ce2" table:formula="of:=[.E6]/12" office:value-type="currency" office:currency="USD" office:value="225645314.764493">
            <text:p>$225,645,314.76</text:p>
          </table:table-cell>
          <table:table-cell table:style-name="ce2" table:formula="of:=[.F6]+[.G5]" office:value-type="currency" office:currency="USD" office:value="3932408637.10669">
            <text:p>$3,932,408,637.11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France</text:p>
          </table:table-cell>
          <table:table-cell table:style-name="ce6" office:value-type="float" office:value="67391582">
            <text:p>67391582</text:p>
          </table:table-cell>
          <table:table-cell table:style-name="ce2" office:value-type="currency" office:currency="USD" office:value="2630317731455.26">
            <text:p>$2,630,317,731,455.26</text:p>
          </table:table-cell>
          <table:table-cell table:style-name="ce10" table:formula="of:=[.D6]" office:value-type="percentage" office:value="0.001">
            <text:p>0.10%</text:p>
          </table:table-cell>
          <table:table-cell table:style-name="ce2" table:formula="of:=[.C7]*[.D7]" office:value-type="currency" office:currency="USD" office:value="2630317731.45526">
            <text:p>$2,630,317,731.46</text:p>
          </table:table-cell>
          <table:table-cell table:style-name="ce2" table:formula="of:=[.E7]/12" office:value-type="currency" office:currency="USD" office:value="219193144.287938">
            <text:p>$219,193,144.29</text:p>
          </table:table-cell>
          <table:table-cell table:style-name="ce2" table:formula="of:=[.F7]+[.G6]" office:value-type="currency" office:currency="USD" office:value="4151601781.39463">
            <text:p>$4,151,601,781.39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India</text:p>
          </table:table-cell>
          <table:table-cell table:style-name="ce6" office:value-type="float" office:value="1380004385">
            <text:p>1380004385</text:p>
          </table:table-cell>
          <table:table-cell table:style-name="ce2" office:value-type="currency" office:currency="USD" office:value="2622983732006.45">
            <text:p>$2,622,983,732,006.45</text:p>
          </table:table-cell>
          <table:table-cell table:style-name="ce10" table:formula="of:=[.D7]" office:value-type="percentage" office:value="0.001">
            <text:p>0.10%</text:p>
          </table:table-cell>
          <table:table-cell table:style-name="ce2" table:formula="of:=[.C8]*[.D8]" office:value-type="currency" office:currency="USD" office:value="2622983732.00645">
            <text:p>$2,622,983,732.01</text:p>
          </table:table-cell>
          <table:table-cell table:style-name="ce2" table:formula="of:=[.E8]/12" office:value-type="currency" office:currency="USD" office:value="218581977.667204">
            <text:p>$218,581,977.67</text:p>
          </table:table-cell>
          <table:table-cell table:style-name="ce2" table:formula="of:=[.F8]+[.G7]" office:value-type="currency" office:currency="USD" office:value="4370183759.06183">
            <text:p>$4,370,183,759.06</text:p>
          </table:table-cell>
          <table:table-cell table:style-name="ce3"/>
          <table:table-cell table:style-name="ce5" office:value-type="float" office:value="0.75">
            <text:p>0.75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Italy</text:p>
          </table:table-cell>
          <table:table-cell table:style-name="ce6" office:value-type="float" office:value="59554023">
            <text:p>59554023</text:p>
          </table:table-cell>
          <table:table-cell table:style-name="ce2" office:value-type="currency" office:currency="USD" office:value="1886445268340.71">
            <text:p>$1,886,445,268,340.71</text:p>
          </table:table-cell>
          <table:table-cell table:style-name="ce10" table:formula="of:=[.D8]" office:value-type="percentage" office:value="0.001">
            <text:p>0.10%</text:p>
          </table:table-cell>
          <table:table-cell table:style-name="ce2" table:formula="of:=[.C9]*[.D9]" office:value-type="currency" office:currency="USD" office:value="1886445268.34071">
            <text:p>$1,886,445,268.34</text:p>
          </table:table-cell>
          <table:table-cell table:style-name="ce2" table:formula="of:=[.E9]/12" office:value-type="currency" office:currency="USD" office:value="157203772.361726">
            <text:p>$157,203,772.36</text:p>
          </table:table-cell>
          <table:table-cell table:style-name="ce2" table:formula="of:=[.F9]+[.G8]" office:value-type="currency" office:currency="USD" office:value="4527387531.42356">
            <text:p>$4,527,387,531.42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Canada</text:p>
          </table:table-cell>
          <table:table-cell table:style-name="ce6" office:value-type="float" office:value="38005238">
            <text:p>38005238</text:p>
          </table:table-cell>
          <table:table-cell table:style-name="ce2" office:value-type="currency" office:currency="USD" office:value="1644037286481.26">
            <text:p>$1,644,037,286,481.26</text:p>
          </table:table-cell>
          <table:table-cell table:style-name="ce10" table:formula="of:=[.D9]" office:value-type="percentage" office:value="0.001">
            <text:p>0.10%</text:p>
          </table:table-cell>
          <table:table-cell table:style-name="ce2" table:formula="of:=[.C10]*[.D10]" office:value-type="currency" office:currency="USD" office:value="1644037286.48126">
            <text:p>$1,644,037,286.48</text:p>
          </table:table-cell>
          <table:table-cell table:style-name="ce2" table:formula="of:=[.E10]/12" office:value-type="currency" office:currency="USD" office:value="137003107.206772">
            <text:p>$137,003,107.21</text:p>
          </table:table-cell>
          <table:table-cell table:style-name="ce2" table:formula="of:=[.F10]+[.G9]" office:value-type="currency" office:currency="USD" office:value="4664390638.63033">
            <text:p>$4,664,390,638.63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South Korea</text:p>
          </table:table-cell>
          <table:table-cell table:style-name="ce6" office:value-type="float" office:value="51780579">
            <text:p>51780579</text:p>
          </table:table-cell>
          <table:table-cell table:style-name="ce2" office:value-type="currency" office:currency="USD" office:value="1630525005469.11">
            <text:p>$1,630,525,005,469.11</text:p>
          </table:table-cell>
          <table:table-cell table:style-name="ce10" table:formula="of:=[.D10]" office:value-type="percentage" office:value="0.001">
            <text:p>0.10%</text:p>
          </table:table-cell>
          <table:table-cell table:style-name="ce2" table:formula="of:=[.C11]*[.D11]" office:value-type="currency" office:currency="USD" office:value="1630525005.46911">
            <text:p>$1,630,525,005.47</text:p>
          </table:table-cell>
          <table:table-cell table:style-name="ce2" table:formula="of:=[.E11]/12" office:value-type="currency" office:currency="USD" office:value="135877083.789093">
            <text:p>$135,877,083.79</text:p>
          </table:table-cell>
          <table:table-cell table:style-name="ce2" table:formula="of:=[.F11]+[.G10]" office:value-type="currency" office:currency="USD" office:value="4800267722.41942">
            <text:p>$4,800,267,722.42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Russian Federation</text:p>
          </table:table-cell>
          <table:table-cell table:style-name="ce6" office:value-type="float" office:value="144104080">
            <text:p>144104080</text:p>
          </table:table-cell>
          <table:table-cell table:style-name="ce2" office:value-type="currency" office:currency="USD" office:value="1483497784867.6">
            <text:p>$1,483,497,784,867.60</text:p>
          </table:table-cell>
          <table:table-cell table:style-name="ce10" table:formula="of:=[.D11]" office:value-type="percentage" office:value="0.001">
            <text:p>0.10%</text:p>
          </table:table-cell>
          <table:table-cell table:style-name="ce2" table:formula="of:=[.C12]*[.D12]" office:value-type="currency" office:currency="USD" office:value="1483497784.8676">
            <text:p>$1,483,497,784.87</text:p>
          </table:table-cell>
          <table:table-cell table:style-name="ce2" table:formula="of:=[.E12]/12" office:value-type="currency" office:currency="USD" office:value="123624815.405633">
            <text:p>$123,624,815.41</text:p>
          </table:table-cell>
          <table:table-cell table:style-name="ce2" table:formula="of:=[.F12]+[.G11]" office:value-type="currency" office:currency="USD" office:value="4923892537.82505">
            <text:p>$4,923,892,537.83</text:p>
          </table:table-cell>
          <table:table-cell table:style-name="ce3"/>
          <table:table-cell table:style-name="ce5" office:value-type="float" office:value="0.5">
            <text:p>0.5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Brazil</text:p>
          </table:table-cell>
          <table:table-cell table:style-name="ce6" office:value-type="float" office:value="212559409">
            <text:p>212559409</text:p>
          </table:table-cell>
          <table:table-cell table:style-name="ce2" office:value-type="currency" office:currency="USD" office:value="1444733258971.65">
            <text:p>$1,444,733,258,971.65</text:p>
          </table:table-cell>
          <table:table-cell table:style-name="ce10" table:formula="of:=[.D12]" office:value-type="percentage" office:value="0.001">
            <text:p>0.10%</text:p>
          </table:table-cell>
          <table:table-cell table:style-name="ce2" table:formula="of:=[.C13]*[.D13]" office:value-type="currency" office:currency="USD" office:value="1444733258.97165">
            <text:p>$1,444,733,258.97</text:p>
          </table:table-cell>
          <table:table-cell table:style-name="ce2" table:formula="of:=[.E13]/12" office:value-type="currency" office:currency="USD" office:value="120394438.247638">
            <text:p>$120,394,438.25</text:p>
          </table:table-cell>
          <table:table-cell table:style-name="ce2" table:formula="of:=[.F13]+[.G12]" office:value-type="currency" office:currency="USD" office:value="5044286976.07269">
            <text:p>$5,044,286,976.07</text:p>
          </table:table-cell>
          <table:table-cell table:style-name="ce3"/>
          <table:table-cell table:style-name="ce5" office:value-type="float" office:value="0.5">
            <text:p>0.5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Australia</text:p>
          </table:table-cell>
          <table:table-cell table:style-name="ce6" office:value-type="float" office:value="25687041">
            <text:p>25687041</text:p>
          </table:table-cell>
          <table:table-cell table:style-name="ce2" office:value-type="currency" office:currency="USD" office:value="1330900925056.98">
            <text:p>$1,330,900,925,056.98</text:p>
          </table:table-cell>
          <table:table-cell table:style-name="ce10" table:formula="of:=[.D13]" office:value-type="percentage" office:value="0.001">
            <text:p>0.10%</text:p>
          </table:table-cell>
          <table:table-cell table:style-name="ce2" table:formula="of:=[.C14]*[.D14]" office:value-type="currency" office:currency="USD" office:value="1330900925.05698">
            <text:p>$1,330,900,925.06</text:p>
          </table:table-cell>
          <table:table-cell table:style-name="ce2" table:formula="of:=[.E14]/12" office:value-type="currency" office:currency="USD" office:value="110908410.421415">
            <text:p>$110,908,410.42</text:p>
          </table:table-cell>
          <table:table-cell table:style-name="ce2" table:formula="of:=[.F14]+[.G13]" office:value-type="currency" office:currency="USD" office:value="5155195386.49411">
            <text:p>$5,155,195,386.49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Spain</text:p>
          </table:table-cell>
          <table:table-cell table:style-name="ce6" office:value-type="float" office:value="47351567">
            <text:p>47351567</text:p>
          </table:table-cell>
          <table:table-cell table:style-name="ce2" office:value-type="currency" office:currency="USD" office:value="1281484640043.58">
            <text:p>$1,281,484,640,043.58</text:p>
          </table:table-cell>
          <table:table-cell table:style-name="ce10" table:formula="of:=[.D14]" office:value-type="percentage" office:value="0.001">
            <text:p>0.10%</text:p>
          </table:table-cell>
          <table:table-cell table:style-name="ce2" table:formula="of:=[.C15]*[.D15]" office:value-type="currency" office:currency="USD" office:value="1281484640.04358">
            <text:p>$1,281,484,640.04</text:p>
          </table:table-cell>
          <table:table-cell table:style-name="ce2" table:formula="of:=[.E15]/12" office:value-type="currency" office:currency="USD" office:value="106790386.670298">
            <text:p>$106,790,386.67</text:p>
          </table:table-cell>
          <table:table-cell table:style-name="ce2" table:formula="of:=[.F15]+[.G14]" office:value-type="currency" office:currency="USD" office:value="5261985773.1644">
            <text:p>$5,261,985,773.16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Mexico</text:p>
          </table:table-cell>
          <table:table-cell table:style-name="ce6" office:value-type="float" office:value="128932753">
            <text:p>128932753</text:p>
          </table:table-cell>
          <table:table-cell table:style-name="ce2" office:value-type="currency" office:currency="USD" office:value="1076163316174.94">
            <text:p>$1,076,163,316,174.94</text:p>
          </table:table-cell>
          <table:table-cell table:style-name="ce10" table:formula="of:=[.D15]" office:value-type="percentage" office:value="0.001">
            <text:p>0.10%</text:p>
          </table:table-cell>
          <table:table-cell table:style-name="ce2" table:formula="of:=[.C16]*[.D16]" office:value-type="currency" office:currency="USD" office:value="1076163316.17494">
            <text:p>$1,076,163,316.17</text:p>
          </table:table-cell>
          <table:table-cell table:style-name="ce2" table:formula="of:=[.E16]/12" office:value-type="currency" office:currency="USD" office:value="89680276.3479117">
            <text:p>$89,680,276.35</text:p>
          </table:table-cell>
          <table:table-cell table:style-name="ce2" table:formula="of:=[.F16]+[.G15]" office:value-type="currency" office:currency="USD" office:value="5351666049.51232">
            <text:p>$5,351,666,049.51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Indonesia</text:p>
          </table:table-cell>
          <table:table-cell table:style-name="ce6" office:value-type="float" office:value="273523621">
            <text:p>273523621</text:p>
          </table:table-cell>
          <table:table-cell table:style-name="ce2" office:value-type="currency" office:currency="USD" office:value="1058423838345.14">
            <text:p>$1,058,423,838,345.14</text:p>
          </table:table-cell>
          <table:table-cell table:style-name="ce10" table:formula="of:=[.D16]" office:value-type="percentage" office:value="0.001">
            <text:p>0.10%</text:p>
          </table:table-cell>
          <table:table-cell table:style-name="ce2" table:formula="of:=[.C17]*[.D17]" office:value-type="currency" office:currency="USD" office:value="1058423838.34514">
            <text:p>$1,058,423,838.35</text:p>
          </table:table-cell>
          <table:table-cell table:style-name="ce2" table:formula="of:=[.E17]/12" office:value-type="currency" office:currency="USD" office:value="88201986.5287617">
            <text:p>$88,201,986.53</text:p>
          </table:table-cell>
          <table:table-cell table:style-name="ce2" table:formula="of:=[.F17]+[.G16]" office:value-type="currency" office:currency="USD" office:value="5439868036.04108">
            <text:p>$5,439,868,036.04</text:p>
          </table:table-cell>
          <table:table-cell table:style-name="ce3"/>
          <table:table-cell table:style-name="ce5" office:value-type="float" office:value="0.75">
            <text:p>0.75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Netherlands</text:p>
          </table:table-cell>
          <table:table-cell table:style-name="ce6" office:value-type="float" office:value="17441139">
            <text:p>17441139</text:p>
          </table:table-cell>
          <table:table-cell table:style-name="ce2" office:value-type="currency" office:currency="USD" office:value="913865395789.886">
            <text:p>$913,865,395,789.89</text:p>
          </table:table-cell>
          <table:table-cell table:style-name="ce10" table:formula="of:=[.D17]" office:value-type="percentage" office:value="0.001">
            <text:p>0.10%</text:p>
          </table:table-cell>
          <table:table-cell table:style-name="ce2" table:formula="of:=[.C18]*[.D18]" office:value-type="currency" office:currency="USD" office:value="913865395.789886">
            <text:p>$913,865,395.79</text:p>
          </table:table-cell>
          <table:table-cell table:style-name="ce2" table:formula="of:=[.E18]/12" office:value-type="currency" office:currency="USD" office:value="76155449.6491572">
            <text:p>$76,155,449.65</text:p>
          </table:table-cell>
          <table:table-cell table:style-name="ce2" table:formula="of:=[.F18]+[.G17]" office:value-type="currency" office:currency="USD" office:value="5516023485.69024">
            <text:p>$5,516,023,485.69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Switzerland</text:p>
          </table:table-cell>
          <table:table-cell table:style-name="ce6" office:value-type="float" office:value="8636896">
            <text:p>8636896</text:p>
          </table:table-cell>
          <table:table-cell table:style-name="ce2" office:value-type="currency" office:currency="USD" office:value="752248045730.11">
            <text:p>$752,248,045,730.11</text:p>
          </table:table-cell>
          <table:table-cell table:style-name="ce10" table:formula="of:=[.D18]" office:value-type="percentage" office:value="0.001">
            <text:p>0.10%</text:p>
          </table:table-cell>
          <table:table-cell table:style-name="ce2" table:formula="of:=[.C19]*[.D19]" office:value-type="currency" office:currency="USD" office:value="752248045.73011">
            <text:p>$752,248,045.73</text:p>
          </table:table-cell>
          <table:table-cell table:style-name="ce2" table:formula="of:=[.E19]/12" office:value-type="currency" office:currency="USD" office:value="62687337.1441758">
            <text:p>$62,687,337.14</text:p>
          </table:table-cell>
          <table:table-cell table:style-name="ce2" table:formula="of:=[.F19]+[.G18]" office:value-type="currency" office:currency="USD" office:value="5578710822.83441">
            <text:p>$5,578,710,822.83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Turkey</text:p>
          </table:table-cell>
          <table:table-cell table:style-name="ce6" office:value-type="float" office:value="84339067">
            <text:p>84339067</text:p>
          </table:table-cell>
          <table:table-cell table:style-name="ce2" office:value-type="currency" office:currency="USD" office:value="720101212394.114">
            <text:p>$720,101,212,394.11</text:p>
          </table:table-cell>
          <table:table-cell table:style-name="ce10" table:formula="of:=[.D19]" office:value-type="percentage" office:value="0.001">
            <text:p>0.10%</text:p>
          </table:table-cell>
          <table:table-cell table:style-name="ce2" table:formula="of:=[.C20]*[.D20]" office:value-type="currency" office:currency="USD" office:value="720101212.394114">
            <text:p>$720,101,212.39</text:p>
          </table:table-cell>
          <table:table-cell table:style-name="ce2" table:formula="of:=[.E20]/12" office:value-type="currency" office:currency="USD" office:value="60008434.3661762">
            <text:p>$60,008,434.37</text:p>
          </table:table-cell>
          <table:table-cell table:style-name="ce2" table:formula="of:=[.F20]+[.G19]" office:value-type="currency" office:currency="USD" office:value="5638719257.20059">
            <text:p>$5,638,719,257.20</text:p>
          </table:table-cell>
          <table:table-cell table:style-name="ce3"/>
          <table:table-cell table:style-name="ce5" office:value-type="float" office:value="0.75">
            <text:p>0.75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Saudi Arabia</text:p>
          </table:table-cell>
          <table:table-cell table:style-name="ce7" office:value-type="float" office:value="34813867">
            <text:p>34813867</text:p>
          </table:table-cell>
          <table:table-cell table:style-name="ce3" office:value-type="currency" office:currency="USD" office:value="700117873249.269">
            <text:p>$700,117,873,249.27</text:p>
          </table:table-cell>
          <table:table-cell table:style-name="ce11" table:formula="of:=[.D20]" office:value-type="percentage" office:value="0.001">
            <text:p>0.10%</text:p>
          </table:table-cell>
          <table:table-cell table:style-name="ce3" table:formula="of:=[.C21]*[.D21]" office:value-type="currency" office:currency="USD" office:value="700117873.249269">
            <text:p>$700,117,873.25</text:p>
          </table:table-cell>
          <table:table-cell table:style-name="ce3" table:formula="of:=[.E21]/12" office:value-type="currency" office:currency="USD" office:value="58343156.1041057">
            <text:p>$58,343,156.10</text:p>
          </table:table-cell>
          <table:table-cell table:style-name="ce3" table:formula="of:=[.F21]+[.G20]" office:value-type="currency" office:currency="USD" office:value="5697062413.30469">
            <text:p>$5,697,062,413.30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3" office:value-type="string">
            <text:p>Poland</text:p>
          </table:table-cell>
          <table:table-cell table:style-name="ce7" office:value-type="float" office:value="37950802">
            <text:p>37950802</text:p>
          </table:table-cell>
          <table:table-cell table:style-name="ce3" office:value-type="currency" office:currency="USD" office:value="594164690894.936">
            <text:p>$594,164,690,894.94</text:p>
          </table:table-cell>
          <table:table-cell table:style-name="ce11" table:formula="of:=[.D21]" office:value-type="percentage" office:value="0.001">
            <text:p>0.10%</text:p>
          </table:table-cell>
          <table:table-cell table:style-name="ce3" table:formula="of:=[.C22]*[.D22]" office:value-type="currency" office:currency="USD" office:value="594164690.894936">
            <text:p>$594,164,690.89</text:p>
          </table:table-cell>
          <table:table-cell table:style-name="ce3" table:formula="of:=[.E22]/12" office:value-type="currency" office:currency="USD" office:value="49513724.2412447">
            <text:p>$49,513,724.24</text:p>
          </table:table-cell>
          <table:table-cell table:style-name="ce3" table:formula="of:=[.F22]+[.G21]" office:value-type="currency" office:currency="USD" office:value="5746576137.54594">
            <text:p>$5,746,576,137.55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3" office:value-type="string">
            <text:p>Sweden</text:p>
          </table:table-cell>
          <table:table-cell table:style-name="ce7" office:value-type="float" office:value="10353442">
            <text:p>10353442</text:p>
          </table:table-cell>
          <table:table-cell table:style-name="ce3" office:value-type="currency" office:currency="USD" office:value="541063604339.715">
            <text:p>$541,063,604,339.72</text:p>
          </table:table-cell>
          <table:table-cell table:style-name="ce11" table:formula="of:=[.D22]" office:value-type="percentage" office:value="0.001">
            <text:p>0.10%</text:p>
          </table:table-cell>
          <table:table-cell table:style-name="ce3" table:formula="of:=[.C23]*[.D23]" office:value-type="currency" office:currency="USD" office:value="541063604.339715">
            <text:p>$541,063,604.34</text:p>
          </table:table-cell>
          <table:table-cell table:style-name="ce3" table:formula="of:=[.E23]/12" office:value-type="currency" office:currency="USD" office:value="45088633.6949763">
            <text:p>$45,088,633.69</text:p>
          </table:table-cell>
          <table:table-cell table:style-name="ce3" table:formula="of:=[.F23]+[.G22]" office:value-type="currency" office:currency="USD" office:value="5791664771.24091">
            <text:p>$5,791,664,771.24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3" office:value-type="string">
            <text:p>Belgium</text:p>
          </table:table-cell>
          <table:table-cell table:style-name="ce7" office:value-type="float" office:value="11555997">
            <text:p>11555997</text:p>
          </table:table-cell>
          <table:table-cell table:style-name="ce3" office:value-type="currency" office:currency="USD" office:value="515332499627.861">
            <text:p>$515,332,499,627.86</text:p>
          </table:table-cell>
          <table:table-cell table:style-name="ce11" table:formula="of:=[.D23]" office:value-type="percentage" office:value="0.001">
            <text:p>0.10%</text:p>
          </table:table-cell>
          <table:table-cell table:style-name="ce3" table:formula="of:=[.C24]*[.D24]" office:value-type="currency" office:currency="USD" office:value="515332499.627861">
            <text:p>$515,332,499.63</text:p>
          </table:table-cell>
          <table:table-cell table:style-name="ce3" table:formula="of:=[.E24]/12" office:value-type="currency" office:currency="USD" office:value="42944374.9689884">
            <text:p>$42,944,374.97</text:p>
          </table:table-cell>
          <table:table-cell table:style-name="ce3" table:formula="of:=[.F24]+[.G23]" office:value-type="currency" office:currency="USD" office:value="5834609146.2099">
            <text:p>$5,834,609,146.21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3" office:value-type="string">
            <text:p>Thailand</text:p>
          </table:table-cell>
          <table:table-cell table:style-name="ce7" office:value-type="float" office:value="69799978">
            <text:p>69799978</text:p>
          </table:table-cell>
          <table:table-cell table:style-name="ce3" office:value-type="currency" office:currency="USD" office:value="501794961925.244">
            <text:p>$501,794,961,925.24</text:p>
          </table:table-cell>
          <table:table-cell table:style-name="ce11" table:formula="of:=[.D24]" office:value-type="percentage" office:value="0.001">
            <text:p>0.10%</text:p>
          </table:table-cell>
          <table:table-cell table:style-name="ce3" table:formula="of:=[.C25]*[.D25]" office:value-type="currency" office:currency="USD" office:value="501794961.925244">
            <text:p>$501,794,961.93</text:p>
          </table:table-cell>
          <table:table-cell table:style-name="ce3" table:formula="of:=[.E25]/12" office:value-type="currency" office:currency="USD" office:value="41816246.8271037">
            <text:p>$41,816,246.83</text:p>
          </table:table-cell>
          <table:table-cell table:style-name="ce3" table:formula="of:=[.F25]+[.G24]" office:value-type="currency" office:currency="USD" office:value="5876425393.03701">
            <text:p>$5,876,425,393.04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4" office:value-type="string">
            <text:p>Venezuela</text:p>
          </table:table-cell>
          <table:table-cell table:style-name="ce8" office:value-type="float" office:value="28435943">
            <text:p>28435943</text:p>
          </table:table-cell>
          <table:table-cell table:style-name="ce4" office:value-type="currency" office:currency="USD" office:value="47260000000">
            <text:p>$47,260,000,000.00</text:p>
          </table:table-cell>
          <table:table-cell table:style-name="ce12" table:formula="of:=[.D25]" office:value-type="percentage" office:value="0.001">
            <text:p>0.10%</text:p>
          </table:table-cell>
          <table:table-cell table:style-name="ce4" table:formula="of:=[.C26]*[.D26]" office:value-type="currency" office:currency="USD" office:value="47260000">
            <text:p>$47,260,000.00</text:p>
          </table:table-cell>
          <table:table-cell table:style-name="ce4" table:formula="of:=[.E26]/12" office:value-type="currency" office:currency="USD" office:value="3938333.33333333">
            <text:p>$3,938,333.33</text:p>
          </table:table-cell>
          <table:table-cell table:style-name="ce4" table:formula="of:=[.F26]+[.G25]" office:value-type="currency" office:currency="USD" office:value="5880363726.37034">
            <text:p>$5,880,363,726.37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3" office:value-type="string">
            <text:p>Nigeria</text:p>
          </table:table-cell>
          <table:table-cell table:style-name="ce7" office:value-type="float" office:value="206139587">
            <text:p>206139587</text:p>
          </table:table-cell>
          <table:table-cell table:style-name="ce3" office:value-type="currency" office:currency="USD" office:value="432293776262.398">
            <text:p>$432,293,776,262.40</text:p>
          </table:table-cell>
          <table:table-cell table:style-name="ce11" table:formula="of:=[.D26]" office:value-type="percentage" office:value="0.001">
            <text:p>0.10%</text:p>
          </table:table-cell>
          <table:table-cell table:style-name="ce3" table:formula="of:=[.C27]*[.D27]" office:value-type="currency" office:currency="USD" office:value="432293776.262398">
            <text:p>$432,293,776.26</text:p>
          </table:table-cell>
          <table:table-cell table:style-name="ce3" table:formula="of:=[.E27]/12" office:value-type="currency" office:currency="USD" office:value="36024481.3551998">
            <text:p>$36,024,481.36</text:p>
          </table:table-cell>
          <table:table-cell table:style-name="ce3" table:formula="of:=[.F27]+[.G26]" office:value-type="currency" office:currency="USD" office:value="5916388207.72554">
            <text:p>$5,916,388,207.73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3" office:value-type="string">
            <text:p>Austria</text:p>
          </table:table-cell>
          <table:table-cell table:style-name="ce7" office:value-type="float" office:value="8917205">
            <text:p>8917205</text:p>
          </table:table-cell>
          <table:table-cell table:style-name="ce3" office:value-type="currency" office:currency="USD" office:value="430947393757.511">
            <text:p>$430,947,393,757.51</text:p>
          </table:table-cell>
          <table:table-cell table:style-name="ce11" table:formula="of:=[.D27]" office:value-type="percentage" office:value="0.001">
            <text:p>0.10%</text:p>
          </table:table-cell>
          <table:table-cell table:style-name="ce3" table:formula="of:=[.C28]*[.D28]" office:value-type="currency" office:currency="USD" office:value="430947393.757511">
            <text:p>$430,947,393.76</text:p>
          </table:table-cell>
          <table:table-cell table:style-name="ce3" table:formula="of:=[.E28]/12" office:value-type="currency" office:currency="USD" office:value="35912282.8131259">
            <text:p>$35,912,282.81</text:p>
          </table:table-cell>
          <table:table-cell table:style-name="ce3" table:formula="of:=[.F28]+[.G27]" office:value-type="currency" office:currency="USD" office:value="5952300490.53866">
            <text:p>$5,952,300,490.54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3" office:value-type="string">
            <text:p>Ireland</text:p>
          </table:table-cell>
          <table:table-cell table:style-name="ce7" office:value-type="float" office:value="4994724">
            <text:p>4994724</text:p>
          </table:table-cell>
          <table:table-cell table:style-name="ce3" office:value-type="currency" office:currency="USD" office:value="425888950992.003">
            <text:p>$425,888,950,992.00</text:p>
          </table:table-cell>
          <table:table-cell table:style-name="ce11" table:formula="of:=[.D28]" office:value-type="percentage" office:value="0.001">
            <text:p>0.10%</text:p>
          </table:table-cell>
          <table:table-cell table:style-name="ce3" table:formula="of:=[.C29]*[.D29]" office:value-type="currency" office:currency="USD" office:value="425888950.992003">
            <text:p>$425,888,950.99</text:p>
          </table:table-cell>
          <table:table-cell table:style-name="ce3" table:formula="of:=[.E29]/12" office:value-type="currency" office:currency="USD" office:value="35490745.9160003">
            <text:p>$35,490,745.92</text:p>
          </table:table-cell>
          <table:table-cell table:style-name="ce3" table:formula="of:=[.F29]+[.G28]" office:value-type="currency" office:currency="USD" office:value="5987791236.45466">
            <text:p>$5,987,791,236.45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3" office:value-type="string">
            <text:p>United Arab Emirates</text:p>
          </table:table-cell>
          <table:table-cell table:style-name="ce7" office:value-type="float" office:value="9890400">
            <text:p>9890400</text:p>
          </table:table-cell>
          <table:table-cell table:style-name="ce3" office:value-type="currency" office:currency="USD" office:value="421142267937.372">
            <text:p>$421,142,267,937.37</text:p>
          </table:table-cell>
          <table:table-cell table:style-name="ce11" table:formula="of:=[.D29]" office:value-type="percentage" office:value="0.001">
            <text:p>0.10%</text:p>
          </table:table-cell>
          <table:table-cell table:style-name="ce3" table:formula="of:=[.C30]*[.D30]" office:value-type="currency" office:currency="USD" office:value="421142267.937372">
            <text:p>$421,142,267.94</text:p>
          </table:table-cell>
          <table:table-cell table:style-name="ce3" table:formula="of:=[.E30]/12" office:value-type="currency" office:currency="USD" office:value="35095188.994781">
            <text:p>$35,095,188.99</text:p>
          </table:table-cell>
          <table:table-cell table:style-name="ce3" table:formula="of:=[.F30]+[.G29]" office:value-type="currency" office:currency="USD" office:value="6022886425.44945">
            <text:p>$6,022,886,425.45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3" office:value-type="string">
            <text:p>Israel</text:p>
          </table:table-cell>
          <table:table-cell table:style-name="ce7" office:value-type="float" office:value="9216900">
            <text:p>9216900</text:p>
          </table:table-cell>
          <table:table-cell table:style-name="ce3" office:value-type="currency" office:currency="USD" office:value="401953767072.801">
            <text:p>$401,953,767,072.80</text:p>
          </table:table-cell>
          <table:table-cell table:style-name="ce11" table:formula="of:=[.D30]" office:value-type="percentage" office:value="0.001">
            <text:p>0.10%</text:p>
          </table:table-cell>
          <table:table-cell table:style-name="ce3" table:formula="of:=[.C31]*[.D31]" office:value-type="currency" office:currency="USD" office:value="401953767.072801">
            <text:p>$401,953,767.07</text:p>
          </table:table-cell>
          <table:table-cell table:style-name="ce3" table:formula="of:=[.E31]/12" office:value-type="currency" office:currency="USD" office:value="33496147.2560668">
            <text:p>$33,496,147.26</text:p>
          </table:table-cell>
          <table:table-cell table:style-name="ce3" table:formula="of:=[.F31]+[.G30]" office:value-type="currency" office:currency="USD" office:value="6056382572.70551">
            <text:p>$6,056,382,572.71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3" office:value-type="string">
            <text:p>Argentina</text:p>
          </table:table-cell>
          <table:table-cell table:style-name="ce7" office:value-type="float" office:value="45376763">
            <text:p>45376763</text:p>
          </table:table-cell>
          <table:table-cell table:style-name="ce3" office:value-type="currency" office:currency="USD" office:value="383066977653.56">
            <text:p>$383,066,977,653.56</text:p>
          </table:table-cell>
          <table:table-cell table:style-name="ce11" table:formula="of:=[.D31]" office:value-type="percentage" office:value="0.001">
            <text:p>0.10%</text:p>
          </table:table-cell>
          <table:table-cell table:style-name="ce3" table:formula="of:=[.C32]*[.D32]" office:value-type="currency" office:currency="USD" office:value="383066977.65356">
            <text:p>$383,066,977.65</text:p>
          </table:table-cell>
          <table:table-cell table:style-name="ce3" table:formula="of:=[.E32]/12" office:value-type="currency" office:currency="USD" office:value="31922248.1377967">
            <text:p>$31,922,248.14</text:p>
          </table:table-cell>
          <table:table-cell table:style-name="ce3" table:formula="of:=[.F32]+[.G31]" office:value-type="currency" office:currency="USD" office:value="6088304820.84331">
            <text:p>$6,088,304,820.84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3" office:value-type="string">
            <text:p>Egypt</text:p>
          </table:table-cell>
          <table:table-cell table:style-name="ce7" office:value-type="float" office:value="102334403">
            <text:p>102334403</text:p>
          </table:table-cell>
          <table:table-cell table:style-name="ce3" office:value-type="currency" office:currency="USD" office:value="363069245165.315">
            <text:p>$363,069,245,165.32</text:p>
          </table:table-cell>
          <table:table-cell table:style-name="ce11" table:formula="of:=[.D32]" office:value-type="percentage" office:value="0.001">
            <text:p>0.10%</text:p>
          </table:table-cell>
          <table:table-cell table:style-name="ce3" table:formula="of:=[.C33]*[.D33]" office:value-type="currency" office:currency="USD" office:value="363069245.165315">
            <text:p>$363,069,245.17</text:p>
          </table:table-cell>
          <table:table-cell table:style-name="ce3" table:formula="of:=[.E33]/12" office:value-type="currency" office:currency="USD" office:value="30255770.4304429">
            <text:p>$30,255,770.43</text:p>
          </table:table-cell>
          <table:table-cell table:style-name="ce3" table:formula="of:=[.F33]+[.G32]" office:value-type="currency" office:currency="USD" office:value="6118560591.27375">
            <text:p>$6,118,560,591.27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3" office:value-type="string">
            <text:p>Norway</text:p>
          </table:table-cell>
          <table:table-cell table:style-name="ce7" office:value-type="float" office:value="5379475">
            <text:p>5379475</text:p>
          </table:table-cell>
          <table:table-cell table:style-name="ce3" office:value-type="currency" office:currency="USD" office:value="362522347110.364">
            <text:p>$362,522,347,110.36</text:p>
          </table:table-cell>
          <table:table-cell table:style-name="ce11" table:formula="of:=[.D33]" office:value-type="percentage" office:value="0.001">
            <text:p>0.10%</text:p>
          </table:table-cell>
          <table:table-cell table:style-name="ce3" table:formula="of:=[.C34]*[.D34]" office:value-type="currency" office:currency="USD" office:value="362522347.110364">
            <text:p>$362,522,347.11</text:p>
          </table:table-cell>
          <table:table-cell table:style-name="ce3" table:formula="of:=[.E34]/12" office:value-type="currency" office:currency="USD" office:value="30210195.5925303">
            <text:p>$30,210,195.59</text:p>
          </table:table-cell>
          <table:table-cell table:style-name="ce3" table:formula="of:=[.F34]+[.G33]" office:value-type="currency" office:currency="USD" office:value="6148770786.86628">
            <text:p>$6,148,770,786.87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3" office:value-type="string">
            <text:p>Philippines</text:p>
          </table:table-cell>
          <table:table-cell table:style-name="ce7" office:value-type="float" office:value="109581085">
            <text:p>109581085</text:p>
          </table:table-cell>
          <table:table-cell table:style-name="ce3" office:value-type="currency" office:currency="USD" office:value="361489354350">
            <text:p>$361,489,354,350.00</text:p>
          </table:table-cell>
          <table:table-cell table:style-name="ce11" table:formula="of:=[.D34]" office:value-type="percentage" office:value="0.001">
            <text:p>0.10%</text:p>
          </table:table-cell>
          <table:table-cell table:style-name="ce3" table:formula="of:=[.C35]*[.D35]" office:value-type="currency" office:currency="USD" office:value="361489354.35">
            <text:p>$361,489,354.35</text:p>
          </table:table-cell>
          <table:table-cell table:style-name="ce3" table:formula="of:=[.E35]/12" office:value-type="currency" office:currency="USD" office:value="30124112.8625">
            <text:p>$30,124,112.86</text:p>
          </table:table-cell>
          <table:table-cell table:style-name="ce3" table:formula="of:=[.F35]+[.G34]" office:value-type="currency" office:currency="USD" office:value="6178894899.72878">
            <text:p>$6,178,894,899.73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3" office:value-type="string">
            <text:p>Denmark</text:p>
          </table:table-cell>
          <table:table-cell table:style-name="ce7" office:value-type="float" office:value="5831404">
            <text:p>5831404</text:p>
          </table:table-cell>
          <table:table-cell table:style-name="ce3" office:value-type="currency" office:currency="USD" office:value="356084867685.639">
            <text:p>$356,084,867,685.64</text:p>
          </table:table-cell>
          <table:table-cell table:style-name="ce11" table:formula="of:=[.D35]" office:value-type="percentage" office:value="0.001">
            <text:p>0.10%</text:p>
          </table:table-cell>
          <table:table-cell table:style-name="ce3" table:formula="of:=[.C36]*[.D36]" office:value-type="currency" office:currency="USD" office:value="356084867.685639">
            <text:p>$356,084,867.69</text:p>
          </table:table-cell>
          <table:table-cell table:style-name="ce3" table:formula="of:=[.E36]/12" office:value-type="currency" office:currency="USD" office:value="29673738.9738032">
            <text:p>$29,673,738.97</text:p>
          </table:table-cell>
          <table:table-cell table:style-name="ce3" table:formula="of:=[.F36]+[.G35]" office:value-type="currency" office:currency="USD" office:value="6208568638.70259">
            <text:p>$6,208,568,638.70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3" office:value-type="string">
            <text:p>Singapore</text:p>
          </table:table-cell>
          <table:table-cell table:style-name="ce7" office:value-type="float" office:value="5685807">
            <text:p>5685807</text:p>
          </table:table-cell>
          <table:table-cell table:style-name="ce3" office:value-type="currency" office:currency="USD" office:value="339998477929.985">
            <text:p>$339,998,477,929.99</text:p>
          </table:table-cell>
          <table:table-cell table:style-name="ce11" table:formula="of:=[.D36]" office:value-type="percentage" office:value="0.001">
            <text:p>0.10%</text:p>
          </table:table-cell>
          <table:table-cell table:style-name="ce3" table:formula="of:=[.C37]*[.D37]" office:value-type="currency" office:currency="USD" office:value="339998477.929985">
            <text:p>$339,998,477.93</text:p>
          </table:table-cell>
          <table:table-cell table:style-name="ce3" table:formula="of:=[.E37]/12" office:value-type="currency" office:currency="USD" office:value="28333206.4941654">
            <text:p>$28,333,206.49</text:p>
          </table:table-cell>
          <table:table-cell table:style-name="ce3" table:formula="of:=[.F37]+[.G36]" office:value-type="currency" office:currency="USD" office:value="6236901845.19675">
            <text:p>$6,236,901,845.20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3" office:value-type="string">
            <text:p>Malaysia</text:p>
          </table:table-cell>
          <table:table-cell table:style-name="ce7" office:value-type="float" office:value="32365998">
            <text:p>32365998</text:p>
          </table:table-cell>
          <table:table-cell table:style-name="ce3" office:value-type="currency" office:currency="USD" office:value="336664444247.042">
            <text:p>$336,664,444,247.04</text:p>
          </table:table-cell>
          <table:table-cell table:style-name="ce11" table:formula="of:=[.D37]" office:value-type="percentage" office:value="0.001">
            <text:p>0.10%</text:p>
          </table:table-cell>
          <table:table-cell table:style-name="ce3" table:formula="of:=[.C38]*[.D38]" office:value-type="currency" office:currency="USD" office:value="336664444.247042">
            <text:p>$336,664,444.25</text:p>
          </table:table-cell>
          <table:table-cell table:style-name="ce3" table:formula="of:=[.E38]/12" office:value-type="currency" office:currency="USD" office:value="28055370.3539202">
            <text:p>$28,055,370.35</text:p>
          </table:table-cell>
          <table:table-cell table:style-name="ce3" table:formula="of:=[.F38]+[.G37]" office:value-type="currency" office:currency="USD" office:value="6264957215.55067">
            <text:p>$6,264,957,215.55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3" office:value-type="string">
            <text:p>Bangladesh</text:p>
          </table:table-cell>
          <table:table-cell table:style-name="ce7" office:value-type="float" office:value="164689383">
            <text:p>164689383</text:p>
          </table:table-cell>
          <table:table-cell table:style-name="ce3" office:value-type="currency" office:currency="USD" office:value="324239176765.053">
            <text:p>$324,239,176,765.05</text:p>
          </table:table-cell>
          <table:table-cell table:style-name="ce11" table:formula="of:=[.D38]" office:value-type="percentage" office:value="0.001">
            <text:p>0.10%</text:p>
          </table:table-cell>
          <table:table-cell table:style-name="ce3" table:formula="of:=[.C39]*[.D39]" office:value-type="currency" office:currency="USD" office:value="324239176.765053">
            <text:p>$324,239,176.77</text:p>
          </table:table-cell>
          <table:table-cell table:style-name="ce3" table:formula="of:=[.E39]/12" office:value-type="currency" office:currency="USD" office:value="27019931.3970877">
            <text:p>$27,019,931.40</text:p>
          </table:table-cell>
          <table:table-cell table:style-name="ce3" table:formula="of:=[.F39]+[.G38]" office:value-type="currency" office:currency="USD" office:value="6291977146.94776">
            <text:p>$6,291,977,146.95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3" office:value-type="string">
            <text:p>South Africa</text:p>
          </table:table-cell>
          <table:table-cell table:style-name="ce7" office:value-type="float" office:value="59308690">
            <text:p>59308690</text:p>
          </table:table-cell>
          <table:table-cell table:style-name="ce3" office:value-type="currency" office:currency="USD" office:value="301923639269.552">
            <text:p>$301,923,639,269.55</text:p>
          </table:table-cell>
          <table:table-cell table:style-name="ce11" table:formula="of:=[.D39]" office:value-type="percentage" office:value="0.001">
            <text:p>0.10%</text:p>
          </table:table-cell>
          <table:table-cell table:style-name="ce3" table:formula="of:=[.C40]*[.D40]" office:value-type="currency" office:currency="USD" office:value="301923639.269552">
            <text:p>$301,923,639.27</text:p>
          </table:table-cell>
          <table:table-cell table:style-name="ce3" table:formula="of:=[.E40]/12" office:value-type="currency" office:currency="USD" office:value="25160303.2724627">
            <text:p>$25,160,303.27</text:p>
          </table:table-cell>
          <table:table-cell table:style-name="ce3" table:formula="of:=[.F40]+[.G39]" office:value-type="currency" office:currency="USD" office:value="6317137450.22022">
            <text:p>$6,317,137,450.22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3" office:value-type="string">
            <text:p>Colombia</text:p>
          </table:table-cell>
          <table:table-cell table:style-name="ce7" office:value-type="float" office:value="50882884">
            <text:p>50882884</text:p>
          </table:table-cell>
          <table:table-cell table:style-name="ce3" office:value-type="currency" office:currency="USD" office:value="271346896626.418">
            <text:p>$271,346,896,626.42</text:p>
          </table:table-cell>
          <table:table-cell table:style-name="ce11" table:formula="of:=[.D40]" office:value-type="percentage" office:value="0.001">
            <text:p>0.10%</text:p>
          </table:table-cell>
          <table:table-cell table:style-name="ce3" table:formula="of:=[.C41]*[.D41]" office:value-type="currency" office:currency="USD" office:value="271346896.626418">
            <text:p>$271,346,896.63</text:p>
          </table:table-cell>
          <table:table-cell table:style-name="ce3" table:formula="of:=[.E41]/12" office:value-type="currency" office:currency="USD" office:value="22612241.3855348">
            <text:p>$22,612,241.39</text:p>
          </table:table-cell>
          <table:table-cell table:style-name="ce3" table:formula="of:=[.F41]+[.G40]" office:value-type="currency" office:currency="USD" office:value="6339749691.60576">
            <text:p>$6,339,749,691.61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3" office:value-type="string">
            <text:p>Vietnam</text:p>
          </table:table-cell>
          <table:table-cell table:style-name="ce7" office:value-type="float" office:value="97338583">
            <text:p>97338583</text:p>
          </table:table-cell>
          <table:table-cell table:style-name="ce3" office:value-type="currency" office:currency="USD" office:value="271158442059.082">
            <text:p>$271,158,442,059.08</text:p>
          </table:table-cell>
          <table:table-cell table:style-name="ce11" table:formula="of:=[.D41]" office:value-type="percentage" office:value="0.001">
            <text:p>0.10%</text:p>
          </table:table-cell>
          <table:table-cell table:style-name="ce3" table:formula="of:=[.C42]*[.D42]" office:value-type="currency" office:currency="USD" office:value="271158442.059082">
            <text:p>$271,158,442.06</text:p>
          </table:table-cell>
          <table:table-cell table:style-name="ce3" table:formula="of:=[.E42]/12" office:value-type="currency" office:currency="USD" office:value="22596536.8382568">
            <text:p>$22,596,536.84</text:p>
          </table:table-cell>
          <table:table-cell table:style-name="ce3" table:formula="of:=[.F42]+[.G41]" office:value-type="currency" office:currency="USD" office:value="6362346228.44401">
            <text:p>$6,362,346,228.44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3" office:value-type="string">
            <text:p>Finland</text:p>
          </table:table-cell>
          <table:table-cell table:style-name="ce7" office:value-type="float" office:value="5530719">
            <text:p>5530719</text:p>
          </table:table-cell>
          <table:table-cell table:style-name="ce3" office:value-type="currency" office:currency="USD" office:value="269751312854.475">
            <text:p>$269,751,312,854.48</text:p>
          </table:table-cell>
          <table:table-cell table:style-name="ce11" table:formula="of:=[.D42]" office:value-type="percentage" office:value="0.001">
            <text:p>0.10%</text:p>
          </table:table-cell>
          <table:table-cell table:style-name="ce3" table:formula="of:=[.C43]*[.D43]" office:value-type="currency" office:currency="USD" office:value="269751312.854475">
            <text:p>$269,751,312.85</text:p>
          </table:table-cell>
          <table:table-cell table:style-name="ce3" table:formula="of:=[.E43]/12" office:value-type="currency" office:currency="USD" office:value="22479276.0712063">
            <text:p>$22,479,276.07</text:p>
          </table:table-cell>
          <table:table-cell table:style-name="ce3" table:formula="of:=[.F43]+[.G42]" office:value-type="currency" office:currency="USD" office:value="6384825504.51522">
            <text:p>$6,384,825,504.52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3" office:value-type="string">
            <text:p>Pakistan</text:p>
          </table:table-cell>
          <table:table-cell table:style-name="ce7" office:value-type="float" office:value="220892331">
            <text:p>220892331</text:p>
          </table:table-cell>
          <table:table-cell table:style-name="ce3" office:value-type="currency" office:currency="USD" office:value="263686552686.208">
            <text:p>$263,686,552,686.21</text:p>
          </table:table-cell>
          <table:table-cell table:style-name="ce11" table:formula="of:=[.D43]" office:value-type="percentage" office:value="0.001">
            <text:p>0.10%</text:p>
          </table:table-cell>
          <table:table-cell table:style-name="ce3" table:formula="of:=[.C44]*[.D44]" office:value-type="currency" office:currency="USD" office:value="263686552.686208">
            <text:p>$263,686,552.69</text:p>
          </table:table-cell>
          <table:table-cell table:style-name="ce3" table:formula="of:=[.E44]/12" office:value-type="currency" office:currency="USD" office:value="21973879.3905173">
            <text:p>$21,973,879.39</text:p>
          </table:table-cell>
          <table:table-cell table:style-name="ce3" table:formula="of:=[.F44]+[.G43]" office:value-type="currency" office:currency="USD" office:value="6406799383.90574">
            <text:p>$6,406,799,383.91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3" office:value-type="string">
            <text:p>Chile</text:p>
          </table:table-cell>
          <table:table-cell table:style-name="ce7" office:value-type="float" office:value="19116209">
            <text:p>19116209</text:p>
          </table:table-cell>
          <table:table-cell table:style-name="ce3" office:value-type="currency" office:currency="USD" office:value="252940023046.011">
            <text:p>$252,940,023,046.01</text:p>
          </table:table-cell>
          <table:table-cell table:style-name="ce11" table:formula="of:=[.D44]" office:value-type="percentage" office:value="0.001">
            <text:p>0.10%</text:p>
          </table:table-cell>
          <table:table-cell table:style-name="ce3" table:formula="of:=[.C45]*[.D45]" office:value-type="currency" office:currency="USD" office:value="252940023.046011">
            <text:p>$252,940,023.05</text:p>
          </table:table-cell>
          <table:table-cell table:style-name="ce3" table:formula="of:=[.E45]/12" office:value-type="currency" office:currency="USD" office:value="21078335.2538342">
            <text:p>$21,078,335.25</text:p>
          </table:table-cell>
          <table:table-cell table:style-name="ce3" table:formula="of:=[.F45]+[.G44]" office:value-type="currency" office:currency="USD" office:value="6427877719.15957">
            <text:p>$6,427,877,719.16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3" office:value-type="string">
            <text:p>Romania</text:p>
          </table:table-cell>
          <table:table-cell table:style-name="ce7" office:value-type="float" office:value="19286123">
            <text:p>19286123</text:p>
          </table:table-cell>
          <table:table-cell table:style-name="ce3" office:value-type="currency" office:currency="USD" office:value="248715551366.635">
            <text:p>$248,715,551,366.64</text:p>
          </table:table-cell>
          <table:table-cell table:style-name="ce11" table:formula="of:=[.D45]" office:value-type="percentage" office:value="0.001">
            <text:p>0.10%</text:p>
          </table:table-cell>
          <table:table-cell table:style-name="ce3" table:formula="of:=[.C46]*[.D46]" office:value-type="currency" office:currency="USD" office:value="248715551.366635">
            <text:p>$248,715,551.37</text:p>
          </table:table-cell>
          <table:table-cell table:style-name="ce3" table:formula="of:=[.E46]/12" office:value-type="currency" office:currency="USD" office:value="20726295.9472196">
            <text:p>$20,726,295.95</text:p>
          </table:table-cell>
          <table:table-cell table:style-name="ce3" table:formula="of:=[.F46]+[.G45]" office:value-type="currency" office:currency="USD" office:value="6448604015.10679">
            <text:p>$6,448,604,015.11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3" office:value-type="string">
            <text:p>Czech Republic</text:p>
          </table:table-cell>
          <table:table-cell table:style-name="ce7" office:value-type="float" office:value="10698896">
            <text:p>10698896</text:p>
          </table:table-cell>
          <table:table-cell table:style-name="ce3" office:value-type="currency" office:currency="USD" office:value="245349489988.26">
            <text:p>$245,349,489,988.26</text:p>
          </table:table-cell>
          <table:table-cell table:style-name="ce11" table:formula="of:=[.D46]" office:value-type="percentage" office:value="0.001">
            <text:p>0.10%</text:p>
          </table:table-cell>
          <table:table-cell table:style-name="ce3" table:formula="of:=[.C47]*[.D47]" office:value-type="currency" office:currency="USD" office:value="245349489.98826">
            <text:p>$245,349,489.99</text:p>
          </table:table-cell>
          <table:table-cell table:style-name="ce3" table:formula="of:=[.E47]/12" office:value-type="currency" office:currency="USD" office:value="20445790.832355">
            <text:p>$20,445,790.83</text:p>
          </table:table-cell>
          <table:table-cell table:style-name="ce3" table:formula="of:=[.F47]+[.G46]" office:value-type="currency" office:currency="USD" office:value="6469049805.93915">
            <text:p>$6,469,049,805.94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3" office:value-type="string">
            <text:p>Portugal</text:p>
          </table:table-cell>
          <table:table-cell table:style-name="ce7" office:value-type="float" office:value="10305564">
            <text:p>10305564</text:p>
          </table:table-cell>
          <table:table-cell table:style-name="ce3" office:value-type="currency" office:currency="USD" office:value="231226743398.402">
            <text:p>$231,226,743,398.40</text:p>
          </table:table-cell>
          <table:table-cell table:style-name="ce11" table:formula="of:=[.D47]" office:value-type="percentage" office:value="0.001">
            <text:p>0.10%</text:p>
          </table:table-cell>
          <table:table-cell table:style-name="ce3" table:formula="of:=[.C48]*[.D48]" office:value-type="currency" office:currency="USD" office:value="231226743.398402">
            <text:p>$231,226,743.40</text:p>
          </table:table-cell>
          <table:table-cell table:style-name="ce3" table:formula="of:=[.E48]/12" office:value-type="currency" office:currency="USD" office:value="19268895.2832002">
            <text:p>$19,268,895.28</text:p>
          </table:table-cell>
          <table:table-cell table:style-name="ce3" table:formula="of:=[.F48]+[.G47]" office:value-type="currency" office:currency="USD" office:value="6488318701.22235">
            <text:p>$6,488,318,701.22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3" office:value-type="string">
            <text:p>New Zealand</text:p>
          </table:table-cell>
          <table:table-cell table:style-name="ce7" office:value-type="float" office:value="5084300">
            <text:p>5084300</text:p>
          </table:table-cell>
          <table:table-cell table:style-name="ce3" office:value-type="currency" office:currency="USD" office:value="210886315368.533">
            <text:p>$210,886,315,368.53</text:p>
          </table:table-cell>
          <table:table-cell table:style-name="ce11" table:formula="of:=[.D48]" office:value-type="percentage" office:value="0.001">
            <text:p>0.10%</text:p>
          </table:table-cell>
          <table:table-cell table:style-name="ce3" table:formula="of:=[.C49]*[.D49]" office:value-type="currency" office:currency="USD" office:value="210886315.368533">
            <text:p>$210,886,315.37</text:p>
          </table:table-cell>
          <table:table-cell table:style-name="ce3" table:formula="of:=[.E49]/12" office:value-type="currency" office:currency="USD" office:value="17573859.6140444">
            <text:p>$17,573,859.61</text:p>
          </table:table-cell>
          <table:table-cell table:style-name="ce3" table:formula="of:=[.F49]+[.G48]" office:value-type="currency" office:currency="USD" office:value="6505892560.83639">
            <text:p>$6,505,892,560.84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3" office:value-type="string">
            <text:p>Peru</text:p>
          </table:table-cell>
          <table:table-cell table:style-name="ce7" office:value-type="float" office:value="32971846">
            <text:p>32971846</text:p>
          </table:table-cell>
          <table:table-cell table:style-name="ce3" office:value-type="currency" office:currency="USD" office:value="202014363787.233">
            <text:p>$202,014,363,787.23</text:p>
          </table:table-cell>
          <table:table-cell table:style-name="ce11" table:formula="of:=[.D49]" office:value-type="percentage" office:value="0.001">
            <text:p>0.10%</text:p>
          </table:table-cell>
          <table:table-cell table:style-name="ce3" table:formula="of:=[.C50]*[.D50]" office:value-type="currency" office:currency="USD" office:value="202014363.787233">
            <text:p>$202,014,363.79</text:p>
          </table:table-cell>
          <table:table-cell table:style-name="ce3" table:formula="of:=[.E50]/12" office:value-type="currency" office:currency="USD" office:value="16834530.3156027">
            <text:p>$16,834,530.32</text:p>
          </table:table-cell>
          <table:table-cell table:style-name="ce3" table:formula="of:=[.F50]+[.G49]" office:value-type="currency" office:currency="USD" office:value="6522727091.15199">
            <text:p>$6,522,727,091.15</text:p>
          </table:table-cell>
          <table:table-cell table:style-name="ce3"/>
          <table:table-cell table:number-columns-repeated="1015"/>
        </table:table-row>
        <table:table-row table:style-name="ro2">
          <table:table-cell office:value-type="string">
            <text:p>Iran</text:p>
          </table:table-cell>
          <table:table-cell office:value-type="float" office:value="83992953">
            <text:p>83992953</text:p>
          </table:table-cell>
          <table:table-cell office:value-type="currency" office:currency="USD" office:value="191718271483.759">
            <text:p>$191,718,271,483.76</text:p>
          </table:table-cell>
          <table:table-cell table:formula="of:=[.D50]" office:value-type="percentage" office:value="0.001">
            <text:p>0.10%</text:p>
          </table:table-cell>
          <table:table-cell table:formula="of:=[.C51]*[.D51]" office:value-type="currency" office:currency="USD" office:value="191718271.483759">
            <text:p>$191,718,271.48</text:p>
          </table:table-cell>
          <table:table-cell table:formula="of:=[.E51]/12" office:value-type="currency" office:currency="USD" office:value="15976522.6236466">
            <text:p>$15,976,522.62</text:p>
          </table:table-cell>
          <table:table-cell table:formula="of:=[.F51]+[.G50]" office:value-type="currency" office:currency="USD" office:value="6538703613.77564">
            <text:p>$6,538,703,613.78</text:p>
          </table:table-cell>
          <table:table-cell table:number-columns-repeated="1016"/>
        </table:table-row>
        <table:table-row table:style-name="ro2">
          <table:table-cell office:value-type="string">
            <text:p>Greece</text:p>
          </table:table-cell>
          <table:table-cell office:value-type="float" office:value="10715549">
            <text:p>10715549</text:p>
          </table:table-cell>
          <table:table-cell office:value-type="currency" office:currency="USD" office:value="189410106620.016">
            <text:p>$189,410,106,620.02</text:p>
          </table:table-cell>
          <table:table-cell table:formula="of:=[.D51]" office:value-type="percentage" office:value="0.001">
            <text:p>0.10%</text:p>
          </table:table-cell>
          <table:table-cell table:formula="of:=[.C52]*[.D52]" office:value-type="currency" office:currency="USD" office:value="189410106.620016">
            <text:p>$189,410,106.62</text:p>
          </table:table-cell>
          <table:table-cell table:formula="of:=[.E52]/12" office:value-type="currency" office:currency="USD" office:value="15784175.551668">
            <text:p>$15,784,175.55</text:p>
          </table:table-cell>
          <table:table-cell table:formula="of:=[.F52]+[.G51]" office:value-type="currency" office:currency="USD" office:value="6554487789.32731">
            <text:p>$6,554,487,789.33</text:p>
          </table:table-cell>
          <table:table-cell table:number-columns-repeated="1016"/>
        </table:table-row>
        <table:table-row table:style-name="ro2">
          <table:table-cell office:value-type="string">
            <text:p>Kazakhstan</text:p>
          </table:table-cell>
          <table:table-cell office:value-type="float" office:value="18754440">
            <text:p>18754440</text:p>
          </table:table-cell>
          <table:table-cell office:value-type="currency" office:currency="USD" office:value="169835426427.153">
            <text:p>$169,835,426,427.15</text:p>
          </table:table-cell>
          <table:table-cell table:formula="of:=[.D52]" office:value-type="percentage" office:value="0.001">
            <text:p>0.10%</text:p>
          </table:table-cell>
          <table:table-cell table:formula="of:=[.C53]*[.D53]" office:value-type="currency" office:currency="USD" office:value="169835426.427153">
            <text:p>$169,835,426.43</text:p>
          </table:table-cell>
          <table:table-cell table:formula="of:=[.E53]/12" office:value-type="currency" office:currency="USD" office:value="14152952.2022628">
            <text:p>$14,152,952.20</text:p>
          </table:table-cell>
          <table:table-cell table:formula="of:=[.F53]+[.G52]" office:value-type="currency" office:currency="USD" office:value="6568640741.52957">
            <text:p>$6,568,640,741.53</text:p>
          </table:table-cell>
          <table:table-cell table:number-columns-repeated="1016"/>
        </table:table-row>
        <table:table-row table:style-name="ro2">
          <table:table-cell office:value-type="string">
            <text:p>Iraq</text:p>
          </table:table-cell>
          <table:table-cell office:value-type="float" office:value="40222503">
            <text:p>40222503</text:p>
          </table:table-cell>
          <table:table-cell office:value-type="currency" office:currency="USD" office:value="167224432560.319">
            <text:p>$167,224,432,560.32</text:p>
          </table:table-cell>
          <table:table-cell table:formula="of:=[.D53]" office:value-type="percentage" office:value="0.001">
            <text:p>0.10%</text:p>
          </table:table-cell>
          <table:table-cell table:formula="of:=[.C54]*[.D54]" office:value-type="currency" office:currency="USD" office:value="167224432.560319">
            <text:p>$167,224,432.56</text:p>
          </table:table-cell>
          <table:table-cell table:formula="of:=[.E54]/12" office:value-type="currency" office:currency="USD" office:value="13935369.3800266">
            <text:p>$13,935,369.38</text:p>
          </table:table-cell>
          <table:table-cell table:formula="of:=[.F54]+[.G53]" office:value-type="currency" office:currency="USD" office:value="6582576110.9096">
            <text:p>$6,582,576,110.91</text:p>
          </table:table-cell>
          <table:table-cell table:number-columns-repeated="1016"/>
        </table:table-row>
        <table:table-row table:style-name="ro2">
          <table:table-cell office:value-type="string">
            <text:p>Ukraine</text:p>
          </table:table-cell>
          <table:table-cell office:value-type="float" office:value="44134693">
            <text:p>44134693</text:p>
          </table:table-cell>
          <table:table-cell office:value-type="currency" office:currency="USD" office:value="155582008717.426">
            <text:p>$155,582,008,717.43</text:p>
          </table:table-cell>
          <table:table-cell table:formula="of:=[.D54]" office:value-type="percentage" office:value="0.001">
            <text:p>0.10%</text:p>
          </table:table-cell>
          <table:table-cell table:formula="of:=[.C55]*[.D55]" office:value-type="currency" office:currency="USD" office:value="155582008.717426">
            <text:p>$155,582,008.72</text:p>
          </table:table-cell>
          <table:table-cell table:formula="of:=[.E55]/12" office:value-type="currency" office:currency="USD" office:value="12965167.3931188">
            <text:p>$12,965,167.39</text:p>
          </table:table-cell>
          <table:table-cell table:formula="of:=[.F55]+[.G54]" office:value-type="currency" office:currency="USD" office:value="6595541278.30272">
            <text:p>$6,595,541,278.30</text:p>
          </table:table-cell>
          <table:table-cell table:number-columns-repeated="1016"/>
        </table:table-row>
        <table:table-row table:style-name="ro2">
          <table:table-cell office:value-type="string">
            <text:p>Hungary</text:p>
          </table:table-cell>
          <table:table-cell office:value-type="float" office:value="9749763">
            <text:p>9749763</text:p>
          </table:table-cell>
          <table:table-cell office:value-type="currency" office:currency="USD" office:value="155012927629.087">
            <text:p>$155,012,927,629.09</text:p>
          </table:table-cell>
          <table:table-cell table:formula="of:=[.D55]" office:value-type="percentage" office:value="0.001">
            <text:p>0.10%</text:p>
          </table:table-cell>
          <table:table-cell table:formula="of:=[.C56]*[.D56]" office:value-type="currency" office:currency="USD" office:value="155012927.629087">
            <text:p>$155,012,927.63</text:p>
          </table:table-cell>
          <table:table-cell table:formula="of:=[.E56]/12" office:value-type="currency" office:currency="USD" office:value="12917743.9690906">
            <text:p>$12,917,743.97</text:p>
          </table:table-cell>
          <table:table-cell table:formula="of:=[.F56]+[.G55]" office:value-type="currency" office:currency="USD" office:value="6608459022.27181">
            <text:p>$6,608,459,022.27</text:p>
          </table:table-cell>
          <table:table-cell table:number-columns-repeated="1016"/>
        </table:table-row>
        <table:table-row table:style-name="ro2">
          <table:table-cell office:value-type="string">
            <text:p>Qatar</text:p>
          </table:table-cell>
          <table:table-cell office:value-type="float" office:value="2881060">
            <text:p>2881060</text:p>
          </table:table-cell>
          <table:table-cell office:value-type="currency" office:currency="USD" office:value="146373588866.511">
            <text:p>$146,373,588,866.51</text:p>
          </table:table-cell>
          <table:table-cell table:formula="of:=[.D56]" office:value-type="percentage" office:value="0.001">
            <text:p>0.10%</text:p>
          </table:table-cell>
          <table:table-cell table:formula="of:=[.C57]*[.D57]" office:value-type="currency" office:currency="USD" office:value="146373588.866511">
            <text:p>$146,373,588.87</text:p>
          </table:table-cell>
          <table:table-cell table:formula="of:=[.E57]/12" office:value-type="currency" office:currency="USD" office:value="12197799.0722092">
            <text:p>$12,197,799.07</text:p>
          </table:table-cell>
          <table:table-cell table:formula="of:=[.F57]+[.G56]" office:value-type="currency" office:currency="USD" office:value="6620656821.34402">
            <text:p>$6,620,656,821.34</text:p>
          </table:table-cell>
          <table:table-cell table:number-columns-repeated="1016"/>
        </table:table-row>
        <table:table-row table:style-name="ro2">
          <table:table-cell office:value-type="string">
            <text:p>Algeria</text:p>
          </table:table-cell>
          <table:table-cell office:value-type="float" office:value="43851043">
            <text:p>43851043</text:p>
          </table:table-cell>
          <table:table-cell office:value-type="currency" office:currency="USD" office:value="145163902228.168">
            <text:p>$145,163,902,228.17</text:p>
          </table:table-cell>
          <table:table-cell table:formula="of:=[.D57]" office:value-type="percentage" office:value="0.001">
            <text:p>0.10%</text:p>
          </table:table-cell>
          <table:table-cell table:formula="of:=[.C58]*[.D58]" office:value-type="currency" office:currency="USD" office:value="145163902.228168">
            <text:p>$145,163,902.23</text:p>
          </table:table-cell>
          <table:table-cell table:formula="of:=[.E58]/12" office:value-type="currency" office:currency="USD" office:value="12096991.8523473">
            <text:p>$12,096,991.85</text:p>
          </table:table-cell>
          <table:table-cell table:formula="of:=[.F58]+[.G57]" office:value-type="currency" office:currency="USD" office:value="6632753813.19636">
            <text:p>$6,632,753,813.20</text:p>
          </table:table-cell>
          <table:table-cell table:number-columns-repeated="1016"/>
        </table:table-row>
        <table:table-row table:style-name="ro2">
          <table:table-cell office:value-type="string">
            <text:p>Kuwait</text:p>
          </table:table-cell>
          <table:table-cell office:value-type="float" office:value="4270563">
            <text:p>4270563</text:p>
          </table:table-cell>
          <table:table-cell office:value-type="currency" office:currency="USD" office:value="136196760180.976">
            <text:p>$136,196,760,180.98</text:p>
          </table:table-cell>
          <table:table-cell table:formula="of:=[.D58]" office:value-type="percentage" office:value="0.001">
            <text:p>0.10%</text:p>
          </table:table-cell>
          <table:table-cell table:formula="of:=[.C59]*[.D59]" office:value-type="currency" office:currency="USD" office:value="136196760.180976">
            <text:p>$136,196,760.18</text:p>
          </table:table-cell>
          <table:table-cell table:formula="of:=[.E59]/12" office:value-type="currency" office:currency="USD" office:value="11349730.0150813">
            <text:p>$11,349,730.02</text:p>
          </table:table-cell>
          <table:table-cell table:formula="of:=[.F59]+[.G58]" office:value-type="currency" office:currency="USD" office:value="6644103543.21144">
            <text:p>$6,644,103,543.21</text:p>
          </table:table-cell>
          <table:table-cell table:number-columns-repeated="1016"/>
        </table:table-row>
        <table:table-row table:style-name="ro2">
          <table:table-cell office:value-type="string">
            <text:p>Morocco</text:p>
          </table:table-cell>
          <table:table-cell office:value-type="float" office:value="36910558">
            <text:p>36910558</text:p>
          </table:table-cell>
          <table:table-cell office:value-type="currency" office:currency="USD" office:value="112870591694.044">
            <text:p>$112,870,591,694.04</text:p>
          </table:table-cell>
          <table:table-cell table:formula="of:=[.D59]" office:value-type="percentage" office:value="0.001">
            <text:p>0.10%</text:p>
          </table:table-cell>
          <table:table-cell table:formula="of:=[.C60]*[.D60]" office:value-type="currency" office:currency="USD" office:value="112870591.694044">
            <text:p>$112,870,591.69</text:p>
          </table:table-cell>
          <table:table-cell table:formula="of:=[.E60]/12" office:value-type="currency" office:currency="USD" office:value="9405882.64117034">
            <text:p>$9,405,882.64</text:p>
          </table:table-cell>
          <table:table-cell table:formula="of:=[.F60]+[.G59]" office:value-type="currency" office:currency="USD" office:value="6653509425.85261">
            <text:p>$6,653,509,425.85</text:p>
          </table:table-cell>
          <table:table-cell table:number-columns-repeated="1016"/>
        </table:table-row>
        <table:table-row table:style-name="ro2">
          <table:table-cell office:value-type="string">
            <text:p>Ethiopia</text:p>
          </table:table-cell>
          <table:table-cell office:value-type="float" office:value="114963583">
            <text:p>114963583</text:p>
          </table:table-cell>
          <table:table-cell office:value-type="currency" office:currency="USD" office:value="107645054311.876">
            <text:p>$107,645,054,311.88</text:p>
          </table:table-cell>
          <table:table-cell table:formula="of:=[.D60]" office:value-type="percentage" office:value="0.001">
            <text:p>0.10%</text:p>
          </table:table-cell>
          <table:table-cell table:formula="of:=[.C61]*[.D61]" office:value-type="currency" office:currency="USD" office:value="107645054.311876">
            <text:p>$107,645,054.31</text:p>
          </table:table-cell>
          <table:table-cell table:formula="of:=[.E61]/12" office:value-type="currency" office:currency="USD" office:value="8970421.19265634">
            <text:p>$8,970,421.19</text:p>
          </table:table-cell>
          <table:table-cell table:formula="of:=[.F61]+[.G60]" office:value-type="currency" office:currency="USD" office:value="6662479847.04527">
            <text:p>$6,662,479,847.05</text:p>
          </table:table-cell>
          <table:table-cell table:number-columns-repeated="1016"/>
        </table:table-row>
        <table:table-row table:style-name="ro2">
          <table:table-cell office:value-type="string">
            <text:p>Slovakia</text:p>
          </table:table-cell>
          <table:table-cell office:value-type="float" office:value="5458827">
            <text:p>5458827</text:p>
          </table:table-cell>
          <table:table-cell office:value-type="currency" office:currency="USD" office:value="104574146248.364">
            <text:p>$104,574,146,248.36</text:p>
          </table:table-cell>
          <table:table-cell table:formula="of:=[.D61]" office:value-type="percentage" office:value="0.001">
            <text:p>0.10%</text:p>
          </table:table-cell>
          <table:table-cell table:formula="of:=[.C62]*[.D62]" office:value-type="currency" office:currency="USD" office:value="104574146.248364">
            <text:p>$104,574,146.25</text:p>
          </table:table-cell>
          <table:table-cell table:formula="of:=[.E62]/12" office:value-type="currency" office:currency="USD" office:value="8714512.18736367">
            <text:p>$8,714,512.19</text:p>
          </table:table-cell>
          <table:table-cell table:formula="of:=[.F62]+[.G61]" office:value-type="currency" office:currency="USD" office:value="6671194359.23263">
            <text:p>$6,671,194,359.23</text:p>
          </table:table-cell>
          <table:table-cell table:number-columns-repeated="1016"/>
        </table:table-row>
        <table:table-row table:style-name="ro2">
          <table:table-cell office:value-type="string">
            <text:p>Puerto Rico</text:p>
          </table:table-cell>
          <table:table-cell office:value-type="float" office:value="3194034">
            <text:p>3194034</text:p>
          </table:table-cell>
          <table:table-cell office:value-type="currency" office:currency="USD" office:value="103138300000">
            <text:p>$103,138,300,000.00</text:p>
          </table:table-cell>
          <table:table-cell table:formula="of:=[.D62]" office:value-type="percentage" office:value="0.001">
            <text:p>0.10%</text:p>
          </table:table-cell>
          <table:table-cell table:formula="of:=[.C63]*[.D63]" office:value-type="currency" office:currency="USD" office:value="103138300">
            <text:p>$103,138,300.00</text:p>
          </table:table-cell>
          <table:table-cell table:formula="of:=[.E63]/12" office:value-type="currency" office:currency="USD" office:value="8594858.33333333">
            <text:p>$8,594,858.33</text:p>
          </table:table-cell>
          <table:table-cell table:formula="of:=[.F63]+[.G62]" office:value-type="currency" office:currency="USD" office:value="6679789217.56597">
            <text:p>$6,679,789,217.57</text:p>
          </table:table-cell>
          <table:table-cell table:number-columns-repeated="1016"/>
        </table:table-row>
        <table:table-row table:style-name="ro2">
          <table:table-cell office:value-type="string">
            <text:p>Cuba</text:p>
          </table:table-cell>
          <table:table-cell office:value-type="float" office:value="11326616">
            <text:p>11326616</text:p>
          </table:table-cell>
          <table:table-cell office:value-type="currency" office:currency="USD" office:value="103131000000">
            <text:p>$103,131,000,000.00</text:p>
          </table:table-cell>
          <table:table-cell table:formula="of:=[.D63]" office:value-type="percentage" office:value="0.001">
            <text:p>0.10%</text:p>
          </table:table-cell>
          <table:table-cell table:formula="of:=[.C64]*[.D64]" office:value-type="currency" office:currency="USD" office:value="103131000">
            <text:p>$103,131,000.00</text:p>
          </table:table-cell>
          <table:table-cell table:formula="of:=[.E64]/12" office:value-type="currency" office:currency="USD" office:value="8594250">
            <text:p>$8,594,250.00</text:p>
          </table:table-cell>
          <table:table-cell table:formula="of:=[.F64]+[.G63]" office:value-type="currency" office:currency="USD" office:value="6688383467.56597">
            <text:p>$6,688,383,467.57</text:p>
          </table:table-cell>
          <table:table-cell table:number-columns-repeated="1016"/>
        </table:table-row>
        <table:table-row table:style-name="ro2">
          <table:table-cell office:value-type="string">
            <text:p>Kenya</text:p>
          </table:table-cell>
          <table:table-cell office:value-type="float" office:value="53771300">
            <text:p>53771300</text:p>
          </table:table-cell>
          <table:table-cell office:value-type="currency" office:currency="USD" office:value="98842939649.1149">
            <text:p>$98,842,939,649.11</text:p>
          </table:table-cell>
          <table:table-cell table:formula="of:=[.D64]" office:value-type="percentage" office:value="0.001">
            <text:p>0.10%</text:p>
          </table:table-cell>
          <table:table-cell table:formula="of:=[.C65]*[.D65]" office:value-type="currency" office:currency="USD" office:value="98842939.6491149">
            <text:p>$98,842,939.65</text:p>
          </table:table-cell>
          <table:table-cell table:formula="of:=[.E65]/12" office:value-type="currency" office:currency="USD" office:value="8236911.63742624">
            <text:p>$8,236,911.64</text:p>
          </table:table-cell>
          <table:table-cell table:formula="of:=[.F65]+[.G64]" office:value-type="currency" office:currency="USD" office:value="6696620379.20339">
            <text:p>$6,696,620,379.20</text:p>
          </table:table-cell>
          <table:table-cell table:number-columns-repeated="1016"/>
        </table:table-row>
        <table:table-row table:style-name="ro2">
          <table:table-cell office:value-type="string">
            <text:p>Ecuador</text:p>
          </table:table-cell>
          <table:table-cell office:value-type="float" office:value="17643060">
            <text:p>17643060</text:p>
          </table:table-cell>
          <table:table-cell office:value-type="currency" office:currency="USD" office:value="98808010000">
            <text:p>$98,808,010,000.00</text:p>
          </table:table-cell>
          <table:table-cell table:formula="of:=[.D65]" office:value-type="percentage" office:value="0.001">
            <text:p>0.10%</text:p>
          </table:table-cell>
          <table:table-cell table:formula="of:=[.C66]*[.D66]" office:value-type="currency" office:currency="USD" office:value="98808010">
            <text:p>$98,808,010.00</text:p>
          </table:table-cell>
          <table:table-cell table:formula="of:=[.E66]/12" office:value-type="currency" office:currency="USD" office:value="8234000.83333333">
            <text:p>$8,234,000.83</text:p>
          </table:table-cell>
          <table:table-cell table:formula="of:=[.F66]+[.G65]" office:value-type="currency" office:currency="USD" office:value="6704854380.03673">
            <text:p>$6,704,854,380.04</text:p>
          </table:table-cell>
          <table:table-cell table:number-columns-repeated="1016"/>
        </table:table-row>
        <table:table-row table:style-name="ro2">
          <table:table-cell office:value-type="string">
            <text:p>Sri Lanka</text:p>
          </table:table-cell>
          <table:table-cell office:value-type="float" office:value="21919000">
            <text:p>21919000</text:p>
          </table:table-cell>
          <table:table-cell office:value-type="currency" office:currency="USD" office:value="80706600228.6499">
            <text:p>$80,706,600,228.65</text:p>
          </table:table-cell>
          <table:table-cell table:formula="of:=[.D66]" office:value-type="percentage" office:value="0.001">
            <text:p>0.10%</text:p>
          </table:table-cell>
          <table:table-cell table:formula="of:=[.C67]*[.D67]" office:value-type="currency" office:currency="USD" office:value="80706600.2286499">
            <text:p>$80,706,600.23</text:p>
          </table:table-cell>
          <table:table-cell table:formula="of:=[.E67]/12" office:value-type="currency" office:currency="USD" office:value="6725550.01905416">
            <text:p>$6,725,550.02</text:p>
          </table:table-cell>
          <table:table-cell table:formula="of:=[.F67]+[.G66]" office:value-type="currency" office:currency="USD" office:value="6711579930.05578">
            <text:p>$6,711,579,930.06</text:p>
          </table:table-cell>
          <table:table-cell table:number-columns-repeated="1016"/>
        </table:table-row>
        <table:table-row table:style-name="ro2">
          <table:table-cell office:value-type="string">
            <text:p>Dominican Republic</text:p>
          </table:table-cell>
          <table:table-cell office:value-type="float" office:value="10847904">
            <text:p>10847904</text:p>
          </table:table-cell>
          <table:table-cell office:value-type="currency" office:currency="USD" office:value="78844702329.0785">
            <text:p>$78,844,702,329.08</text:p>
          </table:table-cell>
          <table:table-cell table:formula="of:=[.D67]" office:value-type="percentage" office:value="0.001">
            <text:p>0.10%</text:p>
          </table:table-cell>
          <table:table-cell table:formula="of:=[.C68]*[.D68]" office:value-type="currency" office:currency="USD" office:value="78844702.3290785">
            <text:p>$78,844,702.33</text:p>
          </table:table-cell>
          <table:table-cell table:formula="of:=[.E68]/12" office:value-type="currency" office:currency="USD" office:value="6570391.86075654">
            <text:p>$6,570,391.86</text:p>
          </table:table-cell>
          <table:table-cell table:formula="of:=[.F68]+[.G67]" office:value-type="currency" office:currency="USD" office:value="6718150321.91654">
            <text:p>$6,718,150,321.92</text:p>
          </table:table-cell>
          <table:table-cell table:number-columns-repeated="1016"/>
        </table:table-row>
        <table:table-row table:style-name="ro2">
          <table:table-cell office:value-type="string">
            <text:p>Guatemala</text:p>
          </table:table-cell>
          <table:table-cell office:value-type="float" office:value="16858333">
            <text:p>16858333</text:p>
          </table:table-cell>
          <table:table-cell office:value-type="currency" office:currency="USD" office:value="77604632170.5853">
            <text:p>$77,604,632,170.59</text:p>
          </table:table-cell>
          <table:table-cell table:formula="of:=[.D68]" office:value-type="percentage" office:value="0.001">
            <text:p>0.10%</text:p>
          </table:table-cell>
          <table:table-cell table:formula="of:=[.C69]*[.D69]" office:value-type="currency" office:currency="USD" office:value="77604632.1705853">
            <text:p>$77,604,632.17</text:p>
          </table:table-cell>
          <table:table-cell table:formula="of:=[.E69]/12" office:value-type="currency" office:currency="USD" office:value="6467052.68088211">
            <text:p>$6,467,052.68</text:p>
          </table:table-cell>
          <table:table-cell table:formula="of:=[.F69]+[.G68]" office:value-type="currency" office:currency="USD" office:value="6724617374.59742">
            <text:p>$6,724,617,374.60</text:p>
          </table:table-cell>
          <table:table-cell table:number-columns-repeated="1016"/>
        </table:table-row>
        <table:table-row table:style-name="ro2">
          <table:table-cell office:value-type="string">
            <text:p>Oman</text:p>
          </table:table-cell>
          <table:table-cell office:value-type="float" office:value="5106622">
            <text:p>5106622</text:p>
          </table:table-cell>
          <table:table-cell office:value-type="currency" office:currency="USD" office:value="76331518668.5771">
            <text:p>$76,331,518,668.58</text:p>
          </table:table-cell>
          <table:table-cell table:formula="of:=[.D69]" office:value-type="percentage" office:value="0.001">
            <text:p>0.10%</text:p>
          </table:table-cell>
          <table:table-cell table:formula="of:=[.C70]*[.D70]" office:value-type="currency" office:currency="USD" office:value="76331518.6685771">
            <text:p>$76,331,518.67</text:p>
          </table:table-cell>
          <table:table-cell table:formula="of:=[.E70]/12" office:value-type="currency" office:currency="USD" office:value="6360959.88904809">
            <text:p>$6,360,959.89</text:p>
          </table:table-cell>
          <table:table-cell table:formula="of:=[.F70]+[.G69]" office:value-type="currency" office:currency="USD" office:value="6730978334.48647">
            <text:p>$6,730,978,334.49</text:p>
          </table:table-cell>
          <table:table-cell table:number-columns-repeated="1016"/>
        </table:table-row>
        <table:table-row table:style-name="ro2">
          <table:table-cell office:value-type="string">
            <text:p>Myanmar</text:p>
          </table:table-cell>
          <table:table-cell office:value-type="float" office:value="54409794">
            <text:p>54409794</text:p>
          </table:table-cell>
          <table:table-cell office:value-type="currency" office:currency="USD" office:value="76185586096.7974">
            <text:p>$76,185,586,096.80</text:p>
          </table:table-cell>
          <table:table-cell table:formula="of:=[.D70]" office:value-type="percentage" office:value="0.001">
            <text:p>0.10%</text:p>
          </table:table-cell>
          <table:table-cell table:formula="of:=[.C71]*[.D71]" office:value-type="currency" office:currency="USD" office:value="76185586.0967974">
            <text:p>$76,185,586.10</text:p>
          </table:table-cell>
          <table:table-cell table:formula="of:=[.E71]/12" office:value-type="currency" office:currency="USD" office:value="6348798.84139978">
            <text:p>$6,348,798.84</text:p>
          </table:table-cell>
          <table:table-cell table:formula="of:=[.F71]+[.G70]" office:value-type="currency" office:currency="USD" office:value="6737327133.32787">
            <text:p>$6,737,327,133.33</text:p>
          </table:table-cell>
          <table:table-cell table:number-columns-repeated="1016"/>
        </table:table-row>
        <table:table-row table:style-name="ro2">
          <table:table-cell office:value-type="string">
            <text:p>Luxembourg</text:p>
          </table:table-cell>
          <table:table-cell office:value-type="float" office:value="632275">
            <text:p>632275</text:p>
          </table:table-cell>
          <table:table-cell office:value-type="currency" office:currency="USD" office:value="73263982103.0119">
            <text:p>$73,263,982,103.01</text:p>
          </table:table-cell>
          <table:table-cell table:formula="of:=[.D71]" office:value-type="percentage" office:value="0.001">
            <text:p>0.10%</text:p>
          </table:table-cell>
          <table:table-cell table:formula="of:=[.C72]*[.D72]" office:value-type="currency" office:currency="USD" office:value="73263982.1030119">
            <text:p>$73,263,982.10</text:p>
          </table:table-cell>
          <table:table-cell table:formula="of:=[.E72]/12" office:value-type="currency" office:currency="USD" office:value="6105331.84191766">
            <text:p>$6,105,331.84</text:p>
          </table:table-cell>
          <table:table-cell table:formula="of:=[.F72]+[.G71]" office:value-type="currency" office:currency="USD" office:value="6743432465.16979">
            <text:p>$6,743,432,465.17</text:p>
          </table:table-cell>
          <table:table-cell table:number-columns-repeated="1016"/>
        </table:table-row>
        <table:table-row table:style-name="ro2">
          <table:table-cell office:value-type="string">
            <text:p>Ghana</text:p>
          </table:table-cell>
          <table:table-cell office:value-type="float" office:value="31072945">
            <text:p>31072945</text:p>
          </table:table-cell>
          <table:table-cell office:value-type="currency" office:currency="USD" office:value="72354428864.9032">
            <text:p>$72,354,428,864.90</text:p>
          </table:table-cell>
          <table:table-cell table:formula="of:=[.D72]" office:value-type="percentage" office:value="0.001">
            <text:p>0.10%</text:p>
          </table:table-cell>
          <table:table-cell table:formula="of:=[.C73]*[.D73]" office:value-type="currency" office:currency="USD" office:value="72354428.8649032">
            <text:p>$72,354,428.86</text:p>
          </table:table-cell>
          <table:table-cell table:formula="of:=[.E73]/12" office:value-type="currency" office:currency="USD" office:value="6029535.73874193">
            <text:p>$6,029,535.74</text:p>
          </table:table-cell>
          <table:table-cell table:formula="of:=[.F73]+[.G72]" office:value-type="currency" office:currency="USD" office:value="6749462000.90853">
            <text:p>$6,749,462,000.91</text:p>
          </table:table-cell>
          <table:table-cell table:number-columns-repeated="1016"/>
        </table:table-row>
        <table:table-row table:style-name="ro2">
          <table:table-cell office:value-type="string">
            <text:p>Bulgaria</text:p>
          </table:table-cell>
          <table:table-cell office:value-type="float" office:value="6927288">
            <text:p>6927288</text:p>
          </table:table-cell>
          <table:table-cell office:value-type="currency" office:currency="USD" office:value="69105101089.5531">
            <text:p>$69,105,101,089.55</text:p>
          </table:table-cell>
          <table:table-cell table:formula="of:=[.D73]" office:value-type="percentage" office:value="0.001">
            <text:p>0.10%</text:p>
          </table:table-cell>
          <table:table-cell table:formula="of:=[.C74]*[.D74]" office:value-type="currency" office:currency="USD" office:value="69105101.0895531">
            <text:p>$69,105,101.09</text:p>
          </table:table-cell>
          <table:table-cell table:formula="of:=[.E74]/12" office:value-type="currency" office:currency="USD" office:value="5758758.42412943">
            <text:p>$5,758,758.42</text:p>
          </table:table-cell>
          <table:table-cell table:formula="of:=[.F74]+[.G73]" office:value-type="currency" office:currency="USD" office:value="6755220759.33266">
            <text:p>$6,755,220,759.33</text:p>
          </table:table-cell>
          <table:table-cell table:number-columns-repeated="1016"/>
        </table:table-row>
        <table:table-row table:style-name="ro2">
          <table:table-cell office:value-type="string">
            <text:p>Tanzania</text:p>
          </table:table-cell>
          <table:table-cell office:value-type="float" office:value="59734213">
            <text:p>59734213</text:p>
          </table:table-cell>
          <table:table-cell office:value-type="currency" office:currency="USD" office:value="62409748426.5824">
            <text:p>$62,409,748,426.58</text:p>
          </table:table-cell>
          <table:table-cell table:formula="of:=[.D74]" office:value-type="percentage" office:value="0.001">
            <text:p>0.10%</text:p>
          </table:table-cell>
          <table:table-cell table:formula="of:=[.C75]*[.D75]" office:value-type="currency" office:currency="USD" office:value="62409748.4265824">
            <text:p>$62,409,748.43</text:p>
          </table:table-cell>
          <table:table-cell table:formula="of:=[.E75]/12" office:value-type="currency" office:currency="USD" office:value="5200812.36888187">
            <text:p>$5,200,812.37</text:p>
          </table:table-cell>
          <table:table-cell table:formula="of:=[.F75]+[.G74]" office:value-type="currency" office:currency="USD" office:value="6760421571.70154">
            <text:p>$6,760,421,571.70</text:p>
          </table:table-cell>
          <table:table-cell table:number-columns-repeated="1016"/>
        </table:table-row>
        <table:table-row table:style-name="ro2">
          <table:table-cell office:value-type="string">
            <text:p>Angola</text:p>
          </table:table-cell>
          <table:table-cell office:value-type="float" office:value="32866268">
            <text:p>32866268</text:p>
          </table:table-cell>
          <table:table-cell office:value-type="currency" office:currency="USD" office:value="62306913444.2917">
            <text:p>$62,306,913,444.29</text:p>
          </table:table-cell>
          <table:table-cell table:formula="of:=[.D75]" office:value-type="percentage" office:value="0.001">
            <text:p>0.10%</text:p>
          </table:table-cell>
          <table:table-cell table:formula="of:=[.C76]*[.D76]" office:value-type="currency" office:currency="USD" office:value="62306913.4442917">
            <text:p>$62,306,913.44</text:p>
          </table:table-cell>
          <table:table-cell table:formula="of:=[.E76]/12" office:value-type="currency" office:currency="USD" office:value="5192242.78702431">
            <text:p>$5,192,242.79</text:p>
          </table:table-cell>
          <table:table-cell table:formula="of:=[.F76]+[.G75]" office:value-type="currency" office:currency="USD" office:value="6765613814.48857">
            <text:p>$6,765,613,814.49</text:p>
          </table:table-cell>
          <table:table-cell table:number-columns-repeated="1016"/>
        </table:table-row>
        <table:table-row table:style-name="ro2">
          <table:table-cell office:value-type="string">
            <text:p>Costa Rica</text:p>
          </table:table-cell>
          <table:table-cell office:value-type="float" office:value="5094114">
            <text:p>5094114</text:p>
          </table:table-cell>
          <table:table-cell office:value-type="currency" office:currency="USD" office:value="61520669890.4037">
            <text:p>$61,520,669,890.40</text:p>
          </table:table-cell>
          <table:table-cell table:formula="of:=[.D76]" office:value-type="percentage" office:value="0.001">
            <text:p>0.10%</text:p>
          </table:table-cell>
          <table:table-cell table:formula="of:=[.C77]*[.D77]" office:value-type="currency" office:currency="USD" office:value="61520669.8904037">
            <text:p>$61,520,669.89</text:p>
          </table:table-cell>
          <table:table-cell table:formula="of:=[.E77]/12" office:value-type="currency" office:currency="USD" office:value="5126722.49086697">
            <text:p>$5,126,722.49</text:p>
          </table:table-cell>
          <table:table-cell table:formula="of:=[.F77]+[.G76]" office:value-type="currency" office:currency="USD" office:value="6770740536.97943">
            <text:p>$6,770,740,536.98</text:p>
          </table:table-cell>
          <table:table-cell table:number-columns-repeated="1016"/>
        </table:table-row>
        <table:table-row table:style-name="ro2">
          <table:table-cell office:value-type="string">
            <text:p>Ivory Coast</text:p>
          </table:table-cell>
          <table:table-cell office:value-type="float" office:value="26378275">
            <text:p>26378275</text:p>
          </table:table-cell>
          <table:table-cell office:value-type="currency" office:currency="USD" office:value="61348579465.1017">
            <text:p>$61,348,579,465.10</text:p>
          </table:table-cell>
          <table:table-cell table:formula="of:=[.D77]" office:value-type="percentage" office:value="0.001">
            <text:p>0.10%</text:p>
          </table:table-cell>
          <table:table-cell table:formula="of:=[.C78]*[.D78]" office:value-type="currency" office:currency="USD" office:value="61348579.4651017">
            <text:p>$61,348,579.47</text:p>
          </table:table-cell>
          <table:table-cell table:formula="of:=[.E78]/12" office:value-type="currency" office:currency="USD" office:value="5112381.62209181">
            <text:p>$5,112,381.62</text:p>
          </table:table-cell>
          <table:table-cell table:formula="of:=[.F78]+[.G77]" office:value-type="currency" office:currency="USD" office:value="6775852918.60152">
            <text:p>$6,775,852,918.60</text:p>
          </table:table-cell>
          <table:table-cell table:number-columns-repeated="1016"/>
        </table:table-row>
        <table:table-row table:style-name="ro2">
          <table:table-cell office:value-type="string">
            <text:p>Belarus</text:p>
          </table:table-cell>
          <table:table-cell office:value-type="float" office:value="9398861">
            <text:p>9398861</text:p>
          </table:table-cell>
          <table:table-cell office:value-type="currency" office:currency="USD" office:value="60258239055.5829">
            <text:p>$60,258,239,055.58</text:p>
          </table:table-cell>
          <table:table-cell table:formula="of:=[.D78]" office:value-type="percentage" office:value="0.001">
            <text:p>0.10%</text:p>
          </table:table-cell>
          <table:table-cell table:formula="of:=[.C79]*[.D79]" office:value-type="currency" office:currency="USD" office:value="60258239.0555829">
            <text:p>$60,258,239.06</text:p>
          </table:table-cell>
          <table:table-cell table:formula="of:=[.E79]/12" office:value-type="currency" office:currency="USD" office:value="5021519.92129858">
            <text:p>$5,021,519.92</text:p>
          </table:table-cell>
          <table:table-cell table:formula="of:=[.F79]+[.G78]" office:value-type="currency" office:currency="USD" office:value="6780874438.52282">
            <text:p>$6,780,874,438.52</text:p>
          </table:table-cell>
          <table:table-cell table:number-columns-repeated="1016"/>
        </table:table-row>
        <table:table-row table:style-name="ro2">
          <table:table-cell office:value-type="string">
            <text:p>Uzbekistan</text:p>
          </table:table-cell>
          <table:table-cell office:value-type="float" office:value="34232050">
            <text:p>34232050</text:p>
          </table:table-cell>
          <table:table-cell office:value-type="currency" office:currency="USD" office:value="57707189945.4214">
            <text:p>$57,707,189,945.42</text:p>
          </table:table-cell>
          <table:table-cell table:formula="of:=[.D79]" office:value-type="percentage" office:value="0.001">
            <text:p>0.10%</text:p>
          </table:table-cell>
          <table:table-cell table:formula="of:=[.C80]*[.D80]" office:value-type="currency" office:currency="USD" office:value="57707189.9454214">
            <text:p>$57,707,189.95</text:p>
          </table:table-cell>
          <table:table-cell table:formula="of:=[.E80]/12" office:value-type="currency" office:currency="USD" office:value="4808932.49545178">
            <text:p>$4,808,932.50</text:p>
          </table:table-cell>
          <table:table-cell table:formula="of:=[.F80]+[.G79]" office:value-type="currency" office:currency="USD" office:value="6785683371.01827">
            <text:p>$6,785,683,371.02</text:p>
          </table:table-cell>
          <table:table-cell table:number-columns-repeated="1016"/>
        </table:table-row>
        <table:table-row table:style-name="ro2">
          <table:table-cell office:value-type="string">
            <text:p>Croatia</text:p>
          </table:table-cell>
          <table:table-cell office:value-type="float" office:value="4047200">
            <text:p>4047200</text:p>
          </table:table-cell>
          <table:table-cell office:value-type="currency" office:currency="USD" office:value="55966581780.1688">
            <text:p>$55,966,581,780.17</text:p>
          </table:table-cell>
          <table:table-cell table:formula="of:=[.D80]" office:value-type="percentage" office:value="0.001">
            <text:p>0.10%</text:p>
          </table:table-cell>
          <table:table-cell table:formula="of:=[.C81]*[.D81]" office:value-type="currency" office:currency="USD" office:value="55966581.7801688">
            <text:p>$55,966,581.78</text:p>
          </table:table-cell>
          <table:table-cell table:formula="of:=[.E81]/12" office:value-type="currency" office:currency="USD" office:value="4663881.81501407">
            <text:p>$4,663,881.82</text:p>
          </table:table-cell>
          <table:table-cell table:formula="of:=[.F81]+[.G80]" office:value-type="currency" office:currency="USD" office:value="6790347252.83329">
            <text:p>$6,790,347,252.83</text:p>
          </table:table-cell>
          <table:table-cell table:number-columns-repeated="1016"/>
        </table:table-row>
        <table:table-row table:style-name="ro2">
          <table:table-cell office:value-type="string">
            <text:p>Lithuania</text:p>
          </table:table-cell>
          <table:table-cell office:value-type="float" office:value="2794700">
            <text:p>2794700</text:p>
          </table:table-cell>
          <table:table-cell office:value-type="currency" office:currency="USD" office:value="55887271833.0025">
            <text:p>$55,887,271,833.00</text:p>
          </table:table-cell>
          <table:table-cell table:formula="of:=[.D81]" office:value-type="percentage" office:value="0.001">
            <text:p>0.10%</text:p>
          </table:table-cell>
          <table:table-cell table:formula="of:=[.C82]*[.D82]" office:value-type="currency" office:currency="USD" office:value="55887271.8330025">
            <text:p>$55,887,271.83</text:p>
          </table:table-cell>
          <table:table-cell table:formula="of:=[.E82]/12" office:value-type="currency" office:currency="USD" office:value="4657272.65275021">
            <text:p>$4,657,272.65</text:p>
          </table:table-cell>
          <table:table-cell table:formula="of:=[.F82]+[.G81]" office:value-type="currency" office:currency="USD" office:value="6795004525.48604">
            <text:p>$6,795,004,525.49</text:p>
          </table:table-cell>
          <table:table-cell table:number-columns-repeated="1016"/>
        </table:table-row>
        <table:table-row table:style-name="ro2">
          <table:table-cell office:value-type="string">
            <text:p>Uruguay</text:p>
          </table:table-cell>
          <table:table-cell office:value-type="float" office:value="3473727">
            <text:p>3473727</text:p>
          </table:table-cell>
          <table:table-cell office:value-type="currency" office:currency="USD" office:value="53628827440.3582">
            <text:p>$53,628,827,440.36</text:p>
          </table:table-cell>
          <table:table-cell table:formula="of:=[.D82]" office:value-type="percentage" office:value="0.001">
            <text:p>0.10%</text:p>
          </table:table-cell>
          <table:table-cell table:formula="of:=[.C83]*[.D83]" office:value-type="currency" office:currency="USD" office:value="53628827.4403582">
            <text:p>$53,628,827.44</text:p>
          </table:table-cell>
          <table:table-cell table:formula="of:=[.E83]/12" office:value-type="currency" office:currency="USD" office:value="4469068.95336318">
            <text:p>$4,469,068.95</text:p>
          </table:table-cell>
          <table:table-cell table:formula="of:=[.F83]+[.G82]" office:value-type="currency" office:currency="USD" office:value="6799473594.4394">
            <text:p>$6,799,473,594.44</text:p>
          </table:table-cell>
          <table:table-cell table:number-columns-repeated="1016"/>
        </table:table-row>
        <table:table-row table:style-name="ro2">
          <table:table-cell office:value-type="string">
            <text:p>Slovenia</text:p>
          </table:table-cell>
          <table:table-cell office:value-type="float" office:value="2100126">
            <text:p>2100126</text:p>
          </table:table-cell>
          <table:table-cell office:value-type="currency" office:currency="USD" office:value="53589609580.7099">
            <text:p>$53,589,609,580.71</text:p>
          </table:table-cell>
          <table:table-cell table:formula="of:=[.D83]" office:value-type="percentage" office:value="0.001">
            <text:p>0.10%</text:p>
          </table:table-cell>
          <table:table-cell table:formula="of:=[.C84]*[.D84]" office:value-type="currency" office:currency="USD" office:value="53589609.5807099">
            <text:p>$53,589,609.58</text:p>
          </table:table-cell>
          <table:table-cell table:formula="of:=[.E84]/12" office:value-type="currency" office:currency="USD" office:value="4465800.79839249">
            <text:p>$4,465,800.80</text:p>
          </table:table-cell>
          <table:table-cell table:formula="of:=[.F84]+[.G83]" office:value-type="currency" office:currency="USD" office:value="6803939395.23779">
            <text:p>$6,803,939,395.24</text:p>
          </table:table-cell>
          <table:table-cell table:number-columns-repeated="1016"/>
        </table:table-row>
        <table:table-row table:style-name="ro2">
          <table:table-cell office:value-type="string">
            <text:p>Serbia</text:p>
          </table:table-cell>
          <table:table-cell office:value-type="float" office:value="6908224">
            <text:p>6908224</text:p>
          </table:table-cell>
          <table:table-cell office:value-type="currency" office:currency="USD" office:value="52960134078.6888">
            <text:p>$52,960,134,078.69</text:p>
          </table:table-cell>
          <table:table-cell table:formula="of:=[.D84]" office:value-type="percentage" office:value="0.001">
            <text:p>0.10%</text:p>
          </table:table-cell>
          <table:table-cell table:formula="of:=[.C85]*[.D85]" office:value-type="currency" office:currency="USD" office:value="52960134.0786888">
            <text:p>$52,960,134.08</text:p>
          </table:table-cell>
          <table:table-cell table:formula="of:=[.E85]/12" office:value-type="currency" office:currency="USD" office:value="4413344.5065574">
            <text:p>$4,413,344.51</text:p>
          </table:table-cell>
          <table:table-cell table:formula="of:=[.F85]+[.G84]" office:value-type="currency" office:currency="USD" office:value="6808352739.74435">
            <text:p>$6,808,352,739.74</text:p>
          </table:table-cell>
          <table:table-cell table:number-columns-repeated="1016"/>
        </table:table-row>
        <table:table-row table:style-name="ro2">
          <table:table-cell office:value-type="string">
            <text:p>Panama</text:p>
          </table:table-cell>
          <table:table-cell office:value-type="float" office:value="4314768">
            <text:p>4314768</text:p>
          </table:table-cell>
          <table:table-cell office:value-type="currency" office:currency="USD" office:value="52938100000">
            <text:p>$52,938,100,000.00</text:p>
          </table:table-cell>
          <table:table-cell table:formula="of:=[.D85]" office:value-type="percentage" office:value="0.001">
            <text:p>0.10%</text:p>
          </table:table-cell>
          <table:table-cell table:formula="of:=[.C86]*[.D86]" office:value-type="currency" office:currency="USD" office:value="52938100">
            <text:p>$52,938,100.00</text:p>
          </table:table-cell>
          <table:table-cell table:formula="of:=[.E86]/12" office:value-type="currency" office:currency="USD" office:value="4411508.33333333">
            <text:p>$4,411,508.33</text:p>
          </table:table-cell>
          <table:table-cell table:formula="of:=[.F86]+[.G85]" office:value-type="currency" office:currency="USD" office:value="6812764248.07768">
            <text:p>$6,812,764,248.08</text:p>
          </table:table-cell>
          <table:table-cell table:number-columns-repeated="1016"/>
        </table:table-row>
        <table:table-row table:style-name="ro2">
          <table:table-cell office:value-type="string">
            <text:p>Congo</text:p>
          </table:table-cell>
          <table:table-cell office:value-type="float" office:value="89561404">
            <text:p>89561404</text:p>
          </table:table-cell>
          <table:table-cell office:value-type="currency" office:currency="USD" office:value="49868970641.1062">
            <text:p>$49,868,970,641.11</text:p>
          </table:table-cell>
          <table:table-cell table:formula="of:=[.D86]" office:value-type="percentage" office:value="0.001">
            <text:p>0.10%</text:p>
          </table:table-cell>
          <table:table-cell table:formula="of:=[.C87]*[.D87]" office:value-type="currency" office:currency="USD" office:value="49868970.6411062">
            <text:p>$49,868,970.64</text:p>
          </table:table-cell>
          <table:table-cell table:formula="of:=[.E87]/12" office:value-type="currency" office:currency="USD" office:value="4155747.55342552">
            <text:p>$4,155,747.55</text:p>
          </table:table-cell>
          <table:table-cell table:formula="of:=[.F87]+[.G86]" office:value-type="currency" office:currency="USD" office:value="6816919995.63111">
            <text:p>$6,816,919,995.63</text:p>
          </table:table-cell>
          <table:table-cell table:number-columns-repeated="1016"/>
        </table:table-row>
        <table:table-row table:style-name="ro2">
          <table:table-cell office:value-type="string">
            <text:p>Turkmenistan</text:p>
          </table:table-cell>
          <table:table-cell office:value-type="float" office:value="6031187">
            <text:p>6031187</text:p>
          </table:table-cell>
          <table:table-cell office:value-type="currency" office:currency="USD" office:value="45231428571.4286">
            <text:p>$45,231,428,571.43</text:p>
          </table:table-cell>
          <table:table-cell table:formula="of:=[.D87]" office:value-type="percentage" office:value="0.001">
            <text:p>0.10%</text:p>
          </table:table-cell>
          <table:table-cell table:formula="of:=[.C88]*[.D88]" office:value-type="currency" office:currency="USD" office:value="45231428.5714286">
            <text:p>$45,231,428.57</text:p>
          </table:table-cell>
          <table:table-cell table:formula="of:=[.E88]/12" office:value-type="currency" office:currency="USD" office:value="3769285.71428572">
            <text:p>$3,769,285.71</text:p>
          </table:table-cell>
          <table:table-cell table:formula="of:=[.F88]+[.G87]" office:value-type="currency" office:currency="USD" office:value="6820689281.3454">
            <text:p>$6,820,689,281.35</text:p>
          </table:table-cell>
          <table:table-cell table:number-columns-repeated="1016"/>
        </table:table-row>
        <table:table-row table:style-name="ro2">
          <table:table-cell office:value-type="string">
            <text:p>Jordan</text:p>
          </table:table-cell>
          <table:table-cell office:value-type="float" office:value="10203140">
            <text:p>10203140</text:p>
          </table:table-cell>
          <table:table-cell office:value-type="currency" office:currency="USD" office:value="43697659275.3137">
            <text:p>$43,697,659,275.31</text:p>
          </table:table-cell>
          <table:table-cell table:formula="of:=[.D88]" office:value-type="percentage" office:value="0.001">
            <text:p>0.10%</text:p>
          </table:table-cell>
          <table:table-cell table:formula="of:=[.C89]*[.D89]" office:value-type="currency" office:currency="USD" office:value="43697659.2753137">
            <text:p>$43,697,659.28</text:p>
          </table:table-cell>
          <table:table-cell table:formula="of:=[.E89]/12" office:value-type="currency" office:currency="USD" office:value="3641471.60627614">
            <text:p>$3,641,471.61</text:p>
          </table:table-cell>
          <table:table-cell table:formula="of:=[.F89]+[.G88]" office:value-type="currency" office:currency="USD" office:value="6824330752.95167">
            <text:p>$6,824,330,752.95</text:p>
          </table:table-cell>
          <table:table-cell table:number-columns-repeated="1016"/>
        </table:table-row>
        <table:table-row table:style-name="ro2">
          <table:table-cell office:value-type="string">
            <text:p>Azerbaijan</text:p>
          </table:table-cell>
          <table:table-cell office:value-type="float" office:value="10110116">
            <text:p>10110116</text:p>
          </table:table-cell>
          <table:table-cell office:value-type="currency" office:currency="USD" office:value="42607176470.5882">
            <text:p>$42,607,176,470.59</text:p>
          </table:table-cell>
          <table:table-cell table:formula="of:=[.D89]" office:value-type="percentage" office:value="0.001">
            <text:p>0.10%</text:p>
          </table:table-cell>
          <table:table-cell table:formula="of:=[.C90]*[.D90]" office:value-type="currency" office:currency="USD" office:value="42607176.4705882">
            <text:p>$42,607,176.47</text:p>
          </table:table-cell>
          <table:table-cell table:formula="of:=[.E90]/12" office:value-type="currency" office:currency="USD" office:value="3550598.03921568">
            <text:p>$3,550,598.04</text:p>
          </table:table-cell>
          <table:table-cell table:formula="of:=[.F90]+[.G89]" office:value-type="currency" office:currency="USD" office:value="6827881350.99089">
            <text:p>$6,827,881,350.99</text:p>
          </table:table-cell>
          <table:table-cell table:number-columns-repeated="1016"/>
        </table:table-row>
        <table:table-row table:style-name="ro2">
          <table:table-cell office:value-type="string">
            <text:p>Syrian Arab Republic</text:p>
          </table:table-cell>
          <table:table-cell office:value-type="float" office:value="17500657">
            <text:p>17500657</text:p>
          </table:table-cell>
          <table:table-cell office:value-type="currency" office:currency="USD" office:value="40405006007.2086">
            <text:p>$40,405,006,007.21</text:p>
          </table:table-cell>
          <table:table-cell table:formula="of:=[.D90]" office:value-type="percentage" office:value="0.001">
            <text:p>0.10%</text:p>
          </table:table-cell>
          <table:table-cell table:formula="of:=[.C91]*[.D91]" office:value-type="currency" office:currency="USD" office:value="40405006.0072086">
            <text:p>$40,405,006.01</text:p>
          </table:table-cell>
          <table:table-cell table:formula="of:=[.E91]/12" office:value-type="currency" office:currency="USD" office:value="3367083.83393405">
            <text:p>$3,367,083.83</text:p>
          </table:table-cell>
          <table:table-cell table:formula="of:=[.F91]+[.G90]" office:value-type="currency" office:currency="USD" office:value="6831248434.82482">
            <text:p>$6,831,248,434.82</text:p>
          </table:table-cell>
          <table:table-cell table:number-columns-repeated="1016"/>
        </table:table-row>
        <table:table-row table:style-name="ro2">
          <table:table-cell office:value-type="string">
            <text:p>Cameroon</text:p>
          </table:table-cell>
          <table:table-cell office:value-type="float" office:value="26545864">
            <text:p>26545864</text:p>
          </table:table-cell>
          <table:table-cell office:value-type="currency" office:currency="USD" office:value="39802147568.2174">
            <text:p>$39,802,147,568.22</text:p>
          </table:table-cell>
          <table:table-cell table:formula="of:=[.D91]" office:value-type="percentage" office:value="0.001">
            <text:p>0.10%</text:p>
          </table:table-cell>
          <table:table-cell table:formula="of:=[.C92]*[.D92]" office:value-type="currency" office:currency="USD" office:value="39802147.5682174">
            <text:p>$39,802,147.57</text:p>
          </table:table-cell>
          <table:table-cell table:formula="of:=[.E92]/12" office:value-type="currency" office:currency="USD" office:value="3316845.63068478">
            <text:p>$3,316,845.63</text:p>
          </table:table-cell>
          <table:table-cell table:formula="of:=[.F92]+[.G91]" office:value-type="currency" office:currency="USD" office:value="6834565280.45551">
            <text:p>$6,834,565,280.46</text:p>
          </table:table-cell>
          <table:table-cell table:number-columns-repeated="1016"/>
        </table:table-row>
        <table:table-row table:style-name="ro2">
          <table:table-cell office:value-type="string">
            <text:p>Tunisia</text:p>
          </table:table-cell>
          <table:table-cell office:value-type="float" office:value="11818618">
            <text:p>11818618</text:p>
          </table:table-cell>
          <table:table-cell office:value-type="currency" office:currency="USD" office:value="39235672868.2722">
            <text:p>$39,235,672,868.27</text:p>
          </table:table-cell>
          <table:table-cell table:formula="of:=[.D92]" office:value-type="percentage" office:value="0.001">
            <text:p>0.10%</text:p>
          </table:table-cell>
          <table:table-cell table:formula="of:=[.C93]*[.D93]" office:value-type="currency" office:currency="USD" office:value="39235672.8682722">
            <text:p>$39,235,672.87</text:p>
          </table:table-cell>
          <table:table-cell table:formula="of:=[.E93]/12" office:value-type="currency" office:currency="USD" office:value="3269639.40568935">
            <text:p>$3,269,639.41</text:p>
          </table:table-cell>
          <table:table-cell table:formula="of:=[.F93]+[.G92]" office:value-type="currency" office:currency="USD" office:value="6837834919.8612">
            <text:p>$6,837,834,919.86</text:p>
          </table:table-cell>
          <table:table-cell table:number-columns-repeated="1016"/>
        </table:table-row>
        <table:table-row table:style-name="ro2">
          <table:table-cell office:value-type="string">
            <text:p>Bahrain</text:p>
          </table:table-cell>
          <table:table-cell office:value-type="float" office:value="1701583">
            <text:p>1701583</text:p>
          </table:table-cell>
          <table:table-cell office:value-type="currency" office:currency="USD" office:value="38474521276.5957">
            <text:p>$38,474,521,276.60</text:p>
          </table:table-cell>
          <table:table-cell table:formula="of:=[.D93]" office:value-type="percentage" office:value="0.001">
            <text:p>0.10%</text:p>
          </table:table-cell>
          <table:table-cell table:formula="of:=[.C94]*[.D94]" office:value-type="currency" office:currency="USD" office:value="38474521.2765957">
            <text:p>$38,474,521.28</text:p>
          </table:table-cell>
          <table:table-cell table:formula="of:=[.E94]/12" office:value-type="currency" office:currency="USD" office:value="3206210.10638298">
            <text:p>$3,206,210.11</text:p>
          </table:table-cell>
          <table:table-cell table:formula="of:=[.F94]+[.G93]" office:value-type="currency" office:currency="USD" office:value="6841041129.96758">
            <text:p>$6,841,041,129.97</text:p>
          </table:table-cell>
          <table:table-cell table:number-columns-repeated="1016"/>
        </table:table-row>
        <table:table-row table:style-name="ro2">
          <table:table-cell office:value-type="string">
            <text:p>Uganda</text:p>
          </table:table-cell>
          <table:table-cell office:value-type="float" office:value="45741000">
            <text:p>45741000</text:p>
          </table:table-cell>
          <table:table-cell office:value-type="currency" office:currency="USD" office:value="37372032557.5944">
            <text:p>$37,372,032,557.59</text:p>
          </table:table-cell>
          <table:table-cell table:formula="of:=[.D94]" office:value-type="percentage" office:value="0.001">
            <text:p>0.10%</text:p>
          </table:table-cell>
          <table:table-cell table:formula="of:=[.C95]*[.D95]" office:value-type="currency" office:currency="USD" office:value="37372032.5575944">
            <text:p>$37,372,032.56</text:p>
          </table:table-cell>
          <table:table-cell table:formula="of:=[.E95]/12" office:value-type="currency" office:currency="USD" office:value="3114336.0464662">
            <text:p>$3,114,336.05</text:p>
          </table:table-cell>
          <table:table-cell table:formula="of:=[.F95]+[.G94]" office:value-type="currency" office:currency="USD" office:value="6844155466.01405">
            <text:p>$6,844,155,466.01</text:p>
          </table:table-cell>
          <table:table-cell table:number-columns-repeated="1016"/>
        </table:table-row>
        <table:table-row table:style-name="ro2">
          <table:table-cell office:value-type="string">
            <text:p>Bolivia</text:p>
          </table:table-cell>
          <table:table-cell office:value-type="float" office:value="11673029">
            <text:p>11673029</text:p>
          </table:table-cell>
          <table:table-cell office:value-type="currency" office:currency="USD" office:value="36688861202.6049">
            <text:p>$36,688,861,202.60</text:p>
          </table:table-cell>
          <table:table-cell table:formula="of:=[.D95]" office:value-type="percentage" office:value="0.001">
            <text:p>0.10%</text:p>
          </table:table-cell>
          <table:table-cell table:formula="of:=[.C96]*[.D96]" office:value-type="currency" office:currency="USD" office:value="36688861.2026049">
            <text:p>$36,688,861.20</text:p>
          </table:table-cell>
          <table:table-cell table:formula="of:=[.E96]/12" office:value-type="currency" office:currency="USD" office:value="3057405.10021707">
            <text:p>$3,057,405.10</text:p>
          </table:table-cell>
          <table:table-cell table:formula="of:=[.F96]+[.G95]" office:value-type="currency" office:currency="USD" office:value="6847212871.11426">
            <text:p>$6,847,212,871.11</text:p>
          </table:table-cell>
          <table:table-cell table:number-columns-repeated="1016"/>
        </table:table-row>
        <table:table-row table:style-name="ro2">
          <table:table-cell office:value-type="string">
            <text:p>Paraguay</text:p>
          </table:table-cell>
          <table:table-cell office:value-type="float" office:value="7132530">
            <text:p>7132530</text:p>
          </table:table-cell>
          <table:table-cell office:value-type="currency" office:currency="USD" office:value="35304238230.1132">
            <text:p>$35,304,238,230.11</text:p>
          </table:table-cell>
          <table:table-cell table:formula="of:=[.D96]" office:value-type="percentage" office:value="0.001">
            <text:p>0.10%</text:p>
          </table:table-cell>
          <table:table-cell table:formula="of:=[.C97]*[.D97]" office:value-type="currency" office:currency="USD" office:value="35304238.2301132">
            <text:p>$35,304,238.23</text:p>
          </table:table-cell>
          <table:table-cell table:formula="of:=[.E97]/12" office:value-type="currency" office:currency="USD" office:value="2942019.85250943">
            <text:p>$2,942,019.85</text:p>
          </table:table-cell>
          <table:table-cell table:formula="of:=[.F97]+[.G96]" office:value-type="currency" office:currency="USD" office:value="6850154890.96677">
            <text:p>$6,850,154,890.97</text:p>
          </table:table-cell>
          <table:table-cell table:number-columns-repeated="1016"/>
        </table:table-row>
        <table:table-row table:style-name="ro2">
          <table:table-cell office:value-type="string">
            <text:p>Nepal</text:p>
          </table:table-cell>
          <table:table-cell office:value-type="float" office:value="29136808">
            <text:p>29136808</text:p>
          </table:table-cell>
          <table:table-cell office:value-type="currency" office:currency="USD" office:value="33657175561.329">
            <text:p>$33,657,175,561.33</text:p>
          </table:table-cell>
          <table:table-cell table:formula="of:=[.D97]" office:value-type="percentage" office:value="0.001">
            <text:p>0.10%</text:p>
          </table:table-cell>
          <table:table-cell table:formula="of:=[.C98]*[.D98]" office:value-type="currency" office:currency="USD" office:value="33657175.561329">
            <text:p>$33,657,175.56</text:p>
          </table:table-cell>
          <table:table-cell table:formula="of:=[.E98]/12" office:value-type="currency" office:currency="USD" office:value="2804764.63011075">
            <text:p>$2,804,764.63</text:p>
          </table:table-cell>
          <table:table-cell table:formula="of:=[.F98]+[.G97]" office:value-type="currency" office:currency="USD" office:value="6852959655.59688">
            <text:p>$6,852,959,655.60</text:p>
          </table:table-cell>
          <table:table-cell table:number-columns-repeated="1016"/>
        </table:table-row>
        <table:table-row table:style-name="ro2">
          <table:table-cell office:value-type="string">
            <text:p>Latvia</text:p>
          </table:table-cell>
          <table:table-cell office:value-type="float" office:value="1901548">
            <text:p>1901548</text:p>
          </table:table-cell>
          <table:table-cell office:value-type="currency" office:currency="USD" office:value="33505185228.7067">
            <text:p>$33,505,185,228.71</text:p>
          </table:table-cell>
          <table:table-cell table:formula="of:=[.D98]" office:value-type="percentage" office:value="0.001">
            <text:p>0.10%</text:p>
          </table:table-cell>
          <table:table-cell table:formula="of:=[.C99]*[.D99]" office:value-type="currency" office:currency="USD" office:value="33505185.2287067">
            <text:p>$33,505,185.23</text:p>
          </table:table-cell>
          <table:table-cell table:formula="of:=[.E99]/12" office:value-type="currency" office:currency="USD" office:value="2792098.76905889">
            <text:p>$2,792,098.77</text:p>
          </table:table-cell>
          <table:table-cell table:formula="of:=[.F99]+[.G98]" office:value-type="currency" office:currency="USD" office:value="6855751754.36594">
            <text:p>$6,855,751,754.37</text:p>
          </table:table-cell>
          <table:table-cell table:number-columns-repeated="1016"/>
        </table:table-row>
        <table:table-row table:style-name="ro2">
          <table:table-cell office:value-type="string">
            <text:p>Lebanon</text:p>
          </table:table-cell>
          <table:table-cell office:value-type="float" office:value="6825442">
            <text:p>6825442</text:p>
          </table:table-cell>
          <table:table-cell office:value-type="currency" office:currency="USD" office:value="33383246857.58">
            <text:p>$33,383,246,857.58</text:p>
          </table:table-cell>
          <table:table-cell table:formula="of:=[.D99]" office:value-type="percentage" office:value="0.001">
            <text:p>0.10%</text:p>
          </table:table-cell>
          <table:table-cell table:formula="of:=[.C100]*[.D100]" office:value-type="currency" office:currency="USD" office:value="33383246.85758">
            <text:p>$33,383,246.86</text:p>
          </table:table-cell>
          <table:table-cell table:formula="of:=[.E100]/12" office:value-type="currency" office:currency="USD" office:value="2781937.23813167">
            <text:p>$2,781,937.24</text:p>
          </table:table-cell>
          <table:table-cell table:formula="of:=[.F100]+[.G99]" office:value-type="currency" office:currency="USD" office:value="6858533691.60407">
            <text:p>$6,858,533,691.60</text:p>
          </table:table-cell>
          <table:table-cell table:number-columns-repeated="1016"/>
        </table:table-row>
        <table:table-row table:style-name="ro2">
          <table:table-cell office:value-type="string">
            <text:p>Estonia</text:p>
          </table:table-cell>
          <table:table-cell office:value-type="float" office:value="1331057">
            <text:p>1331057</text:p>
          </table:table-cell>
          <table:table-cell office:value-type="currency" office:currency="USD" office:value="30650285471.7215">
            <text:p>$30,650,285,471.72</text:p>
          </table:table-cell>
          <table:table-cell table:formula="of:=[.D100]" office:value-type="percentage" office:value="0.001">
            <text:p>0.10%</text:p>
          </table:table-cell>
          <table:table-cell table:formula="of:=[.C101]*[.D101]" office:value-type="currency" office:currency="USD" office:value="30650285.4717215">
            <text:p>$30,650,285.47</text:p>
          </table:table-cell>
          <table:table-cell table:formula="of:=[.E101]/12" office:value-type="currency" office:currency="USD" office:value="2554190.45597679">
            <text:p>$2,554,190.46</text:p>
          </table:table-cell>
          <table:table-cell table:formula="of:=[.F101]+[.G100]" office:value-type="currency" office:currency="USD" office:value="6861087882.06005">
            <text:p>$6,861,087,882.06</text:p>
          </table:table-cell>
          <table:table-cell table:number-columns-repeated="1016"/>
        </table:table-row>
        <table:table-row table:style-name="ro2">
          <table:table-cell office:value-type="string">
            <text:p>North Korea</text:p>
          </table:table-cell>
          <table:table-cell office:value-type="float" office:value="25666161">
            <text:p>25666161</text:p>
          </table:table-cell>
          <table:table-cell office:value-type="currency" office:currency="USD" office:value="28500000000">
            <text:p>$28,500,000,000.00</text:p>
          </table:table-cell>
          <table:table-cell table:formula="of:=[.D101]" office:value-type="percentage" office:value="0.001">
            <text:p>0.10%</text:p>
          </table:table-cell>
          <table:table-cell table:formula="of:=[.C102]*[.D102]" office:value-type="currency" office:currency="USD" office:value="28500000">
            <text:p>$28,500,000.00</text:p>
          </table:table-cell>
          <table:table-cell table:formula="of:=[.E102]/12" office:value-type="currency" office:currency="USD" office:value="2375000">
            <text:p>$2,375,000.00</text:p>
          </table:table-cell>
          <table:table-cell table:formula="of:=[.F102]+[.G101]" office:value-type="currency" office:currency="USD" office:value="6863462882.06005">
            <text:p>$6,863,462,882.06</text:p>
          </table:table-cell>
          <table:table-cell table:number-columns-repeated="1016"/>
        </table:table-row>
        <table:table-row table:style-name="ro2">
          <table:table-cell office:value-type="string">
            <text:p>Sudan</text:p>
          </table:table-cell>
          <table:table-cell office:value-type="float" office:value="43849269">
            <text:p>43849269</text:p>
          </table:table-cell>
          <table:table-cell office:value-type="currency" office:currency="USD" office:value="26110829190.4008">
            <text:p>$26,110,829,190.40</text:p>
          </table:table-cell>
          <table:table-cell table:formula="of:=[.D102]" office:value-type="percentage" office:value="0.001">
            <text:p>0.10%</text:p>
          </table:table-cell>
          <table:table-cell table:formula="of:=[.C103]*[.D103]" office:value-type="currency" office:currency="USD" office:value="26110829.1904008">
            <text:p>$26,110,829.19</text:p>
          </table:table-cell>
          <table:table-cell table:formula="of:=[.E103]/12" office:value-type="currency" office:currency="USD" office:value="2175902.4325334">
            <text:p>$2,175,902.43</text:p>
          </table:table-cell>
          <table:table-cell table:formula="of:=[.F103]+[.G102]" office:value-type="currency" office:currency="USD" office:value="6865638784.49258">
            <text:p>$6,865,638,784.49</text:p>
          </table:table-cell>
          <table:table-cell table:number-columns-repeated="1016"/>
        </table:table-row>
        <table:table-row table:style-name="ro2">
          <table:table-cell office:value-type="string">
            <text:p>Libya</text:p>
          </table:table-cell>
          <table:table-cell office:value-type="float" office:value="6871287">
            <text:p>6871287</text:p>
          </table:table-cell>
          <table:table-cell office:value-type="currency" office:currency="USD" office:value="25418461532.2008">
            <text:p>$25,418,461,532.20</text:p>
          </table:table-cell>
          <table:table-cell table:formula="of:=[.D103]" office:value-type="percentage" office:value="0.001">
            <text:p>0.10%</text:p>
          </table:table-cell>
          <table:table-cell table:formula="of:=[.C104]*[.D104]" office:value-type="currency" office:currency="USD" office:value="25418461.5322008">
            <text:p>$25,418,461.53</text:p>
          </table:table-cell>
          <table:table-cell table:formula="of:=[.E104]/12" office:value-type="currency" office:currency="USD" office:value="2118205.1276834">
            <text:p>$2,118,205.13</text:p>
          </table:table-cell>
          <table:table-cell table:formula="of:=[.F104]+[.G103]" office:value-type="currency" office:currency="USD" office:value="6867756989.62027">
            <text:p>$6,867,756,989.62</text:p>
          </table:table-cell>
          <table:table-cell table:number-columns-repeated="1016"/>
        </table:table-row>
        <table:table-row table:style-name="ro2">
          <table:table-cell office:value-type="string">
            <text:p>Cambodia</text:p>
          </table:table-cell>
          <table:table-cell office:value-type="float" office:value="16718971">
            <text:p>16718971</text:p>
          </table:table-cell>
          <table:table-cell office:value-type="currency" office:currency="USD" office:value="25291251427.3979">
            <text:p>$25,291,251,427.40</text:p>
          </table:table-cell>
          <table:table-cell table:formula="of:=[.D104]" office:value-type="percentage" office:value="0.001">
            <text:p>0.10%</text:p>
          </table:table-cell>
          <table:table-cell table:formula="of:=[.C105]*[.D105]" office:value-type="currency" office:currency="USD" office:value="25291251.4273979">
            <text:p>$25,291,251.43</text:p>
          </table:table-cell>
          <table:table-cell table:formula="of:=[.E105]/12" office:value-type="currency" office:currency="USD" office:value="2107604.28561649">
            <text:p>$2,107,604.29</text:p>
          </table:table-cell>
          <table:table-cell table:formula="of:=[.F105]+[.G104]" office:value-type="currency" office:currency="USD" office:value="6869864593.90588">
            <text:p>$6,869,864,593.91</text:p>
          </table:table-cell>
          <table:table-cell table:number-columns-repeated="1016"/>
        </table:table-row>
        <table:table-row table:style-name="ro2">
          <table:table-cell office:value-type="string">
            <text:p>Senegal</text:p>
          </table:table-cell>
          <table:table-cell office:value-type="float" office:value="16743930">
            <text:p>16743930</text:p>
          </table:table-cell>
          <table:table-cell office:value-type="currency" office:currency="USD" office:value="24910904235.857">
            <text:p>$24,910,904,235.86</text:p>
          </table:table-cell>
          <table:table-cell table:formula="of:=[.D105]" office:value-type="percentage" office:value="0.001">
            <text:p>0.10%</text:p>
          </table:table-cell>
          <table:table-cell table:formula="of:=[.C106]*[.D106]" office:value-type="currency" office:currency="USD" office:value="24910904.235857">
            <text:p>$24,910,904.24</text:p>
          </table:table-cell>
          <table:table-cell table:formula="of:=[.E106]/12" office:value-type="currency" office:currency="USD" office:value="2075908.68632142">
            <text:p>$2,075,908.69</text:p>
          </table:table-cell>
          <table:table-cell table:formula="of:=[.F106]+[.G105]" office:value-type="currency" office:currency="USD" office:value="6871940502.59221">
            <text:p>$6,871,940,502.59</text:p>
          </table:table-cell>
          <table:table-cell table:number-columns-repeated="1016"/>
        </table:table-row>
        <table:table-row table:style-name="ro2">
          <table:table-cell office:value-type="string">
            <text:p>El Salvador</text:p>
          </table:table-cell>
          <table:table-cell office:value-type="float" office:value="6486201">
            <text:p>6486201</text:p>
          </table:table-cell>
          <table:table-cell office:value-type="currency" office:currency="USD" office:value="24638720000">
            <text:p>$24,638,720,000.00</text:p>
          </table:table-cell>
          <table:table-cell table:formula="of:=[.D106]" office:value-type="percentage" office:value="0.001">
            <text:p>0.10%</text:p>
          </table:table-cell>
          <table:table-cell table:formula="of:=[.C107]*[.D107]" office:value-type="currency" office:currency="USD" office:value="24638720">
            <text:p>$24,638,720.00</text:p>
          </table:table-cell>
          <table:table-cell table:formula="of:=[.E107]/12" office:value-type="currency" office:currency="USD" office:value="2053226.66666667">
            <text:p>$2,053,226.67</text:p>
          </table:table-cell>
          <table:table-cell table:formula="of:=[.F107]+[.G106]" office:value-type="currency" office:currency="USD" office:value="6873993729.25887">
            <text:p>$6,873,993,729.26</text:p>
          </table:table-cell>
          <table:table-cell table:number-columns-repeated="1016"/>
        </table:table-row>
        <table:table-row table:style-name="ro2">
          <table:table-cell office:value-type="string">
            <text:p>Honduras</text:p>
          </table:table-cell>
          <table:table-cell office:value-type="float" office:value="9904608">
            <text:p>9904608</text:p>
          </table:table-cell>
          <table:table-cell office:value-type="currency" office:currency="USD" office:value="23827840809.7014">
            <text:p>$23,827,840,809.70</text:p>
          </table:table-cell>
          <table:table-cell table:formula="of:=[.D107]" office:value-type="percentage" office:value="0.001">
            <text:p>0.10%</text:p>
          </table:table-cell>
          <table:table-cell table:formula="of:=[.C108]*[.D108]" office:value-type="currency" office:currency="USD" office:value="23827840.8097014">
            <text:p>$23,827,840.81</text:p>
          </table:table-cell>
          <table:table-cell table:formula="of:=[.E108]/12" office:value-type="currency" office:currency="USD" office:value="1985653.40080845">
            <text:p>$1,985,653.40</text:p>
          </table:table-cell>
          <table:table-cell table:formula="of:=[.F108]+[.G107]" office:value-type="currency" office:currency="USD" office:value="6875979382.65968">
            <text:p>$6,875,979,382.66</text:p>
          </table:table-cell>
          <table:table-cell table:number-columns-repeated="1016"/>
        </table:table-row>
        <table:table-row table:style-name="ro2">
          <table:table-cell office:value-type="string">
            <text:p>Cyprus</text:p>
          </table:table-cell>
          <table:table-cell office:value-type="float" office:value="1207361">
            <text:p>1207361</text:p>
          </table:table-cell>
          <table:table-cell office:value-type="currency" office:currency="USD" office:value="23804340376.9275">
            <text:p>$23,804,340,376.93</text:p>
          </table:table-cell>
          <table:table-cell table:formula="of:=[.D108]" office:value-type="percentage" office:value="0.001">
            <text:p>0.10%</text:p>
          </table:table-cell>
          <table:table-cell table:formula="of:=[.C109]*[.D109]" office:value-type="currency" office:currency="USD" office:value="23804340.3769275">
            <text:p>$23,804,340.38</text:p>
          </table:table-cell>
          <table:table-cell table:formula="of:=[.E109]/12" office:value-type="currency" office:currency="USD" office:value="1983695.03141063">
            <text:p>$1,983,695.03</text:p>
          </table:table-cell>
          <table:table-cell table:formula="of:=[.F109]+[.G108]" office:value-type="currency" office:currency="USD" office:value="6877963077.69109">
            <text:p>$6,877,963,077.69</text:p>
          </table:table-cell>
          <table:table-cell table:number-columns-repeated="1016"/>
        </table:table-row>
        <table:table-row table:style-name="ro2">
          <table:table-cell office:value-type="string">
            <text:p>Papua New Guinea</text:p>
          </table:table-cell>
          <table:table-cell office:value-type="float" office:value="8947027">
            <text:p>8947027</text:p>
          </table:table-cell>
          <table:table-cell office:value-type="currency" office:currency="USD" office:value="23591523025.2864">
            <text:p>$23,591,523,025.29</text:p>
          </table:table-cell>
          <table:table-cell table:formula="of:=[.D109]" office:value-type="percentage" office:value="0.001">
            <text:p>0.10%</text:p>
          </table:table-cell>
          <table:table-cell table:formula="of:=[.C110]*[.D110]" office:value-type="currency" office:currency="USD" office:value="23591523.0252864">
            <text:p>$23,591,523.03</text:p>
          </table:table-cell>
          <table:table-cell table:formula="of:=[.E110]/12" office:value-type="currency" office:currency="USD" office:value="1965960.2521072">
            <text:p>$1,965,960.25</text:p>
          </table:table-cell>
          <table:table-cell table:formula="of:=[.F110]+[.G109]" office:value-type="currency" office:currency="USD" office:value="6879929037.9432">
            <text:p>$6,879,929,037.94</text:p>
          </table:table-cell>
          <table:table-cell table:number-columns-repeated="1016"/>
        </table:table-row>
        <table:table-row table:style-name="ro2">
          <table:table-cell office:value-type="string">
            <text:p>Yemen</text:p>
          </table:table-cell>
          <table:table-cell office:value-type="float" office:value="29825968">
            <text:p>29825968</text:p>
          </table:table-cell>
          <table:table-cell office:value-type="currency" office:currency="USD" office:value="23486269598.9858">
            <text:p>$23,486,269,598.99</text:p>
          </table:table-cell>
          <table:table-cell table:formula="of:=[.D110]" office:value-type="percentage" office:value="0.001">
            <text:p>0.10%</text:p>
          </table:table-cell>
          <table:table-cell table:formula="of:=[.C111]*[.D111]" office:value-type="currency" office:currency="USD" office:value="23486269.5989858">
            <text:p>$23,486,269.60</text:p>
          </table:table-cell>
          <table:table-cell table:formula="of:=[.E111]/12" office:value-type="currency" office:currency="USD" office:value="1957189.13324882">
            <text:p>$1,957,189.13</text:p>
          </table:table-cell>
          <table:table-cell table:formula="of:=[.F111]+[.G110]" office:value-type="currency" office:currency="USD" office:value="6881886227.07645">
            <text:p>$6,881,886,227.08</text:p>
          </table:table-cell>
          <table:table-cell table:number-columns-repeated="1016"/>
        </table:table-row>
        <table:table-row table:style-name="ro2">
          <table:table-cell office:value-type="string">
            <text:p>Iceland</text:p>
          </table:table-cell>
          <table:table-cell office:value-type="float" office:value="366425">
            <text:p>366425</text:p>
          </table:table-cell>
          <table:table-cell office:value-type="currency" office:currency="USD" office:value="21718075725.2054">
            <text:p>$21,718,075,725.21</text:p>
          </table:table-cell>
          <table:table-cell table:formula="of:=[.D111]" office:value-type="percentage" office:value="0.001">
            <text:p>0.10%</text:p>
          </table:table-cell>
          <table:table-cell table:formula="of:=[.C112]*[.D112]" office:value-type="currency" office:currency="USD" office:value="21718075.7252054">
            <text:p>$21,718,075.73</text:p>
          </table:table-cell>
          <table:table-cell table:formula="of:=[.E112]/12" office:value-type="currency" office:currency="USD" office:value="1809839.64376712">
            <text:p>$1,809,839.64</text:p>
          </table:table-cell>
          <table:table-cell table:formula="of:=[.F112]+[.G111]" office:value-type="currency" office:currency="USD" office:value="6883696066.72022">
            <text:p>$6,883,696,066.72</text:p>
          </table:table-cell>
          <table:table-cell table:number-columns-repeated="1016"/>
        </table:table-row>
        <table:table-row table:style-name="ro2">
          <table:table-cell office:value-type="string">
            <text:p>Trinidad and Tobago</text:p>
          </table:table-cell>
          <table:table-cell office:value-type="float" office:value="1399491">
            <text:p>1399491</text:p>
          </table:table-cell>
          <table:table-cell office:value-type="currency" office:currency="USD" office:value="21529824769.2969">
            <text:p>$21,529,824,769.30</text:p>
          </table:table-cell>
          <table:table-cell table:formula="of:=[.D112]" office:value-type="percentage" office:value="0.001">
            <text:p>0.10%</text:p>
          </table:table-cell>
          <table:table-cell table:formula="of:=[.C113]*[.D113]" office:value-type="currency" office:currency="USD" office:value="21529824.7692969">
            <text:p>$21,529,824.77</text:p>
          </table:table-cell>
          <table:table-cell table:formula="of:=[.E113]/12" office:value-type="currency" office:currency="USD" office:value="1794152.06410808">
            <text:p>$1,794,152.06</text:p>
          </table:table-cell>
          <table:table-cell table:formula="of:=[.F113]+[.G112]" office:value-type="currency" office:currency="USD" office:value="6885490218.78432">
            <text:p>$6,885,490,218.78</text:p>
          </table:table-cell>
          <table:table-cell table:number-columns-repeated="1016"/>
        </table:table-row>
        <table:table-row table:style-name="ro2">
          <table:table-cell office:value-type="string">
            <text:p>Afghanistan</text:p>
          </table:table-cell>
          <table:table-cell office:value-type="float" office:value="38928341">
            <text:p>38928341</text:p>
          </table:table-cell>
          <table:table-cell office:value-type="currency" office:currency="USD" office:value="19807067268.1084">
            <text:p>$19,807,067,268.11</text:p>
          </table:table-cell>
          <table:table-cell table:formula="of:=[.D113]" office:value-type="percentage" office:value="0.001">
            <text:p>0.10%</text:p>
          </table:table-cell>
          <table:table-cell table:formula="of:=[.C114]*[.D114]" office:value-type="currency" office:currency="USD" office:value="19807067.2681084">
            <text:p>$19,807,067.27</text:p>
          </table:table-cell>
          <table:table-cell table:formula="of:=[.E114]/12" office:value-type="currency" office:currency="USD" office:value="1650588.93900903">
            <text:p>$1,650,588.94</text:p>
          </table:table-cell>
          <table:table-cell table:formula="of:=[.F114]+[.G113]" office:value-type="currency" office:currency="USD" office:value="6887140807.72333">
            <text:p>$6,887,140,807.72</text:p>
          </table:table-cell>
          <table:table-cell table:number-columns-repeated="1016"/>
        </table:table-row>
        <table:table-row table:style-name="ro2">
          <table:table-cell office:value-type="string">
            <text:p>Bosnia and Herzegovina</text:p>
          </table:table-cell>
          <table:table-cell office:value-type="float" office:value="3280815">
            <text:p>3280815</text:p>
          </table:table-cell>
          <table:table-cell office:value-type="currency" office:currency="USD" office:value="19788422248.1072">
            <text:p>$19,788,422,248.11</text:p>
          </table:table-cell>
          <table:table-cell table:formula="of:=[.D114]" office:value-type="percentage" office:value="0.001">
            <text:p>0.10%</text:p>
          </table:table-cell>
          <table:table-cell table:formula="of:=[.C115]*[.D115]" office:value-type="currency" office:currency="USD" office:value="19788422.2481072">
            <text:p>$19,788,422.25</text:p>
          </table:table-cell>
          <table:table-cell table:formula="of:=[.E115]/12" office:value-type="currency" office:currency="USD" office:value="1649035.18734227">
            <text:p>$1,649,035.19</text:p>
          </table:table-cell>
          <table:table-cell table:formula="of:=[.F115]+[.G114]" office:value-type="currency" office:currency="USD" office:value="6888789842.91067">
            <text:p>$6,888,789,842.91</text:p>
          </table:table-cell>
          <table:table-cell table:number-columns-repeated="1016"/>
        </table:table-row>
        <table:table-row table:style-name="ro2">
          <table:table-cell office:value-type="string">
            <text:p>Zambia</text:p>
          </table:table-cell>
          <table:table-cell office:value-type="float" office:value="18383956">
            <text:p>18383956</text:p>
          </table:table-cell>
          <table:table-cell office:value-type="currency" office:currency="USD" office:value="19320053859.279">
            <text:p>$19,320,053,859.28</text:p>
          </table:table-cell>
          <table:table-cell table:formula="of:=[.D115]" office:value-type="percentage" office:value="0.001">
            <text:p>0.10%</text:p>
          </table:table-cell>
          <table:table-cell table:formula="of:=[.C116]*[.D116]" office:value-type="currency" office:currency="USD" office:value="19320053.859279">
            <text:p>$19,320,053.86</text:p>
          </table:table-cell>
          <table:table-cell table:formula="of:=[.E116]/12" office:value-type="currency" office:currency="USD" office:value="1610004.48827325">
            <text:p>$1,610,004.49</text:p>
          </table:table-cell>
          <table:table-cell table:formula="of:=[.F116]+[.G115]" office:value-type="currency" office:currency="USD" office:value="6890399847.39895">
            <text:p>$6,890,399,847.40</text:p>
          </table:table-cell>
          <table:table-cell table:number-columns-repeated="1016"/>
        </table:table-row>
        <table:table-row table:style-name="ro2">
          <table:table-cell office:value-type="string">
            <text:p>Laos</text:p>
          </table:table-cell>
          <table:table-cell office:value-type="float" office:value="7275556">
            <text:p>7275556</text:p>
          </table:table-cell>
          <table:table-cell office:value-type="currency" office:currency="USD" office:value="19136194848.6534">
            <text:p>$19,136,194,848.65</text:p>
          </table:table-cell>
          <table:table-cell table:formula="of:=[.D116]" office:value-type="percentage" office:value="0.001">
            <text:p>0.10%</text:p>
          </table:table-cell>
          <table:table-cell table:formula="of:=[.C117]*[.D117]" office:value-type="currency" office:currency="USD" office:value="19136194.8486534">
            <text:p>$19,136,194.85</text:p>
          </table:table-cell>
          <table:table-cell table:formula="of:=[.E117]/12" office:value-type="currency" office:currency="USD" office:value="1594682.90405445">
            <text:p>$1,594,682.90</text:p>
          </table:table-cell>
          <table:table-cell table:formula="of:=[.F117]+[.G116]" office:value-type="currency" office:currency="USD" office:value="6891994530.303">
            <text:p>$6,891,994,530.30</text:p>
          </table:table-cell>
          <table:table-cell table:number-columns-repeated="1016"/>
        </table:table-row>
        <table:table-row table:style-name="ro2">
          <table:table-cell office:value-type="string">
            <text:p>Mali</text:p>
          </table:table-cell>
          <table:table-cell office:value-type="float" office:value="20250834">
            <text:p>20250834</text:p>
          </table:table-cell>
          <table:table-cell office:value-type="currency" office:currency="USD" office:value="17393761397.0805">
            <text:p>$17,393,761,397.08</text:p>
          </table:table-cell>
          <table:table-cell table:formula="of:=[.D117]" office:value-type="percentage" office:value="0.001">
            <text:p>0.10%</text:p>
          </table:table-cell>
          <table:table-cell table:formula="of:=[.C118]*[.D118]" office:value-type="currency" office:currency="USD" office:value="17393761.3970805">
            <text:p>$17,393,761.40</text:p>
          </table:table-cell>
          <table:table-cell table:formula="of:=[.E118]/12" office:value-type="currency" office:currency="USD" office:value="1449480.11642338">
            <text:p>$1,449,480.12</text:p>
          </table:table-cell>
          <table:table-cell table:formula="of:=[.F118]+[.G117]" office:value-type="currency" office:currency="USD" office:value="6893444010.41943">
            <text:p>$6,893,444,010.42</text:p>
          </table:table-cell>
          <table:table-cell table:number-columns-repeated="1016"/>
        </table:table-row>
        <table:table-row table:style-name="ro2">
          <table:table-cell office:value-type="string">
            <text:p>Burkina Faso</text:p>
          </table:table-cell>
          <table:table-cell office:value-type="float" office:value="20903278">
            <text:p>20903278</text:p>
          </table:table-cell>
          <table:table-cell office:value-type="currency" office:currency="USD" office:value="17369059295.2226">
            <text:p>$17,369,059,295.22</text:p>
          </table:table-cell>
          <table:table-cell table:formula="of:=[.D118]" office:value-type="percentage" office:value="0.001">
            <text:p>0.10%</text:p>
          </table:table-cell>
          <table:table-cell table:formula="of:=[.C119]*[.D119]" office:value-type="currency" office:currency="USD" office:value="17369059.2952226">
            <text:p>$17,369,059.30</text:p>
          </table:table-cell>
          <table:table-cell table:formula="of:=[.E119]/12" office:value-type="currency" office:currency="USD" office:value="1447421.60793522">
            <text:p>$1,447,421.61</text:p>
          </table:table-cell>
          <table:table-cell table:formula="of:=[.F119]+[.G118]" office:value-type="currency" office:currency="USD" office:value="6894891432.02736">
            <text:p>$6,894,891,432.03</text:p>
          </table:table-cell>
          <table:table-cell table:number-columns-repeated="1016"/>
        </table:table-row>
        <table:table-row table:style-name="ro2">
          <table:table-cell office:value-type="string">
            <text:p>Zimbabwe</text:p>
          </table:table-cell>
          <table:table-cell office:value-type="float" office:value="14862927">
            <text:p>14862927</text:p>
          </table:table-cell>
          <table:table-cell office:value-type="currency" office:currency="USD" office:value="16768513442.6415">
            <text:p>$16,768,513,442.64</text:p>
          </table:table-cell>
          <table:table-cell table:formula="of:=[.D119]" office:value-type="percentage" office:value="0.001">
            <text:p>0.10%</text:p>
          </table:table-cell>
          <table:table-cell table:formula="of:=[.C120]*[.D120]" office:value-type="currency" office:currency="USD" office:value="16768513.4426415">
            <text:p>$16,768,513.44</text:p>
          </table:table-cell>
          <table:table-cell table:formula="of:=[.E120]/12" office:value-type="currency" office:currency="USD" office:value="1397376.12022013">
            <text:p>$1,397,376.12</text:p>
          </table:table-cell>
          <table:table-cell table:formula="of:=[.F120]+[.G119]" office:value-type="currency" office:currency="USD" office:value="6896288808.14758">
            <text:p>$6,896,288,808.15</text:p>
          </table:table-cell>
          <table:table-cell table:number-columns-repeated="1016"/>
        </table:table-row>
        <table:table-row table:style-name="ro2">
          <table:table-cell office:value-type="string">
            <text:p>Georgia</text:p>
          </table:table-cell>
          <table:table-cell office:value-type="float" office:value="3714000">
            <text:p>3714000</text:p>
          </table:table-cell>
          <table:table-cell office:value-type="currency" office:currency="USD" office:value="15891688903.1843">
            <text:p>$15,891,688,903.18</text:p>
          </table:table-cell>
          <table:table-cell table:formula="of:=[.D120]" office:value-type="percentage" office:value="0.001">
            <text:p>0.10%</text:p>
          </table:table-cell>
          <table:table-cell table:formula="of:=[.C121]*[.D121]" office:value-type="currency" office:currency="USD" office:value="15891688.9031843">
            <text:p>$15,891,688.90</text:p>
          </table:table-cell>
          <table:table-cell table:formula="of:=[.E121]/12" office:value-type="currency" office:currency="USD" office:value="1324307.40859869">
            <text:p>$1,324,307.41</text:p>
          </table:table-cell>
          <table:table-cell table:formula="of:=[.F121]+[.G120]" office:value-type="currency" office:currency="USD" office:value="6897613115.55618">
            <text:p>$6,897,613,115.56</text:p>
          </table:table-cell>
          <table:table-cell table:number-columns-repeated="1016"/>
        </table:table-row>
        <table:table-row table:style-name="ro2">
          <table:table-cell office:value-type="string">
            <text:p>Botswana</text:p>
          </table:table-cell>
          <table:table-cell office:value-type="float" office:value="2351625">
            <text:p>2351625</text:p>
          </table:table-cell>
          <table:table-cell office:value-type="currency" office:currency="USD" office:value="15781732825.8934">
            <text:p>$15,781,732,825.89</text:p>
          </table:table-cell>
          <table:table-cell table:formula="of:=[.D121]" office:value-type="percentage" office:value="0.001">
            <text:p>0.10%</text:p>
          </table:table-cell>
          <table:table-cell table:formula="of:=[.C122]*[.D122]" office:value-type="currency" office:currency="USD" office:value="15781732.8258934">
            <text:p>$15,781,732.83</text:p>
          </table:table-cell>
          <table:table-cell table:formula="of:=[.E122]/12" office:value-type="currency" office:currency="USD" office:value="1315144.40215778">
            <text:p>$1,315,144.40</text:p>
          </table:table-cell>
          <table:table-cell table:formula="of:=[.F122]+[.G121]" office:value-type="currency" office:currency="USD" office:value="6898928259.95834">
            <text:p>$6,898,928,259.96</text:p>
          </table:table-cell>
          <table:table-cell table:number-columns-repeated="1016"/>
        </table:table-row>
        <table:table-row table:style-name="ro2">
          <table:table-cell office:value-type="string">
            <text:p>Guinea</text:p>
          </table:table-cell>
          <table:table-cell office:value-type="float" office:value="13132792">
            <text:p>13132792</text:p>
          </table:table-cell>
          <table:table-cell office:value-type="currency" office:currency="USD" office:value="15681050917.1588">
            <text:p>$15,681,050,917.16</text:p>
          </table:table-cell>
          <table:table-cell table:formula="of:=[.D122]" office:value-type="percentage" office:value="0.001">
            <text:p>0.10%</text:p>
          </table:table-cell>
          <table:table-cell table:formula="of:=[.C123]*[.D123]" office:value-type="currency" office:currency="USD" office:value="15681050.9171588">
            <text:p>$15,681,050.92</text:p>
          </table:table-cell>
          <table:table-cell table:formula="of:=[.E123]/12" office:value-type="currency" office:currency="USD" office:value="1306754.24309657">
            <text:p>$1,306,754.24</text:p>
          </table:table-cell>
          <table:table-cell table:formula="of:=[.F123]+[.G122]" office:value-type="currency" office:currency="USD" office:value="6900235014.20143">
            <text:p>$6,900,235,014.20</text:p>
          </table:table-cell>
          <table:table-cell table:number-columns-repeated="1016"/>
        </table:table-row>
        <table:table-row table:style-name="ro2">
          <table:table-cell office:value-type="string">
            <text:p>Benin</text:p>
          </table:table-cell>
          <table:table-cell office:value-type="float" office:value="12123198">
            <text:p>12123198</text:p>
          </table:table-cell>
          <table:table-cell office:value-type="currency" office:currency="USD" office:value="15651545208.8783">
            <text:p>$15,651,545,208.88</text:p>
          </table:table-cell>
          <table:table-cell table:formula="of:=[.D123]" office:value-type="percentage" office:value="0.001">
            <text:p>0.10%</text:p>
          </table:table-cell>
          <table:table-cell table:formula="of:=[.C124]*[.D124]" office:value-type="currency" office:currency="USD" office:value="15651545.2088783">
            <text:p>$15,651,545.21</text:p>
          </table:table-cell>
          <table:table-cell table:formula="of:=[.E124]/12" office:value-type="currency" office:currency="USD" office:value="1304295.43407319">
            <text:p>$1,304,295.43</text:p>
          </table:table-cell>
          <table:table-cell table:formula="of:=[.F124]+[.G123]" office:value-type="currency" office:currency="USD" office:value="6901539309.63551">
            <text:p>$6,901,539,309.64</text:p>
          </table:table-cell>
          <table:table-cell table:number-columns-repeated="1016"/>
        </table:table-row>
        <table:table-row table:style-name="ro2">
          <table:table-cell office:value-type="string">
            <text:p>Gabon</text:p>
          </table:table-cell>
          <table:table-cell office:value-type="float" office:value="2225728">
            <text:p>2225728</text:p>
          </table:table-cell>
          <table:table-cell office:value-type="currency" office:currency="USD" office:value="15593181270.9135">
            <text:p>$15,593,181,270.91</text:p>
          </table:table-cell>
          <table:table-cell table:formula="of:=[.D124]" office:value-type="percentage" office:value="0.001">
            <text:p>0.10%</text:p>
          </table:table-cell>
          <table:table-cell table:formula="of:=[.C125]*[.D125]" office:value-type="currency" office:currency="USD" office:value="15593181.2709135">
            <text:p>$15,593,181.27</text:p>
          </table:table-cell>
          <table:table-cell table:formula="of:=[.E125]/12" office:value-type="currency" office:currency="USD" office:value="1299431.77257613">
            <text:p>$1,299,431.77</text:p>
          </table:table-cell>
          <table:table-cell table:formula="of:=[.F125]+[.G124]" office:value-type="currency" office:currency="USD" office:value="6902838741.40808">
            <text:p>$6,902,838,741.41</text:p>
          </table:table-cell>
          <table:table-cell table:number-columns-repeated="1016"/>
        </table:table-row>
        <table:table-row table:style-name="ro2">
          <table:table-cell office:value-type="string">
            <text:p>Albania</text:p>
          </table:table-cell>
          <table:table-cell office:value-type="float" office:value="2837743">
            <text:p>2837743</text:p>
          </table:table-cell>
          <table:table-cell office:value-type="currency" office:currency="USD" office:value="14799615097.1008">
            <text:p>$14,799,615,097.10</text:p>
          </table:table-cell>
          <table:table-cell table:formula="of:=[.D125]" office:value-type="percentage" office:value="0.001">
            <text:p>0.10%</text:p>
          </table:table-cell>
          <table:table-cell table:formula="of:=[.C126]*[.D126]" office:value-type="currency" office:currency="USD" office:value="14799615.0971008">
            <text:p>$14,799,615.10</text:p>
          </table:table-cell>
          <table:table-cell table:formula="of:=[.E126]/12" office:value-type="currency" office:currency="USD" office:value="1233301.25809173">
            <text:p>$1,233,301.26</text:p>
          </table:table-cell>
          <table:table-cell table:formula="of:=[.F126]+[.G125]" office:value-type="currency" office:currency="USD" office:value="6904072042.66618">
            <text:p>$6,904,072,042.67</text:p>
          </table:table-cell>
          <table:table-cell table:number-columns-repeated="1016"/>
        </table:table-row>
        <table:table-row table:style-name="ro2">
          <table:table-cell office:value-type="string">
            <text:p>Malta</text:p>
          </table:table-cell>
          <table:table-cell office:value-type="float" office:value="525285">
            <text:p>525285</text:p>
          </table:table-cell>
          <table:table-cell office:value-type="currency" office:currency="USD" office:value="14647384607.604">
            <text:p>$14,647,384,607.60</text:p>
          </table:table-cell>
          <table:table-cell table:formula="of:=[.D126]" office:value-type="percentage" office:value="0.001">
            <text:p>0.10%</text:p>
          </table:table-cell>
          <table:table-cell table:formula="of:=[.C127]*[.D127]" office:value-type="currency" office:currency="USD" office:value="14647384.607604">
            <text:p>$14,647,384.61</text:p>
          </table:table-cell>
          <table:table-cell table:formula="of:=[.E127]/12" office:value-type="currency" office:currency="USD" office:value="1220615.383967">
            <text:p>$1,220,615.38</text:p>
          </table:table-cell>
          <table:table-cell table:formula="of:=[.F127]+[.G126]" office:value-type="currency" office:currency="USD" office:value="6905292658.05014">
            <text:p>$6,905,292,658.05</text:p>
          </table:table-cell>
          <table:table-cell table:number-columns-repeated="1016"/>
        </table:table-row>
        <table:table-row table:style-name="ro2">
          <table:table-cell office:value-type="string">
            <text:p>Mozambique</text:p>
          </table:table-cell>
          <table:table-cell office:value-type="float" office:value="31255435">
            <text:p>31255435</text:p>
          </table:table-cell>
          <table:table-cell office:value-type="currency" office:currency="USD" office:value="14021421105.9078">
            <text:p>$14,021,421,105.91</text:p>
          </table:table-cell>
          <table:table-cell table:formula="of:=[.D127]" office:value-type="percentage" office:value="0.001">
            <text:p>0.10%</text:p>
          </table:table-cell>
          <table:table-cell table:formula="of:=[.C128]*[.D128]" office:value-type="currency" office:currency="USD" office:value="14021421.1059078">
            <text:p>$14,021,421.11</text:p>
          </table:table-cell>
          <table:table-cell table:formula="of:=[.E128]/12" office:value-type="currency" office:currency="USD" office:value="1168451.75882565">
            <text:p>$1,168,451.76</text:p>
          </table:table-cell>
          <table:table-cell table:formula="of:=[.F128]+[.G127]" office:value-type="currency" office:currency="USD" office:value="6906461109.80897">
            <text:p>$6,906,461,109.81</text:p>
          </table:table-cell>
          <table:table-cell table:number-columns-repeated="1016"/>
        </table:table-row>
        <table:table-row table:style-name="ro2">
          <table:table-cell office:value-type="string">
            <text:p>Jamaica</text:p>
          </table:table-cell>
          <table:table-cell office:value-type="float" office:value="2961161">
            <text:p>2961161</text:p>
          </table:table-cell>
          <table:table-cell office:value-type="currency" office:currency="USD" office:value="13812421803.4084">
            <text:p>$13,812,421,803.41</text:p>
          </table:table-cell>
          <table:table-cell table:formula="of:=[.D128]" office:value-type="percentage" office:value="0.001">
            <text:p>0.10%</text:p>
          </table:table-cell>
          <table:table-cell table:formula="of:=[.C129]*[.D129]" office:value-type="currency" office:currency="USD" office:value="13812421.8034084">
            <text:p>$13,812,421.80</text:p>
          </table:table-cell>
          <table:table-cell table:formula="of:=[.E129]/12" office:value-type="currency" office:currency="USD" office:value="1151035.15028403">
            <text:p>$1,151,035.15</text:p>
          </table:table-cell>
          <table:table-cell table:formula="of:=[.F129]+[.G128]" office:value-type="currency" office:currency="USD" office:value="6907612144.95925">
            <text:p>$6,907,612,144.96</text:p>
          </table:table-cell>
          <table:table-cell table:number-columns-repeated="1016"/>
        </table:table-row>
        <table:table-row table:style-name="ro2">
          <table:table-cell office:value-type="string">
            <text:p>Madagascar</text:p>
          </table:table-cell>
          <table:table-cell office:value-type="float" office:value="27691019">
            <text:p>27691019</text:p>
          </table:table-cell>
          <table:table-cell office:value-type="currency" office:currency="USD" office:value="13720634105.403">
            <text:p>$13,720,634,105.40</text:p>
          </table:table-cell>
          <table:table-cell table:formula="of:=[.D129]" office:value-type="percentage" office:value="0.001">
            <text:p>0.10%</text:p>
          </table:table-cell>
          <table:table-cell table:formula="of:=[.C130]*[.D130]" office:value-type="currency" office:currency="USD" office:value="13720634.105403">
            <text:p>$13,720,634.11</text:p>
          </table:table-cell>
          <table:table-cell table:formula="of:=[.E130]/12" office:value-type="currency" office:currency="USD" office:value="1143386.17545025">
            <text:p>$1,143,386.18</text:p>
          </table:table-cell>
          <table:table-cell table:formula="of:=[.F130]+[.G129]" office:value-type="currency" office:currency="USD" office:value="6908755531.1347">
            <text:p>$6,908,755,531.13</text:p>
          </table:table-cell>
          <table:table-cell table:number-columns-repeated="1016"/>
        </table:table-row>
        <table:table-row table:style-name="ro2">
          <table:table-cell office:value-type="string">
            <text:p>Niger</text:p>
          </table:table-cell>
          <table:table-cell office:value-type="float" office:value="24206636">
            <text:p>24206636</text:p>
          </table:table-cell>
          <table:table-cell office:value-type="currency" office:currency="USD" office:value="13678234008.4714">
            <text:p>$13,678,234,008.47</text:p>
          </table:table-cell>
          <table:table-cell table:formula="of:=[.D130]" office:value-type="percentage" office:value="0.001">
            <text:p>0.10%</text:p>
          </table:table-cell>
          <table:table-cell table:formula="of:=[.C131]*[.D131]" office:value-type="currency" office:currency="USD" office:value="13678234.0084714">
            <text:p>$13,678,234.01</text:p>
          </table:table-cell>
          <table:table-cell table:formula="of:=[.E131]/12" office:value-type="currency" office:currency="USD" office:value="1139852.83403928">
            <text:p>$1,139,852.83</text:p>
          </table:table-cell>
          <table:table-cell table:formula="of:=[.F131]+[.G130]" office:value-type="currency" office:currency="USD" office:value="6909895383.96874">
            <text:p>$6,909,895,383.97</text:p>
          </table:table-cell>
          <table:table-cell table:number-columns-repeated="1016"/>
        </table:table-row>
        <table:table-row table:style-name="ro2">
          <table:table-cell office:value-type="string">
            <text:p>Haiti</text:p>
          </table:table-cell>
          <table:table-cell office:value-type="float" office:value="11402533">
            <text:p>11402533</text:p>
          </table:table-cell>
          <table:table-cell office:value-type="currency" office:currency="USD" office:value="13417997065.1099">
            <text:p>$13,417,997,065.11</text:p>
          </table:table-cell>
          <table:table-cell table:formula="of:=[.D131]" office:value-type="percentage" office:value="0.001">
            <text:p>0.10%</text:p>
          </table:table-cell>
          <table:table-cell table:formula="of:=[.C132]*[.D132]" office:value-type="currency" office:currency="USD" office:value="13417997.0651099">
            <text:p>$13,417,997.07</text:p>
          </table:table-cell>
          <table:table-cell table:formula="of:=[.E132]/12" office:value-type="currency" office:currency="USD" office:value="1118166.42209249">
            <text:p>$1,118,166.42</text:p>
          </table:table-cell>
          <table:table-cell table:formula="of:=[.F132]+[.G131]" office:value-type="currency" office:currency="USD" office:value="6911013550.39084">
            <text:p>$6,911,013,550.39</text:p>
          </table:table-cell>
          <table:table-cell table:number-columns-repeated="1016"/>
        </table:table-row>
        <table:table-row table:style-name="ro2">
          <table:table-cell office:value-type="string">
            <text:p>Mongolia</text:p>
          </table:table-cell>
          <table:table-cell office:value-type="float" office:value="3278292">
            <text:p>3278292</text:p>
          </table:table-cell>
          <table:table-cell office:value-type="currency" office:currency="USD" office:value="13137128659.479">
            <text:p>$13,137,128,659.48</text:p>
          </table:table-cell>
          <table:table-cell table:formula="of:=[.D132]" office:value-type="percentage" office:value="0.001">
            <text:p>0.10%</text:p>
          </table:table-cell>
          <table:table-cell table:formula="of:=[.C133]*[.D133]" office:value-type="currency" office:currency="USD" office:value="13137128.659479">
            <text:p>$13,137,128.66</text:p>
          </table:table-cell>
          <table:table-cell table:formula="of:=[.E133]/12" office:value-type="currency" office:currency="USD" office:value="1094760.72162325">
            <text:p>$1,094,760.72</text:p>
          </table:table-cell>
          <table:table-cell table:formula="of:=[.F133]+[.G132]" office:value-type="currency" office:currency="USD" office:value="6912108311.11246">
            <text:p>$6,912,108,311.11</text:p>
          </table:table-cell>
          <table:table-cell table:number-columns-repeated="1016"/>
        </table:table-row>
        <table:table-row table:style-name="ro2">
          <table:table-cell office:value-type="string">
            <text:p>Armenia</text:p>
          </table:table-cell>
          <table:table-cell office:value-type="float" office:value="2963234">
            <text:p>2963234</text:p>
          </table:table-cell>
          <table:table-cell office:value-type="currency" office:currency="USD" office:value="12645459213.5235">
            <text:p>$12,645,459,213.52</text:p>
          </table:table-cell>
          <table:table-cell table:formula="of:=[.D133]" office:value-type="percentage" office:value="0.001">
            <text:p>0.10%</text:p>
          </table:table-cell>
          <table:table-cell table:formula="of:=[.C134]*[.D134]" office:value-type="currency" office:currency="USD" office:value="12645459.2135235">
            <text:p>$12,645,459.21</text:p>
          </table:table-cell>
          <table:table-cell table:formula="of:=[.E134]/12" office:value-type="currency" office:currency="USD" office:value="1053788.26779363">
            <text:p>$1,053,788.27</text:p>
          </table:table-cell>
          <table:table-cell table:formula="of:=[.F134]+[.G133]" office:value-type="currency" office:currency="USD" office:value="6913162099.38025">
            <text:p>$6,913,162,099.38</text:p>
          </table:table-cell>
          <table:table-cell table:number-columns-repeated="1016"/>
        </table:table-row>
        <table:table-row table:style-name="ro2">
          <table:table-cell office:value-type="string">
            <text:p>Nicaragua</text:p>
          </table:table-cell>
          <table:table-cell office:value-type="float" office:value="6624554">
            <text:p>6624554</text:p>
          </table:table-cell>
          <table:table-cell office:value-type="currency" office:currency="USD" office:value="12621476263.8278">
            <text:p>$12,621,476,263.83</text:p>
          </table:table-cell>
          <table:table-cell table:formula="of:=[.D134]" office:value-type="percentage" office:value="0.001">
            <text:p>0.10%</text:p>
          </table:table-cell>
          <table:table-cell table:formula="of:=[.C135]*[.D135]" office:value-type="currency" office:currency="USD" office:value="12621476.2638278">
            <text:p>$12,621,476.26</text:p>
          </table:table-cell>
          <table:table-cell table:formula="of:=[.E135]/12" office:value-type="currency" office:currency="USD" office:value="1051789.68865232">
            <text:p>$1,051,789.69</text:p>
          </table:table-cell>
          <table:table-cell table:formula="of:=[.F135]+[.G134]" office:value-type="currency" office:currency="USD" office:value="6914213889.0689">
            <text:p>$6,914,213,889.07</text:p>
          </table:table-cell>
          <table:table-cell table:number-columns-repeated="1016"/>
        </table:table-row>
        <table:table-row table:style-name="ro2">
          <table:table-cell office:value-type="string">
            <text:p>North Macedonia</text:p>
          </table:table-cell>
          <table:table-cell office:value-type="float" office:value="2083380">
            <text:p>2083380</text:p>
          </table:table-cell>
          <table:table-cell office:value-type="currency" office:currency="USD" office:value="12266949805.1436">
            <text:p>$12,266,949,805.14</text:p>
          </table:table-cell>
          <table:table-cell table:formula="of:=[.D135]" office:value-type="percentage" office:value="0.001">
            <text:p>0.10%</text:p>
          </table:table-cell>
          <table:table-cell table:formula="of:=[.C136]*[.D136]" office:value-type="currency" office:currency="USD" office:value="12266949.8051436">
            <text:p>$12,266,949.81</text:p>
          </table:table-cell>
          <table:table-cell table:formula="of:=[.E136]/12" office:value-type="currency" office:currency="USD" office:value="1022245.8170953">
            <text:p>$1,022,245.82</text:p>
          </table:table-cell>
          <table:table-cell table:formula="of:=[.F136]+[.G135]" office:value-type="currency" office:currency="USD" office:value="6915236134.886">
            <text:p>$6,915,236,134.89</text:p>
          </table:table-cell>
          <table:table-cell table:number-columns-repeated="1016"/>
        </table:table-row>
        <table:table-row table:style-name="ro2">
          <table:table-cell office:value-type="string">
            <text:p>Brunei Darussalam</text:p>
          </table:table-cell>
          <table:table-cell office:value-type="float" office:value="437483">
            <text:p>437483</text:p>
          </table:table-cell>
          <table:table-cell office:value-type="currency" office:currency="USD" office:value="12016056665.3473">
            <text:p>$12,016,056,665.35</text:p>
          </table:table-cell>
          <table:table-cell table:formula="of:=[.D136]" office:value-type="percentage" office:value="0.001">
            <text:p>0.10%</text:p>
          </table:table-cell>
          <table:table-cell table:formula="of:=[.C137]*[.D137]" office:value-type="currency" office:currency="USD" office:value="12016056.6653473">
            <text:p>$12,016,056.67</text:p>
          </table:table-cell>
          <table:table-cell table:formula="of:=[.E137]/12" office:value-type="currency" office:currency="USD" office:value="1001338.05544561">
            <text:p>$1,001,338.06</text:p>
          </table:table-cell>
          <table:table-cell table:formula="of:=[.F137]+[.G136]" office:value-type="currency" office:currency="USD" office:value="6916237472.94145">
            <text:p>$6,916,237,472.94</text:p>
          </table:table-cell>
          <table:table-cell table:number-columns-repeated="1016"/>
        </table:table-row>
        <table:table-row table:style-name="ro2">
          <table:table-cell office:value-type="string">
            <text:p>South Sudan</text:p>
          </table:table-cell>
          <table:table-cell office:value-type="float" office:value="11193729">
            <text:p>11193729</text:p>
          </table:table-cell>
          <table:table-cell office:value-type="currency" office:currency="USD" office:value="11997800760.2242">
            <text:p>$11,997,800,760.22</text:p>
          </table:table-cell>
          <table:table-cell table:formula="of:=[.D137]" office:value-type="percentage" office:value="0.001">
            <text:p>0.10%</text:p>
          </table:table-cell>
          <table:table-cell table:formula="of:=[.C138]*[.D138]" office:value-type="currency" office:currency="USD" office:value="11997800.7602242">
            <text:p>$11,997,800.76</text:p>
          </table:table-cell>
          <table:table-cell table:formula="of:=[.E138]/12" office:value-type="currency" office:currency="USD" office:value="999816.730018683">
            <text:p>$999,816.73</text:p>
          </table:table-cell>
          <table:table-cell table:formula="of:=[.F138]+[.G137]" office:value-type="currency" office:currency="USD" office:value="6917237289.67146">
            <text:p>$6,917,237,289.67</text:p>
          </table:table-cell>
          <table:table-cell table:number-columns-repeated="1016"/>
        </table:table-row>
        <table:table-row table:style-name="ro2">
          <table:table-cell office:value-type="string">
            <text:p>Malawi</text:p>
          </table:table-cell>
          <table:table-cell office:value-type="float" office:value="19129955">
            <text:p>19129955</text:p>
          </table:table-cell>
          <table:table-cell office:value-type="currency" office:currency="USD" office:value="11961848552.5977">
            <text:p>$11,961,848,552.60</text:p>
          </table:table-cell>
          <table:table-cell table:formula="of:=[.D138]" office:value-type="percentage" office:value="0.001">
            <text:p>0.10%</text:p>
          </table:table-cell>
          <table:table-cell table:formula="of:=[.C139]*[.D139]" office:value-type="currency" office:currency="USD" office:value="11961848.5525977">
            <text:p>$11,961,848.55</text:p>
          </table:table-cell>
          <table:table-cell table:formula="of:=[.E139]/12" office:value-type="currency" office:currency="USD" office:value="996820.712716475">
            <text:p>$996,820.71</text:p>
          </table:table-cell>
          <table:table-cell table:formula="of:=[.F139]+[.G138]" office:value-type="currency" office:currency="USD" office:value="6918234110.38418">
            <text:p>$6,918,234,110.38</text:p>
          </table:table-cell>
          <table:table-cell table:number-columns-repeated="1016"/>
        </table:table-row>
        <table:table-row table:style-name="ro2">
          <table:table-cell office:value-type="string">
            <text:p>Moldova</text:p>
          </table:table-cell>
          <table:table-cell office:value-type="float" office:value="2617820">
            <text:p>2617820</text:p>
          </table:table-cell>
          <table:table-cell office:value-type="currency" office:currency="USD" office:value="11914040905.2626">
            <text:p>$11,914,040,905.26</text:p>
          </table:table-cell>
          <table:table-cell table:formula="of:=[.D139]" office:value-type="percentage" office:value="0.001">
            <text:p>0.10%</text:p>
          </table:table-cell>
          <table:table-cell table:formula="of:=[.C140]*[.D140]" office:value-type="currency" office:currency="USD" office:value="11914040.9052626">
            <text:p>$11,914,040.91</text:p>
          </table:table-cell>
          <table:table-cell table:formula="of:=[.E140]/12" office:value-type="currency" office:currency="USD" office:value="992836.742105217">
            <text:p>$992,836.74</text:p>
          </table:table-cell>
          <table:table-cell table:formula="of:=[.F140]+[.G139]" office:value-type="currency" office:currency="USD" office:value="6919226947.12629">
            <text:p>$6,919,226,947.13</text:p>
          </table:table-cell>
          <table:table-cell table:number-columns-repeated="1016"/>
        </table:table-row>
        <table:table-row table:style-name="ro2">
          <table:table-cell office:value-type="string">
            <text:p>Channel Islands</text:p>
          </table:table-cell>
          <table:table-cell office:value-type="float" office:value="173859">
            <text:p>173859</text:p>
          </table:table-cell>
          <table:table-cell office:value-type="currency" office:currency="USD" office:value="11514605842.3369">
            <text:p>$11,514,605,842.34</text:p>
          </table:table-cell>
          <table:table-cell table:formula="of:=[.D140]" office:value-type="percentage" office:value="0.001">
            <text:p>0.10%</text:p>
          </table:table-cell>
          <table:table-cell table:formula="of:=[.C141]*[.D141]" office:value-type="currency" office:currency="USD" office:value="11514605.8423369">
            <text:p>$11,514,605.84</text:p>
          </table:table-cell>
          <table:table-cell table:formula="of:=[.E141]/12" office:value-type="currency" office:currency="USD" office:value="959550.486861408">
            <text:p>$959,550.49</text:p>
          </table:table-cell>
          <table:table-cell table:formula="of:=[.F141]+[.G140]" office:value-type="currency" office:currency="USD" office:value="6920186497.61315">
            <text:p>$6,920,186,497.61</text:p>
          </table:table-cell>
          <table:table-cell table:number-columns-repeated="1016"/>
        </table:table-row>
        <table:table-row table:style-name="ro2">
          <table:table-cell office:value-type="string">
            <text:p>Bahamas</text:p>
          </table:table-cell>
          <table:table-cell office:value-type="float" office:value="393248">
            <text:p>393248</text:p>
          </table:table-cell>
          <table:table-cell office:value-type="currency" office:currency="USD" office:value="11250000000">
            <text:p>$11,250,000,000.00</text:p>
          </table:table-cell>
          <table:table-cell table:formula="of:=[.D141]" office:value-type="percentage" office:value="0.001">
            <text:p>0.10%</text:p>
          </table:table-cell>
          <table:table-cell table:formula="of:=[.C142]*[.D142]" office:value-type="currency" office:currency="USD" office:value="11250000">
            <text:p>$11,250,000.00</text:p>
          </table:table-cell>
          <table:table-cell table:formula="of:=[.E142]/12" office:value-type="currency" office:currency="USD" office:value="937500">
            <text:p>$937,500.00</text:p>
          </table:table-cell>
          <table:table-cell table:formula="of:=[.F142]+[.G141]" office:value-type="currency" office:currency="USD" office:value="6921123997.61315">
            <text:p>$6,921,123,997.61</text:p>
          </table:table-cell>
          <table:table-cell table:number-columns-repeated="1016"/>
        </table:table-row>
        <table:table-row table:style-name="ro2">
          <table:table-cell office:value-type="string">
            <text:p>Mauritius</text:p>
          </table:table-cell>
          <table:table-cell office:value-type="float" office:value="1265740">
            <text:p>1265740</text:p>
          </table:table-cell>
          <table:table-cell office:value-type="currency" office:currency="USD" office:value="10914065306.2423">
            <text:p>$10,914,065,306.24</text:p>
          </table:table-cell>
          <table:table-cell table:formula="of:=[.D142]" office:value-type="percentage" office:value="0.001">
            <text:p>0.10%</text:p>
          </table:table-cell>
          <table:table-cell table:formula="of:=[.C143]*[.D143]" office:value-type="currency" office:currency="USD" office:value="10914065.3062423">
            <text:p>$10,914,065.31</text:p>
          </table:table-cell>
          <table:table-cell table:formula="of:=[.E143]/12" office:value-type="currency" office:currency="USD" office:value="909505.442186858">
            <text:p>$909,505.44</text:p>
          </table:table-cell>
          <table:table-cell table:formula="of:=[.F143]+[.G142]" office:value-type="currency" office:currency="USD" office:value="6922033503.05533">
            <text:p>$6,922,033,503.06</text:p>
          </table:table-cell>
          <table:table-cell table:number-columns-repeated="1016"/>
        </table:table-row>
        <table:table-row table:style-name="ro2">
          <table:table-cell office:value-type="string">
            <text:p>Namibia</text:p>
          </table:table-cell>
          <table:table-cell office:value-type="float" office:value="2540916">
            <text:p>2540916</text:p>
          </table:table-cell>
          <table:table-cell office:value-type="currency" office:currency="USD" office:value="10699926682.6513">
            <text:p>$10,699,926,682.65</text:p>
          </table:table-cell>
          <table:table-cell table:formula="of:=[.D143]" office:value-type="percentage" office:value="0.001">
            <text:p>0.10%</text:p>
          </table:table-cell>
          <table:table-cell table:formula="of:=[.C144]*[.D144]" office:value-type="currency" office:currency="USD" office:value="10699926.6826513">
            <text:p>$10,699,926.68</text:p>
          </table:table-cell>
          <table:table-cell table:formula="of:=[.E144]/12" office:value-type="currency" office:currency="USD" office:value="891660.556887608">
            <text:p>$891,660.56</text:p>
          </table:table-cell>
          <table:table-cell table:formula="of:=[.F144]+[.G143]" office:value-type="currency" office:currency="USD" office:value="6922925163.61222">
            <text:p>$6,922,925,163.61</text:p>
          </table:table-cell>
          <table:table-cell table:number-columns-repeated="1016"/>
        </table:table-row>
        <table:table-row table:style-name="ro2">
          <table:table-cell office:value-type="string">
            <text:p>Rwanda</text:p>
          </table:table-cell>
          <table:table-cell office:value-type="float" office:value="12952209">
            <text:p>12952209</text:p>
          </table:table-cell>
          <table:table-cell office:value-type="currency" office:currency="USD" office:value="10333991891.7032">
            <text:p>$10,333,991,891.70</text:p>
          </table:table-cell>
          <table:table-cell table:formula="of:=[.D144]" office:value-type="percentage" office:value="0.001">
            <text:p>0.10%</text:p>
          </table:table-cell>
          <table:table-cell table:formula="of:=[.C145]*[.D145]" office:value-type="currency" office:currency="USD" office:value="10333991.8917032">
            <text:p>$10,333,991.89</text:p>
          </table:table-cell>
          <table:table-cell table:formula="of:=[.E145]/12" office:value-type="currency" office:currency="USD" office:value="861165.990975267">
            <text:p>$861,165.99</text:p>
          </table:table-cell>
          <table:table-cell table:formula="of:=[.F145]+[.G144]" office:value-type="currency" office:currency="USD" office:value="6923786329.6032">
            <text:p>$6,923,786,329.60</text:p>
          </table:table-cell>
          <table:table-cell table:number-columns-repeated="1016"/>
        </table:table-row>
        <table:table-row table:style-name="ro2">
          <table:table-cell office:value-type="string">
            <text:p>Chad</text:p>
          </table:table-cell>
          <table:table-cell office:value-type="float" office:value="16425859">
            <text:p>16425859</text:p>
          </table:table-cell>
          <table:table-cell office:value-type="currency" office:currency="USD" office:value="10093118570.2918">
            <text:p>$10,093,118,570.29</text:p>
          </table:table-cell>
          <table:table-cell table:formula="of:=[.D145]" office:value-type="percentage" office:value="0.001">
            <text:p>0.10%</text:p>
          </table:table-cell>
          <table:table-cell table:formula="of:=[.C146]*[.D146]" office:value-type="currency" office:currency="USD" office:value="10093118.5702918">
            <text:p>$10,093,118.57</text:p>
          </table:table-cell>
          <table:table-cell table:formula="of:=[.E146]/12" office:value-type="currency" office:currency="USD" office:value="841093.214190983">
            <text:p>$841,093.21</text:p>
          </table:table-cell>
          <table:table-cell table:formula="of:=[.F146]+[.G145]" office:value-type="currency" office:currency="USD" office:value="6924627422.81739">
            <text:p>$6,924,627,422.82</text:p>
          </table:table-cell>
          <table:table-cell table:number-columns-repeated="1016"/>
        </table:table-row>
        <table:table-row table:style-name="ro2">
          <table:table-cell office:value-type="string">
            <text:p>Equatorial Guinea</text:p>
          </table:table-cell>
          <table:table-cell office:value-type="float" office:value="1402985">
            <text:p>1402985</text:p>
          </table:table-cell>
          <table:table-cell office:value-type="currency" office:currency="USD" office:value="10021856754.4944">
            <text:p>$10,021,856,754.49</text:p>
          </table:table-cell>
          <table:table-cell table:formula="of:=[.D146]" office:value-type="percentage" office:value="0.001">
            <text:p>0.10%</text:p>
          </table:table-cell>
          <table:table-cell table:formula="of:=[.C147]*[.D147]" office:value-type="currency" office:currency="USD" office:value="10021856.7544944">
            <text:p>$10,021,856.75</text:p>
          </table:table-cell>
          <table:table-cell table:formula="of:=[.E147]/12" office:value-type="currency" office:currency="USD" office:value="835154.7295412">
            <text:p>$835,154.73</text:p>
          </table:table-cell>
          <table:table-cell table:formula="of:=[.F147]+[.G146]" office:value-type="currency" office:currency="USD" office:value="6925462577.54693">
            <text:p>$6,925,462,577.55</text:p>
          </table:table-cell>
          <table:table-cell table:number-columns-repeated="1016"/>
        </table:table-row>
        <table:table-row table:style-name="ro2">
          <table:table-cell office:value-type="string">
            <text:p>Tajikistan</text:p>
          </table:table-cell>
          <table:table-cell office:value-type="float" office:value="9537642">
            <text:p>9537642</text:p>
          </table:table-cell>
          <table:table-cell office:value-type="currency" office:currency="USD" office:value="8194150301.78552">
            <text:p>$8,194,150,301.79</text:p>
          </table:table-cell>
          <table:table-cell table:formula="of:=[.D147]" office:value-type="percentage" office:value="0.001">
            <text:p>0.10%</text:p>
          </table:table-cell>
          <table:table-cell table:formula="of:=[.C148]*[.D148]" office:value-type="currency" office:currency="USD" office:value="8194150.30178552">
            <text:p>$8,194,150.30</text:p>
          </table:table-cell>
          <table:table-cell table:formula="of:=[.E148]/12" office:value-type="currency" office:currency="USD" office:value="682845.858482127">
            <text:p>$682,845.86</text:p>
          </table:table-cell>
          <table:table-cell table:formula="of:=[.F148]+[.G147]" office:value-type="currency" office:currency="USD" office:value="6926145423.40541">
            <text:p>$6,926,145,423.41</text:p>
          </table:table-cell>
          <table:table-cell table:number-columns-repeated="1016"/>
        </table:table-row>
        <table:table-row table:style-name="ro2">
          <table:table-cell office:value-type="string">
            <text:p>Mauritania</text:p>
          </table:table-cell>
          <table:table-cell office:value-type="float" office:value="4649660">
            <text:p>4649660</text:p>
          </table:table-cell>
          <table:table-cell office:value-type="currency" office:currency="USD" office:value="7778525642.92883">
            <text:p>$7,778,525,642.93</text:p>
          </table:table-cell>
          <table:table-cell table:formula="of:=[.D148]" office:value-type="percentage" office:value="0.001">
            <text:p>0.10%</text:p>
          </table:table-cell>
          <table:table-cell table:formula="of:=[.C149]*[.D149]" office:value-type="currency" office:currency="USD" office:value="7778525.64292883">
            <text:p>$7,778,525.64</text:p>
          </table:table-cell>
          <table:table-cell table:formula="of:=[.E149]/12" office:value-type="currency" office:currency="USD" office:value="648210.470244069">
            <text:p>$648,210.47</text:p>
          </table:table-cell>
          <table:table-cell table:formula="of:=[.F149]+[.G148]" office:value-type="currency" office:currency="USD" office:value="6926793633.87566">
            <text:p>$6,926,793,633.88</text:p>
          </table:table-cell>
          <table:table-cell table:number-columns-repeated="1016"/>
        </table:table-row>
        <table:table-row table:style-name="ro2">
          <table:table-cell office:value-type="string">
            <text:p>Kyrgyzstan</text:p>
          </table:table-cell>
          <table:table-cell office:value-type="float" office:value="6591600">
            <text:p>6591600</text:p>
          </table:table-cell>
          <table:table-cell office:value-type="currency" office:currency="USD" office:value="7735976612.64163">
            <text:p>$7,735,976,612.64</text:p>
          </table:table-cell>
          <table:table-cell table:formula="of:=[.D149]" office:value-type="percentage" office:value="0.001">
            <text:p>0.10%</text:p>
          </table:table-cell>
          <table:table-cell table:formula="of:=[.C150]*[.D150]" office:value-type="currency" office:currency="USD" office:value="7735976.61264163">
            <text:p>$7,735,976.61</text:p>
          </table:table-cell>
          <table:table-cell table:formula="of:=[.E150]/12" office:value-type="currency" office:currency="USD" office:value="644664.717720136">
            <text:p>$644,664.72</text:p>
          </table:table-cell>
          <table:table-cell table:formula="of:=[.F150]+[.G149]" office:value-type="currency" office:currency="USD" office:value="6927438298.59338">
            <text:p>$6,927,438,298.59</text:p>
          </table:table-cell>
          <table:table-cell table:number-columns-repeated="1016"/>
        </table:table-row>
        <table:table-row table:style-name="ro2">
          <table:table-cell office:value-type="string">
            <text:p>Togo</text:p>
          </table:table-cell>
          <table:table-cell office:value-type="float" office:value="8278737">
            <text:p>8278737</text:p>
          </table:table-cell>
          <table:table-cell office:value-type="currency" office:currency="USD" office:value="7574635241.30191">
            <text:p>$7,574,635,241.30</text:p>
          </table:table-cell>
          <table:table-cell table:formula="of:=[.D150]" office:value-type="percentage" office:value="0.001">
            <text:p>0.10%</text:p>
          </table:table-cell>
          <table:table-cell table:formula="of:=[.C151]*[.D151]" office:value-type="currency" office:currency="USD" office:value="7574635.24130191">
            <text:p>$7,574,635.24</text:p>
          </table:table-cell>
          <table:table-cell table:formula="of:=[.E151]/12" office:value-type="currency" office:currency="USD" office:value="631219.603441826">
            <text:p>$631,219.60</text:p>
          </table:table-cell>
          <table:table-cell table:formula="of:=[.F151]+[.G150]" office:value-type="currency" office:currency="USD" office:value="6928069518.19682">
            <text:p>$6,928,069,518.20</text:p>
          </table:table-cell>
          <table:table-cell table:number-columns-repeated="1016"/>
        </table:table-row>
        <table:table-row table:style-name="ro2">
          <table:table-cell office:value-type="string">
            <text:p>Isle of Man</text:p>
          </table:table-cell>
          <table:table-cell office:value-type="float" office:value="85032">
            <text:p>85032</text:p>
          </table:table-cell>
          <table:table-cell office:value-type="currency" office:currency="USD" office:value="7491969312.87525">
            <text:p>$7,491,969,312.88</text:p>
          </table:table-cell>
          <table:table-cell table:formula="of:=[.D151]" office:value-type="percentage" office:value="0.001">
            <text:p>0.10%</text:p>
          </table:table-cell>
          <table:table-cell table:formula="of:=[.C152]*[.D152]" office:value-type="currency" office:currency="USD" office:value="7491969.31287525">
            <text:p>$7,491,969.31</text:p>
          </table:table-cell>
          <table:table-cell table:formula="of:=[.E152]/12" office:value-type="currency" office:currency="USD" office:value="624330.776072938">
            <text:p>$624,330.78</text:p>
          </table:table-cell>
          <table:table-cell table:formula="of:=[.F152]+[.G151]" office:value-type="currency" office:currency="USD" office:value="6928693848.97289">
            <text:p>$6,928,693,848.97</text:p>
          </table:table-cell>
          <table:table-cell table:number-columns-repeated="1016"/>
        </table:table-row>
        <table:table-row table:style-name="ro2">
          <table:table-cell office:value-type="string">
            <text:p>Monaco</text:p>
          </table:table-cell>
          <table:table-cell office:value-type="float" office:value="39244">
            <text:p>39244</text:p>
          </table:table-cell>
          <table:table-cell office:value-type="currency" office:currency="USD" office:value="7423709839.9194">
            <text:p>$7,423,709,839.92</text:p>
          </table:table-cell>
          <table:table-cell table:formula="of:=[.D152]" office:value-type="percentage" office:value="0.001">
            <text:p>0.10%</text:p>
          </table:table-cell>
          <table:table-cell table:formula="of:=[.C153]*[.D153]" office:value-type="currency" office:currency="USD" office:value="7423709.8399194">
            <text:p>$7,423,709.84</text:p>
          </table:table-cell>
          <table:table-cell table:formula="of:=[.E153]/12" office:value-type="currency" office:currency="USD" office:value="618642.48665995">
            <text:p>$618,642.49</text:p>
          </table:table-cell>
          <table:table-cell table:formula="of:=[.F153]+[.G152]" office:value-type="currency" office:currency="USD" office:value="6929312491.45955">
            <text:p>$6,929,312,491.46</text:p>
          </table:table-cell>
          <table:table-cell table:number-columns-repeated="1016"/>
        </table:table-row>
        <table:table-row table:style-name="ro2">
          <table:table-cell office:value-type="string">
            <text:p>Guam</text:p>
          </table:table-cell>
          <table:table-cell office:value-type="float" office:value="168783">
            <text:p>168783</text:p>
          </table:table-cell>
          <table:table-cell office:value-type="currency" office:currency="USD" office:value="6311000000">
            <text:p>$6,311,000,000.00</text:p>
          </table:table-cell>
          <table:table-cell table:formula="of:=[.D153]" office:value-type="percentage" office:value="0.001">
            <text:p>0.10%</text:p>
          </table:table-cell>
          <table:table-cell table:formula="of:=[.C154]*[.D154]" office:value-type="currency" office:currency="USD" office:value="6311000">
            <text:p>$6,311,000.00</text:p>
          </table:table-cell>
          <table:table-cell table:formula="of:=[.E154]/12" office:value-type="currency" office:currency="USD" office:value="525916.666666667">
            <text:p>$525,916.67</text:p>
          </table:table-cell>
          <table:table-cell table:formula="of:=[.F154]+[.G153]" office:value-type="currency" office:currency="USD" office:value="6929838408.12622">
            <text:p>$6,929,838,408.13</text:p>
          </table:table-cell>
          <table:table-cell table:number-columns-repeated="1016"/>
        </table:table-row>
        <table:table-row table:style-name="ro2">
          <table:table-cell office:value-type="string">
            <text:p>Cayman Islands</text:p>
          </table:table-cell>
          <table:table-cell office:value-type="float" office:value="65720">
            <text:p>65720</text:p>
          </table:table-cell>
          <table:table-cell office:value-type="currency" office:currency="USD" office:value="5935769350.77403">
            <text:p>$5,935,769,350.77</text:p>
          </table:table-cell>
          <table:table-cell table:formula="of:=[.D154]" office:value-type="percentage" office:value="0.001">
            <text:p>0.10%</text:p>
          </table:table-cell>
          <table:table-cell table:formula="of:=[.C155]*[.D155]" office:value-type="currency" office:currency="USD" office:value="5935769.35077403">
            <text:p>$5,935,769.35</text:p>
          </table:table-cell>
          <table:table-cell table:formula="of:=[.E155]/12" office:value-type="currency" office:currency="USD" office:value="494647.445897836">
            <text:p>$494,647.45</text:p>
          </table:table-cell>
          <table:table-cell table:formula="of:=[.F155]+[.G154]" office:value-type="currency" office:currency="USD" office:value="6930333055.57212">
            <text:p>$6,930,333,055.57</text:p>
          </table:table-cell>
          <table:table-cell table:number-columns-repeated="1016"/>
        </table:table-row>
        <table:table-row table:style-name="ro2">
          <table:table-cell office:value-type="string">
            <text:p>Guyana</text:p>
          </table:table-cell>
          <table:table-cell office:value-type="float" office:value="786559">
            <text:p>786559</text:p>
          </table:table-cell>
          <table:table-cell office:value-type="currency" office:currency="USD" office:value="5471256594.72422">
            <text:p>$5,471,256,594.72</text:p>
          </table:table-cell>
          <table:table-cell table:formula="of:=[.D155]" office:value-type="percentage" office:value="0.001">
            <text:p>0.10%</text:p>
          </table:table-cell>
          <table:table-cell table:formula="of:=[.C156]*[.D156]" office:value-type="currency" office:currency="USD" office:value="5471256.59472422">
            <text:p>$5,471,256.59</text:p>
          </table:table-cell>
          <table:table-cell table:formula="of:=[.E156]/12" office:value-type="currency" office:currency="USD" office:value="455938.049560352">
            <text:p>$455,938.05</text:p>
          </table:table-cell>
          <table:table-cell table:formula="of:=[.F156]+[.G155]" office:value-type="currency" office:currency="USD" office:value="6930788993.62168">
            <text:p>$6,930,788,993.62</text:p>
          </table:table-cell>
          <table:table-cell table:number-columns-repeated="1016"/>
        </table:table-row>
        <table:table-row table:style-name="ro2">
          <table:table-cell office:value-type="string">
            <text:p>Somalia</text:p>
          </table:table-cell>
          <table:table-cell office:value-type="float" office:value="15893219">
            <text:p>15893219</text:p>
          </table:table-cell>
          <table:table-cell office:value-type="currency" office:currency="USD" office:value="4917607582.22895">
            <text:p>$4,917,607,582.23</text:p>
          </table:table-cell>
          <table:table-cell table:formula="of:=[.D156]" office:value-type="percentage" office:value="0.001">
            <text:p>0.10%</text:p>
          </table:table-cell>
          <table:table-cell table:formula="of:=[.C157]*[.D157]" office:value-type="currency" office:currency="USD" office:value="4917607.58222895">
            <text:p>$4,917,607.58</text:p>
          </table:table-cell>
          <table:table-cell table:formula="of:=[.E157]/12" office:value-type="currency" office:currency="USD" office:value="409800.631852412">
            <text:p>$409,800.63</text:p>
          </table:table-cell>
          <table:table-cell table:formula="of:=[.F157]+[.G156]" office:value-type="currency" office:currency="USD" office:value="6931198794.25353">
            <text:p>$6,931,198,794.25</text:p>
          </table:table-cell>
          <table:table-cell table:number-columns-repeated="1016"/>
        </table:table-row>
        <table:table-row table:style-name="ro2">
          <table:table-cell office:value-type="string">
            <text:p>Montenegro</text:p>
          </table:table-cell>
          <table:table-cell office:value-type="float" office:value="621718">
            <text:p>621718</text:p>
          </table:table-cell>
          <table:table-cell office:value-type="currency" office:currency="USD" office:value="4778582336.18234">
            <text:p>$4,778,582,336.18</text:p>
          </table:table-cell>
          <table:table-cell table:formula="of:=[.D157]" office:value-type="percentage" office:value="0.001">
            <text:p>0.10%</text:p>
          </table:table-cell>
          <table:table-cell table:formula="of:=[.C158]*[.D158]" office:value-type="currency" office:currency="USD" office:value="4778582.33618234">
            <text:p>$4,778,582.34</text:p>
          </table:table-cell>
          <table:table-cell table:formula="of:=[.E158]/12" office:value-type="currency" office:currency="USD" office:value="398215.194681862">
            <text:p>$398,215.19</text:p>
          </table:table-cell>
          <table:table-cell table:formula="of:=[.F158]+[.G157]" office:value-type="currency" office:currency="USD" office:value="6931597009.44821">
            <text:p>$6,931,597,009.45</text:p>
          </table:table-cell>
          <table:table-cell table:number-columns-repeated="1016"/>
        </table:table-row>
        <table:table-row table:style-name="ro2">
          <table:table-cell office:value-type="string">
            <text:p>Fiji</text:p>
          </table:table-cell>
          <table:table-cell office:value-type="float" office:value="896444">
            <text:p>896444</text:p>
          </table:table-cell>
          <table:table-cell office:value-type="currency" office:currency="USD" office:value="4376014755.57615">
            <text:p>$4,376,014,755.58</text:p>
          </table:table-cell>
          <table:table-cell table:formula="of:=[.D158]" office:value-type="percentage" office:value="0.001">
            <text:p>0.10%</text:p>
          </table:table-cell>
          <table:table-cell table:formula="of:=[.C159]*[.D159]" office:value-type="currency" office:currency="USD" office:value="4376014.75557615">
            <text:p>$4,376,014.76</text:p>
          </table:table-cell>
          <table:table-cell table:formula="of:=[.E159]/12" office:value-type="currency" office:currency="USD" office:value="364667.896298012">
            <text:p>$364,667.90</text:p>
          </table:table-cell>
          <table:table-cell table:formula="of:=[.F159]+[.G158]" office:value-type="currency" office:currency="USD" office:value="6931961677.34451">
            <text:p>$6,931,961,677.34</text:p>
          </table:table-cell>
          <table:table-cell table:number-columns-repeated="1016"/>
        </table:table-row>
        <table:table-row table:style-name="ro2">
          <table:table-cell office:value-type="string">
            <text:p>Barbados</text:p>
          </table:table-cell>
          <table:table-cell office:value-type="float" office:value="287371">
            <text:p>287371</text:p>
          </table:table-cell>
          <table:table-cell office:value-type="currency" office:currency="USD" office:value="4365500000">
            <text:p>$4,365,500,000.00</text:p>
          </table:table-cell>
          <table:table-cell table:formula="of:=[.D159]" office:value-type="percentage" office:value="0.001">
            <text:p>0.10%</text:p>
          </table:table-cell>
          <table:table-cell table:formula="of:=[.C160]*[.D160]" office:value-type="currency" office:currency="USD" office:value="4365500">
            <text:p>$4,365,500.00</text:p>
          </table:table-cell>
          <table:table-cell table:formula="of:=[.E160]/12" office:value-type="currency" office:currency="USD" office:value="363791.666666667">
            <text:p>$363,791.67</text:p>
          </table:table-cell>
          <table:table-cell table:formula="of:=[.F160]+[.G159]" office:value-type="currency" office:currency="USD" office:value="6932325469.01118">
            <text:p>$6,932,325,469.01</text:p>
          </table:table-cell>
          <table:table-cell table:number-columns-repeated="1016"/>
        </table:table-row>
        <table:table-row table:style-name="ro2">
          <table:table-cell office:value-type="string">
            <text:p>Maldives</text:p>
          </table:table-cell>
          <table:table-cell office:value-type="float" office:value="540542">
            <text:p>540542</text:p>
          </table:table-cell>
          <table:table-cell office:value-type="currency" office:currency="USD" office:value="4030203166.77482">
            <text:p>$4,030,203,166.77</text:p>
          </table:table-cell>
          <table:table-cell table:formula="of:=[.D160]" office:value-type="percentage" office:value="0.001">
            <text:p>0.10%</text:p>
          </table:table-cell>
          <table:table-cell table:formula="of:=[.C161]*[.D161]" office:value-type="currency" office:currency="USD" office:value="4030203.16677482">
            <text:p>$4,030,203.17</text:p>
          </table:table-cell>
          <table:table-cell table:formula="of:=[.E161]/12" office:value-type="currency" office:currency="USD" office:value="335850.263897902">
            <text:p>$335,850.26</text:p>
          </table:table-cell>
          <table:table-cell table:formula="of:=[.F161]+[.G160]" office:value-type="currency" office:currency="USD" office:value="6932661319.27507">
            <text:p>$6,932,661,319.28</text:p>
          </table:table-cell>
          <table:table-cell table:number-columns-repeated="1016"/>
        </table:table-row>
        <table:table-row table:style-name="ro2">
          <table:table-cell office:value-type="string">
            <text:p>Virgin Islands</text:p>
          </table:table-cell>
          <table:table-cell office:value-type="float" office:value="106290">
            <text:p>106290</text:p>
          </table:table-cell>
          <table:table-cell office:value-type="currency" office:currency="USD" office:value="3984000000">
            <text:p>$3,984,000,000.00</text:p>
          </table:table-cell>
          <table:table-cell table:formula="of:=[.D161]" office:value-type="percentage" office:value="0.001">
            <text:p>0.10%</text:p>
          </table:table-cell>
          <table:table-cell table:formula="of:=[.C162]*[.D162]" office:value-type="currency" office:currency="USD" office:value="3984000">
            <text:p>$3,984,000.00</text:p>
          </table:table-cell>
          <table:table-cell table:formula="of:=[.E162]/12" office:value-type="currency" office:currency="USD" office:value="332000">
            <text:p>$332,000.00</text:p>
          </table:table-cell>
          <table:table-cell table:formula="of:=[.F162]+[.G161]" office:value-type="currency" office:currency="USD" office:value="6932993319.27507">
            <text:p>$6,932,993,319.28</text:p>
          </table:table-cell>
          <table:table-cell table:number-columns-repeated="1016"/>
        </table:table-row>
        <table:table-row table:style-name="ro2">
          <table:table-cell office:value-type="string">
            <text:p>Swaziland</text:p>
          </table:table-cell>
          <table:table-cell office:value-type="float" office:value="1160164">
            <text:p>1160164</text:p>
          </table:table-cell>
          <table:table-cell office:value-type="currency" office:currency="USD" office:value="3962493092.99308">
            <text:p>$3,962,493,092.99</text:p>
          </table:table-cell>
          <table:table-cell table:formula="of:=[.D162]" office:value-type="percentage" office:value="0.001">
            <text:p>0.10%</text:p>
          </table:table-cell>
          <table:table-cell table:formula="of:=[.C163]*[.D163]" office:value-type="currency" office:currency="USD" office:value="3962493.09299308">
            <text:p>$3,962,493.09</text:p>
          </table:table-cell>
          <table:table-cell table:formula="of:=[.E163]/12" office:value-type="currency" office:currency="USD" office:value="330207.757749423">
            <text:p>$330,207.76</text:p>
          </table:table-cell>
          <table:table-cell table:formula="of:=[.F163]+[.G162]" office:value-type="currency" office:currency="USD" office:value="6933323527.03282">
            <text:p>$6,933,323,527.03</text:p>
          </table:table-cell>
          <table:table-cell table:number-columns-repeated="1016"/>
        </table:table-row>
        <table:table-row table:style-name="ro2">
          <table:table-cell office:value-type="string">
            <text:p>Sierra Leone</text:p>
          </table:table-cell>
          <table:table-cell office:value-type="float" office:value="7976985">
            <text:p>7976985</text:p>
          </table:table-cell>
          <table:table-cell office:value-type="currency" office:currency="USD" office:value="3865018882.89755">
            <text:p>$3,865,018,882.90</text:p>
          </table:table-cell>
          <table:table-cell table:formula="of:=[.D163]" office:value-type="percentage" office:value="0.001">
            <text:p>0.10%</text:p>
          </table:table-cell>
          <table:table-cell table:formula="of:=[.C164]*[.D164]" office:value-type="currency" office:currency="USD" office:value="3865018.88289755">
            <text:p>$3,865,018.88</text:p>
          </table:table-cell>
          <table:table-cell table:formula="of:=[.E164]/12" office:value-type="currency" office:currency="USD" office:value="322084.906908129">
            <text:p>$322,084.91</text:p>
          </table:table-cell>
          <table:table-cell table:formula="of:=[.F164]+[.G163]" office:value-type="currency" office:currency="USD" office:value="6933645611.93973">
            <text:p>$6,933,645,611.94</text:p>
          </table:table-cell>
          <table:table-cell table:number-columns-repeated="1016"/>
        </table:table-row>
        <table:table-row table:style-name="ro2">
          <table:table-cell office:value-type="string">
            <text:p>Suriname</text:p>
          </table:table-cell>
          <table:table-cell office:value-type="float" office:value="586634">
            <text:p>586634</text:p>
          </table:table-cell>
          <table:table-cell office:value-type="currency" office:currency="USD" office:value="3807922874.48306">
            <text:p>$3,807,922,874.48</text:p>
          </table:table-cell>
          <table:table-cell table:formula="of:=[.D164]" office:value-type="percentage" office:value="0.001">
            <text:p>0.10%</text:p>
          </table:table-cell>
          <table:table-cell table:formula="of:=[.C165]*[.D165]" office:value-type="currency" office:currency="USD" office:value="3807922.87448306">
            <text:p>$3,807,922.87</text:p>
          </table:table-cell>
          <table:table-cell table:formula="of:=[.E165]/12" office:value-type="currency" office:currency="USD" office:value="317326.906206922">
            <text:p>$317,326.91</text:p>
          </table:table-cell>
          <table:table-cell table:formula="of:=[.F165]+[.G164]" office:value-type="currency" office:currency="USD" office:value="6933962938.84594">
            <text:p>$6,933,962,938.85</text:p>
          </table:table-cell>
          <table:table-cell table:number-columns-repeated="1016"/>
        </table:table-row>
        <table:table-row table:style-name="ro2">
          <table:table-cell office:value-type="string">
            <text:p>French Polynesia</text:p>
          </table:table-cell>
          <table:table-cell office:value-type="float" office:value="280904">
            <text:p>280904</text:p>
          </table:table-cell>
          <table:table-cell office:value-type="currency" office:currency="USD" office:value="3447543137.9415">
            <text:p>$3,447,543,137.94</text:p>
          </table:table-cell>
          <table:table-cell table:formula="of:=[.D165]" office:value-type="percentage" office:value="0.001">
            <text:p>0.10%</text:p>
          </table:table-cell>
          <table:table-cell table:formula="of:=[.C166]*[.D166]" office:value-type="currency" office:currency="USD" office:value="3447543.1379415">
            <text:p>$3,447,543.14</text:p>
          </table:table-cell>
          <table:table-cell table:formula="of:=[.E166]/12" office:value-type="currency" office:currency="USD" office:value="287295.261495125">
            <text:p>$287,295.26</text:p>
          </table:table-cell>
          <table:table-cell table:formula="of:=[.F166]+[.G165]" office:value-type="currency" office:currency="USD" office:value="6934250234.10743">
            <text:p>$6,934,250,234.11</text:p>
          </table:table-cell>
          <table:table-cell table:number-columns-repeated="1016"/>
        </table:table-row>
        <table:table-row table:style-name="ro2">
          <table:table-cell office:value-type="string">
            <text:p>Djibouti</text:p>
          </table:table-cell>
          <table:table-cell office:value-type="float" office:value="988002">
            <text:p>988002</text:p>
          </table:table-cell>
          <table:table-cell office:value-type="currency" office:currency="USD" office:value="3384404260.07202">
            <text:p>$3,384,404,260.07</text:p>
          </table:table-cell>
          <table:table-cell table:formula="of:=[.D166]" office:value-type="percentage" office:value="0.001">
            <text:p>0.10%</text:p>
          </table:table-cell>
          <table:table-cell table:formula="of:=[.C167]*[.D167]" office:value-type="currency" office:currency="USD" office:value="3384404.26007202">
            <text:p>$3,384,404.26</text:p>
          </table:table-cell>
          <table:table-cell table:formula="of:=[.E167]/12" office:value-type="currency" office:currency="USD" office:value="282033.688339335">
            <text:p>$282,033.69</text:p>
          </table:table-cell>
          <table:table-cell table:formula="of:=[.F167]+[.G166]" office:value-type="currency" office:currency="USD" office:value="6934532267.79577">
            <text:p>$6,934,532,267.80</text:p>
          </table:table-cell>
          <table:table-cell table:number-columns-repeated="1016"/>
        </table:table-row>
        <table:table-row table:style-name="ro2">
          <table:table-cell office:value-type="string">
            <text:p>Burundi</text:p>
          </table:table-cell>
          <table:table-cell office:value-type="float" office:value="11890781">
            <text:p>11890781</text:p>
          </table:table-cell>
          <table:table-cell office:value-type="currency" office:currency="USD" office:value="3258187232.63159">
            <text:p>$3,258,187,232.63</text:p>
          </table:table-cell>
          <table:table-cell table:formula="of:=[.D167]" office:value-type="percentage" office:value="0.001">
            <text:p>0.10%</text:p>
          </table:table-cell>
          <table:table-cell table:formula="of:=[.C168]*[.D168]" office:value-type="currency" office:currency="USD" office:value="3258187.23263159">
            <text:p>$3,258,187.23</text:p>
          </table:table-cell>
          <table:table-cell table:formula="of:=[.E168]/12" office:value-type="currency" office:currency="USD" office:value="271515.602719299">
            <text:p>$271,515.60</text:p>
          </table:table-cell>
          <table:table-cell table:formula="of:=[.F168]+[.G167]" office:value-type="currency" office:currency="USD" office:value="6934803783.39849">
            <text:p>$6,934,803,783.40</text:p>
          </table:table-cell>
          <table:table-cell table:number-columns-repeated="1016"/>
        </table:table-row>
        <table:table-row table:style-name="ro2">
          <table:table-cell office:value-type="string">
            <text:p>Aruba</text:p>
          </table:table-cell>
          <table:table-cell office:value-type="float" office:value="106766">
            <text:p>106766</text:p>
          </table:table-cell>
          <table:table-cell office:value-type="currency" office:currency="USD" office:value="3202188606.92893">
            <text:p>$3,202,188,606.93</text:p>
          </table:table-cell>
          <table:table-cell table:formula="of:=[.D168]" office:value-type="percentage" office:value="0.001">
            <text:p>0.10%</text:p>
          </table:table-cell>
          <table:table-cell table:formula="of:=[.C169]*[.D169]" office:value-type="currency" office:currency="USD" office:value="3202188.60692893">
            <text:p>$3,202,188.61</text:p>
          </table:table-cell>
          <table:table-cell table:formula="of:=[.E169]/12" office:value-type="currency" office:currency="USD" office:value="266849.050577411">
            <text:p>$266,849.05</text:p>
          </table:table-cell>
          <table:table-cell table:formula="of:=[.F169]+[.G168]" office:value-type="currency" office:currency="USD" office:value="6935070632.44907">
            <text:p>$6,935,070,632.45</text:p>
          </table:table-cell>
          <table:table-cell table:number-columns-repeated="1016"/>
        </table:table-row>
        <table:table-row table:style-name="ro2">
          <table:table-cell office:value-type="string">
            <text:p>Andorra</text:p>
          </table:table-cell>
          <table:table-cell office:value-type="float" office:value="77265">
            <text:p>77265</text:p>
          </table:table-cell>
          <table:table-cell office:value-type="currency" office:currency="USD" office:value="3155065487.51819">
            <text:p>$3,155,065,487.52</text:p>
          </table:table-cell>
          <table:table-cell table:formula="of:=[.D169]" office:value-type="percentage" office:value="0.001">
            <text:p>0.10%</text:p>
          </table:table-cell>
          <table:table-cell table:formula="of:=[.C170]*[.D170]" office:value-type="currency" office:currency="USD" office:value="3155065.48751819">
            <text:p>$3,155,065.49</text:p>
          </table:table-cell>
          <table:table-cell table:formula="of:=[.E170]/12" office:value-type="currency" office:currency="USD" office:value="262922.123959849">
            <text:p>$262,922.12</text:p>
          </table:table-cell>
          <table:table-cell table:formula="of:=[.F170]+[.G169]" office:value-type="currency" office:currency="USD" office:value="6935333554.57303">
            <text:p>$6,935,333,554.57</text:p>
          </table:table-cell>
          <table:table-cell table:number-columns-repeated="1016"/>
        </table:table-row>
        <table:table-row table:style-name="ro2">
          <table:table-cell office:value-type="string">
            <text:p>Greenland</text:p>
          </table:table-cell>
          <table:table-cell office:value-type="float" office:value="56367">
            <text:p>56367</text:p>
          </table:table-cell>
          <table:table-cell office:value-type="currency" office:currency="USD" office:value="3051626389.63671">
            <text:p>$3,051,626,389.64</text:p>
          </table:table-cell>
          <table:table-cell table:formula="of:=[.D170]" office:value-type="percentage" office:value="0.001">
            <text:p>0.10%</text:p>
          </table:table-cell>
          <table:table-cell table:formula="of:=[.C171]*[.D171]" office:value-type="currency" office:currency="USD" office:value="3051626.38963671">
            <text:p>$3,051,626.39</text:p>
          </table:table-cell>
          <table:table-cell table:formula="of:=[.E171]/12" office:value-type="currency" office:currency="USD" office:value="254302.199136393">
            <text:p>$254,302.20</text:p>
          </table:table-cell>
          <table:table-cell table:formula="of:=[.F171]+[.G170]" office:value-type="currency" office:currency="USD" office:value="6935587856.77217">
            <text:p>$6,935,587,856.77</text:p>
          </table:table-cell>
          <table:table-cell table:number-columns-repeated="1016"/>
        </table:table-row>
        <table:table-row table:style-name="ro2">
          <table:table-cell office:value-type="string">
            <text:p>Liberia</text:p>
          </table:table-cell>
          <table:table-cell office:value-type="float" office:value="5057677">
            <text:p>5057677</text:p>
          </table:table-cell>
          <table:table-cell office:value-type="currency" office:currency="USD" office:value="2950000000">
            <text:p>$2,950,000,000.00</text:p>
          </table:table-cell>
          <table:table-cell table:formula="of:=[.D171]" office:value-type="percentage" office:value="0.001">
            <text:p>0.10%</text:p>
          </table:table-cell>
          <table:table-cell table:formula="of:=[.C172]*[.D172]" office:value-type="currency" office:currency="USD" office:value="2950000">
            <text:p>$2,950,000.00</text:p>
          </table:table-cell>
          <table:table-cell table:formula="of:=[.E172]/12" office:value-type="currency" office:currency="USD" office:value="245833.333333333">
            <text:p>$245,833.33</text:p>
          </table:table-cell>
          <table:table-cell table:formula="of:=[.F172]+[.G171]" office:value-type="currency" office:currency="USD" office:value="6935833690.1055">
            <text:p>$6,935,833,690.11</text:p>
          </table:table-cell>
          <table:table-cell table:number-columns-repeated="1016"/>
        </table:table-row>
        <table:table-row table:style-name="ro2">
          <table:table-cell office:value-type="string">
            <text:p>New Caledonia</text:p>
          </table:table-cell>
          <table:table-cell office:value-type="float" office:value="271960">
            <text:p>271960</text:p>
          </table:table-cell>
          <table:table-cell office:value-type="currency" office:currency="USD" office:value="2682347064.3642">
            <text:p>$2,682,347,064.36</text:p>
          </table:table-cell>
          <table:table-cell table:formula="of:=[.D172]" office:value-type="percentage" office:value="0.001">
            <text:p>0.10%</text:p>
          </table:table-cell>
          <table:table-cell table:formula="of:=[.C173]*[.D173]" office:value-type="currency" office:currency="USD" office:value="2682347.0643642">
            <text:p>$2,682,347.06</text:p>
          </table:table-cell>
          <table:table-cell table:formula="of:=[.E173]/12" office:value-type="currency" office:currency="USD" office:value="223528.92203035">
            <text:p>$223,528.92</text:p>
          </table:table-cell>
          <table:table-cell table:formula="of:=[.F173]+[.G172]" office:value-type="currency" office:currency="USD" office:value="6936057219.02753">
            <text:p>$6,936,057,219.03</text:p>
          </table:table-cell>
          <table:table-cell table:number-columns-repeated="1016"/>
        </table:table-row>
        <table:table-row table:style-name="ro2">
          <table:table-cell office:value-type="string">
            <text:p>Bhutan</text:p>
          </table:table-cell>
          <table:table-cell office:value-type="float" office:value="771612">
            <text:p>771612</text:p>
          </table:table-cell>
          <table:table-cell office:value-type="currency" office:currency="USD" office:value="2409262838.21987">
            <text:p>$2,409,262,838.22</text:p>
          </table:table-cell>
          <table:table-cell table:formula="of:=[.D173]" office:value-type="percentage" office:value="0.001">
            <text:p>0.10%</text:p>
          </table:table-cell>
          <table:table-cell table:formula="of:=[.C174]*[.D174]" office:value-type="currency" office:currency="USD" office:value="2409262.83821987">
            <text:p>$2,409,262.84</text:p>
          </table:table-cell>
          <table:table-cell table:formula="of:=[.E174]/12" office:value-type="currency" office:currency="USD" office:value="200771.903184989">
            <text:p>$200,771.90</text:p>
          </table:table-cell>
          <table:table-cell table:formula="of:=[.F174]+[.G173]" office:value-type="currency" office:currency="USD" office:value="6936257990.93072">
            <text:p>$6,936,257,990.93</text:p>
          </table:table-cell>
          <table:table-cell table:number-columns-repeated="1016"/>
        </table:table-row>
        <table:table-row table:style-name="ro2">
          <table:table-cell office:value-type="string">
            <text:p>Central African Republic</text:p>
          </table:table-cell>
          <table:table-cell office:value-type="float" office:value="4829764">
            <text:p>4829764</text:p>
          </table:table-cell>
          <table:table-cell office:value-type="currency" office:currency="USD" office:value="2303078337.57431">
            <text:p>$2,303,078,337.57</text:p>
          </table:table-cell>
          <table:table-cell table:formula="of:=[.D174]" office:value-type="percentage" office:value="0.001">
            <text:p>0.10%</text:p>
          </table:table-cell>
          <table:table-cell table:formula="of:=[.C175]*[.D175]" office:value-type="currency" office:currency="USD" office:value="2303078.33757431">
            <text:p>$2,303,078.34</text:p>
          </table:table-cell>
          <table:table-cell table:formula="of:=[.E175]/12" office:value-type="currency" office:currency="USD" office:value="191923.194797859">
            <text:p>$191,923.19</text:p>
          </table:table-cell>
          <table:table-cell table:formula="of:=[.F175]+[.G174]" office:value-type="currency" office:currency="USD" office:value="6936449914.12551">
            <text:p>$6,936,449,914.13</text:p>
          </table:table-cell>
          <table:table-cell table:number-columns-repeated="1016"/>
        </table:table-row>
        <table:table-row table:style-name="ro2">
          <table:table-cell office:value-type="string">
            <text:p>Eritrea</text:p>
          </table:table-cell>
          <table:table-cell office:value-type="float" office:value="3213969">
            <text:p>3213969</text:p>
          </table:table-cell>
          <table:table-cell office:value-type="currency" office:currency="USD" office:value="2065001626.01626">
            <text:p>$2,065,001,626.02</text:p>
          </table:table-cell>
          <table:table-cell table:formula="of:=[.D175]" office:value-type="percentage" office:value="0.001">
            <text:p>0.10%</text:p>
          </table:table-cell>
          <table:table-cell table:formula="of:=[.C176]*[.D176]" office:value-type="currency" office:currency="USD" office:value="2065001.62601626">
            <text:p>$2,065,001.63</text:p>
          </table:table-cell>
          <table:table-cell table:formula="of:=[.E176]/12" office:value-type="currency" office:currency="USD" office:value="172083.468834688">
            <text:p>$172,083.47</text:p>
          </table:table-cell>
          <table:table-cell table:formula="of:=[.F176]+[.G175]" office:value-type="currency" office:currency="USD" office:value="6936621997.59435">
            <text:p>$6,936,621,997.59</text:p>
          </table:table-cell>
          <table:table-cell table:number-columns-repeated="1016"/>
        </table:table-row>
        <table:table-row table:style-name="ro2">
          <table:table-cell office:value-type="string">
            <text:p>Gambia</text:p>
          </table:table-cell>
          <table:table-cell office:value-type="float" office:value="2416664">
            <text:p>2416664</text:p>
          </table:table-cell>
          <table:table-cell office:value-type="currency" office:currency="USD" office:value="1901930157.64528">
            <text:p>$1,901,930,157.65</text:p>
          </table:table-cell>
          <table:table-cell table:formula="of:=[.D176]" office:value-type="percentage" office:value="0.001">
            <text:p>0.10%</text:p>
          </table:table-cell>
          <table:table-cell table:formula="of:=[.C177]*[.D177]" office:value-type="currency" office:currency="USD" office:value="1901930.15764528">
            <text:p>$1,901,930.16</text:p>
          </table:table-cell>
          <table:table-cell table:formula="of:=[.E177]/12" office:value-type="currency" office:currency="USD" office:value="158494.179803773">
            <text:p>$158,494.18</text:p>
          </table:table-cell>
          <table:table-cell table:formula="of:=[.F177]+[.G176]" office:value-type="currency" office:currency="USD" office:value="6936780491.77415">
            <text:p>$6,936,780,491.77</text:p>
          </table:table-cell>
          <table:table-cell table:number-columns-repeated="1016"/>
        </table:table-row>
        <table:table-row table:style-name="ro2">
          <table:table-cell office:value-type="string">
            <text:p>Lesotho</text:p>
          </table:table-cell>
          <table:table-cell office:value-type="float" office:value="2142252">
            <text:p>2142252</text:p>
          </table:table-cell>
          <table:table-cell office:value-type="currency" office:currency="USD" office:value="1844510137.67817">
            <text:p>$1,844,510,137.68</text:p>
          </table:table-cell>
          <table:table-cell table:formula="of:=[.D177]" office:value-type="percentage" office:value="0.001">
            <text:p>0.10%</text:p>
          </table:table-cell>
          <table:table-cell table:formula="of:=[.C178]*[.D178]" office:value-type="currency" office:currency="USD" office:value="1844510.13767817">
            <text:p>$1,844,510.14</text:p>
          </table:table-cell>
          <table:table-cell table:formula="of:=[.E178]/12" office:value-type="currency" office:currency="USD" office:value="153709.178139848">
            <text:p>$153,709.18</text:p>
          </table:table-cell>
          <table:table-cell table:formula="of:=[.F178]+[.G177]" office:value-type="currency" office:currency="USD" office:value="6936934200.95229">
            <text:p>$6,936,934,200.95</text:p>
          </table:table-cell>
          <table:table-cell table:number-columns-repeated="1016"/>
        </table:table-row>
        <table:table-row table:style-name="ro2">
          <table:table-cell office:value-type="string">
            <text:p>Timor-Leste</text:p>
          </table:table-cell>
          <table:table-cell office:value-type="float" office:value="1318442">
            <text:p>1318442</text:p>
          </table:table-cell>
          <table:table-cell office:value-type="currency" office:currency="USD" office:value="1821000000">
            <text:p>$1,821,000,000.00</text:p>
          </table:table-cell>
          <table:table-cell table:formula="of:=[.D178]" office:value-type="percentage" office:value="0.001">
            <text:p>0.10%</text:p>
          </table:table-cell>
          <table:table-cell table:formula="of:=[.C179]*[.D179]" office:value-type="currency" office:currency="USD" office:value="1821000">
            <text:p>$1,821,000.00</text:p>
          </table:table-cell>
          <table:table-cell table:formula="of:=[.E179]/12" office:value-type="currency" office:currency="USD" office:value="151750">
            <text:p>$151,750.00</text:p>
          </table:table-cell>
          <table:table-cell table:formula="of:=[.F179]+[.G178]" office:value-type="currency" office:currency="USD" office:value="6937085950.95229">
            <text:p>$6,937,085,950.95</text:p>
          </table:table-cell>
          <table:table-cell table:number-columns-repeated="1016"/>
        </table:table-row>
        <table:table-row table:style-name="ro2">
          <table:table-cell office:value-type="string">
            <text:p>Belize</text:p>
          </table:table-cell>
          <table:table-cell office:value-type="float" office:value="397621">
            <text:p>397621</text:p>
          </table:table-cell>
          <table:table-cell office:value-type="currency" office:currency="USD" office:value="1763696118.9519">
            <text:p>$1,763,696,118.95</text:p>
          </table:table-cell>
          <table:table-cell table:formula="of:=[.D179]" office:value-type="percentage" office:value="0.001">
            <text:p>0.10%</text:p>
          </table:table-cell>
          <table:table-cell table:formula="of:=[.C180]*[.D180]" office:value-type="currency" office:currency="USD" office:value="1763696.1189519">
            <text:p>$1,763,696.12</text:p>
          </table:table-cell>
          <table:table-cell table:formula="of:=[.E180]/12" office:value-type="currency" office:currency="USD" office:value="146974.676579325">
            <text:p>$146,974.68</text:p>
          </table:table-cell>
          <table:table-cell table:formula="of:=[.F180]+[.G179]" office:value-type="currency" office:currency="USD" office:value="6937232925.62887">
            <text:p>$6,937,232,925.63</text:p>
          </table:table-cell>
          <table:table-cell table:number-columns-repeated="1016"/>
        </table:table-row>
        <table:table-row table:style-name="ro2">
          <table:table-cell office:value-type="string">
            <text:p>Cape Verde</text:p>
          </table:table-cell>
          <table:table-cell office:value-type="float" office:value="555988">
            <text:p>555988</text:p>
          </table:table-cell>
          <table:table-cell office:value-type="currency" office:currency="USD" office:value="1703698676.69742">
            <text:p>$1,703,698,676.70</text:p>
          </table:table-cell>
          <table:table-cell table:formula="of:=[.D180]" office:value-type="percentage" office:value="0.001">
            <text:p>0.10%</text:p>
          </table:table-cell>
          <table:table-cell table:formula="of:=[.C181]*[.D181]" office:value-type="currency" office:currency="USD" office:value="1703698.67669742">
            <text:p>$1,703,698.68</text:p>
          </table:table-cell>
          <table:table-cell table:formula="of:=[.E181]/12" office:value-type="currency" office:currency="USD" office:value="141974.889724785">
            <text:p>$141,974.89</text:p>
          </table:table-cell>
          <table:table-cell table:formula="of:=[.F181]+[.G180]" office:value-type="currency" office:currency="USD" office:value="6937374900.5186">
            <text:p>$6,937,374,900.52</text:p>
          </table:table-cell>
          <table:table-cell table:number-columns-repeated="1016"/>
        </table:table-row>
        <table:table-row table:style-name="ro2">
          <table:table-cell office:value-type="string">
            <text:p>Saint Lucia</text:p>
          </table:table-cell>
          <table:table-cell office:value-type="float" office:value="183629">
            <text:p>183629</text:p>
          </table:table-cell>
          <table:table-cell office:value-type="currency" office:currency="USD" office:value="1703364240.74074">
            <text:p>$1,703,364,240.74</text:p>
          </table:table-cell>
          <table:table-cell table:formula="of:=[.D181]" office:value-type="percentage" office:value="0.001">
            <text:p>0.10%</text:p>
          </table:table-cell>
          <table:table-cell table:formula="of:=[.C182]*[.D182]" office:value-type="currency" office:currency="USD" office:value="1703364.24074074">
            <text:p>$1,703,364.24</text:p>
          </table:table-cell>
          <table:table-cell table:formula="of:=[.E182]/12" office:value-type="currency" office:currency="USD" office:value="141947.020061728">
            <text:p>$141,947.02</text:p>
          </table:table-cell>
          <table:table-cell table:formula="of:=[.F182]+[.G181]" office:value-type="currency" office:currency="USD" office:value="6937516847.53866">
            <text:p>$6,937,516,847.54</text:p>
          </table:table-cell>
          <table:table-cell table:number-columns-repeated="1016"/>
        </table:table-row>
        <table:table-row table:style-name="ro2">
          <table:table-cell office:value-type="string">
            <text:p>Solomon Islands</text:p>
          </table:table-cell>
          <table:table-cell office:value-type="float" office:value="686878">
            <text:p>686878</text:p>
          </table:table-cell>
          <table:table-cell office:value-type="currency" office:currency="USD" office:value="1551245525.6045">
            <text:p>$1,551,245,525.60</text:p>
          </table:table-cell>
          <table:table-cell table:formula="of:=[.D182]" office:value-type="percentage" office:value="0.001">
            <text:p>0.10%</text:p>
          </table:table-cell>
          <table:table-cell table:formula="of:=[.C183]*[.D183]" office:value-type="currency" office:currency="USD" office:value="1551245.5256045">
            <text:p>$1,551,245.53</text:p>
          </table:table-cell>
          <table:table-cell table:formula="of:=[.E183]/12" office:value-type="currency" office:currency="USD" office:value="129270.460467042">
            <text:p>$129,270.46</text:p>
          </table:table-cell>
          <table:table-cell table:formula="of:=[.F183]+[.G182]" office:value-type="currency" office:currency="USD" office:value="6937646117.99912">
            <text:p>$6,937,646,118.00</text:p>
          </table:table-cell>
          <table:table-cell table:number-columns-repeated="1016"/>
        </table:table-row>
        <table:table-row table:style-name="ro2">
          <table:table-cell office:value-type="string">
            <text:p>Guinea-Bissau</text:p>
          </table:table-cell>
          <table:table-cell office:value-type="float" office:value="1967998">
            <text:p>1967998</text:p>
          </table:table-cell>
          <table:table-cell office:value-type="currency" office:currency="USD" office:value="1431758242.90375">
            <text:p>$1,431,758,242.90</text:p>
          </table:table-cell>
          <table:table-cell table:formula="of:=[.D183]" office:value-type="percentage" office:value="0.001">
            <text:p>0.10%</text:p>
          </table:table-cell>
          <table:table-cell table:formula="of:=[.C184]*[.D184]" office:value-type="currency" office:currency="USD" office:value="1431758.24290375">
            <text:p>$1,431,758.24</text:p>
          </table:table-cell>
          <table:table-cell table:formula="of:=[.E184]/12" office:value-type="currency" office:currency="USD" office:value="119313.186908646">
            <text:p>$119,313.19</text:p>
          </table:table-cell>
          <table:table-cell table:formula="of:=[.F184]+[.G183]" office:value-type="currency" office:currency="USD" office:value="6937765431.18603">
            <text:p>$6,937,765,431.19</text:p>
          </table:table-cell>
          <table:table-cell table:number-columns-repeated="1016"/>
        </table:table-row>
        <table:table-row table:style-name="ro2">
          <table:table-cell office:value-type="string">
            <text:p>Antigua and Barbuda</text:p>
          </table:table-cell>
          <table:table-cell office:value-type="float" office:value="97928">
            <text:p>97928</text:p>
          </table:table-cell>
          <table:table-cell office:value-type="currency" office:currency="USD" office:value="1415059259.25926">
            <text:p>$1,415,059,259.26</text:p>
          </table:table-cell>
          <table:table-cell table:formula="of:=[.D184]" office:value-type="percentage" office:value="0.001">
            <text:p>0.10%</text:p>
          </table:table-cell>
          <table:table-cell table:formula="of:=[.C185]*[.D185]" office:value-type="currency" office:currency="USD" office:value="1415059.25925926">
            <text:p>$1,415,059.26</text:p>
          </table:table-cell>
          <table:table-cell table:formula="of:=[.E185]/12" office:value-type="currency" office:currency="USD" office:value="117921.604938272">
            <text:p>$117,921.60</text:p>
          </table:table-cell>
          <table:table-cell table:formula="of:=[.F185]+[.G184]" office:value-type="currency" office:currency="USD" office:value="6937883352.79097">
            <text:p>$6,937,883,352.79</text:p>
          </table:table-cell>
          <table:table-cell table:number-columns-repeated="1016"/>
        </table:table-row>
        <table:table-row table:style-name="ro2">
          <table:table-cell office:value-type="string">
            <text:p>Comoros</text:p>
          </table:table-cell>
          <table:table-cell office:value-type="float" office:value="869595">
            <text:p>869595</text:p>
          </table:table-cell>
          <table:table-cell office:value-type="currency" office:currency="USD" office:value="1219690024.50287">
            <text:p>$1,219,690,024.50</text:p>
          </table:table-cell>
          <table:table-cell table:formula="of:=[.D185]" office:value-type="percentage" office:value="0.001">
            <text:p>0.10%</text:p>
          </table:table-cell>
          <table:table-cell table:formula="of:=[.C186]*[.D186]" office:value-type="currency" office:currency="USD" office:value="1219690.02450287">
            <text:p>$1,219,690.02</text:p>
          </table:table-cell>
          <table:table-cell table:formula="of:=[.E186]/12" office:value-type="currency" office:currency="USD" office:value="101640.835375239">
            <text:p>$101,640.84</text:p>
          </table:table-cell>
          <table:table-cell table:formula="of:=[.F186]+[.G185]" office:value-type="currency" office:currency="USD" office:value="6937984993.62635">
            <text:p>$6,937,984,993.63</text:p>
          </table:table-cell>
          <table:table-cell table:number-columns-repeated="1016"/>
        </table:table-row>
        <table:table-row table:style-name="ro2">
          <table:table-cell office:value-type="string">
            <text:p>Northern Mariana Islands</text:p>
          </table:table-cell>
          <table:table-cell office:value-type="float" office:value="57557">
            <text:p>57557</text:p>
          </table:table-cell>
          <table:table-cell office:value-type="currency" office:currency="USD" office:value="1182000000">
            <text:p>$1,182,000,000.00</text:p>
          </table:table-cell>
          <table:table-cell table:formula="of:=[.D186]" office:value-type="percentage" office:value="0.001">
            <text:p>0.10%</text:p>
          </table:table-cell>
          <table:table-cell table:formula="of:=[.C187]*[.D187]" office:value-type="currency" office:currency="USD" office:value="1182000">
            <text:p>$1,182,000.00</text:p>
          </table:table-cell>
          <table:table-cell table:formula="of:=[.E187]/12" office:value-type="currency" office:currency="USD" office:value="98500">
            <text:p>$98,500.00</text:p>
          </table:table-cell>
          <table:table-cell table:formula="of:=[.F187]+[.G186]" office:value-type="currency" office:currency="USD" office:value="6938083493.62635">
            <text:p>$6,938,083,493.63</text:p>
          </table:table-cell>
          <table:table-cell table:number-columns-repeated="1016"/>
        </table:table-row>
        <table:table-row table:style-name="ro2">
          <table:table-cell office:value-type="string">
            <text:p>Seychelles</text:p>
          </table:table-cell>
          <table:table-cell office:value-type="float" office:value="98462">
            <text:p>98462</text:p>
          </table:table-cell>
          <table:table-cell office:value-type="currency" office:currency="USD" office:value="1124937500">
            <text:p>$1,124,937,500.00</text:p>
          </table:table-cell>
          <table:table-cell table:formula="of:=[.D187]" office:value-type="percentage" office:value="0.001">
            <text:p>0.10%</text:p>
          </table:table-cell>
          <table:table-cell table:formula="of:=[.C188]*[.D188]" office:value-type="currency" office:currency="USD" office:value="1124937.5">
            <text:p>$1,124,937.50</text:p>
          </table:table-cell>
          <table:table-cell table:formula="of:=[.E188]/12" office:value-type="currency" office:currency="USD" office:value="93744.7916666667">
            <text:p>$93,744.79</text:p>
          </table:table-cell>
          <table:table-cell table:formula="of:=[.F188]+[.G187]" office:value-type="currency" office:currency="USD" office:value="6938177238.41801">
            <text:p>$6,938,177,238.42</text:p>
          </table:table-cell>
          <table:table-cell table:number-columns-repeated="1016"/>
        </table:table-row>
        <table:table-row table:style-name="ro2">
          <table:table-cell office:value-type="string">
            <text:p>Saint Kitts and Nevis</text:p>
          </table:table-cell>
          <table:table-cell office:value-type="float" office:value="53192">
            <text:p>53192</text:p>
          </table:table-cell>
          <table:table-cell office:value-type="currency" office:currency="USD" office:value="927451851.851852">
            <text:p>$927,451,851.85</text:p>
          </table:table-cell>
          <table:table-cell table:formula="of:=[.D188]" office:value-type="percentage" office:value="0.001">
            <text:p>0.10%</text:p>
          </table:table-cell>
          <table:table-cell table:formula="of:=[.C189]*[.D189]" office:value-type="currency" office:currency="USD" office:value="927451.851851852">
            <text:p>$927,451.85</text:p>
          </table:table-cell>
          <table:table-cell table:formula="of:=[.E189]/12" office:value-type="currency" office:currency="USD" office:value="77287.6543209877">
            <text:p>$77,287.65</text:p>
          </table:table-cell>
          <table:table-cell table:formula="of:=[.F189]+[.G188]" office:value-type="currency" office:currency="USD" office:value="6938254526.07233">
            <text:p>$6,938,254,526.07</text:p>
          </table:table-cell>
          <table:table-cell table:number-columns-repeated="1016"/>
        </table:table-row>
        <table:table-row table:style-name="ro2">
          <table:table-cell office:value-type="string">
            <text:p>Vanuatu</text:p>
          </table:table-cell>
          <table:table-cell office:value-type="float" office:value="307150">
            <text:p>307150</text:p>
          </table:table-cell>
          <table:table-cell office:value-type="currency" office:currency="USD" office:value="854793640.145606">
            <text:p>$854,793,640.15</text:p>
          </table:table-cell>
          <table:table-cell table:formula="of:=[.D189]" office:value-type="percentage" office:value="0.001">
            <text:p>0.10%</text:p>
          </table:table-cell>
          <table:table-cell table:formula="of:=[.C190]*[.D190]" office:value-type="currency" office:currency="USD" office:value="854793.640145606">
            <text:p>$854,793.64</text:p>
          </table:table-cell>
          <table:table-cell table:formula="of:=[.E190]/12" office:value-type="currency" office:currency="USD" office:value="71232.8033454672">
            <text:p>$71,232.80</text:p>
          </table:table-cell>
          <table:table-cell table:formula="of:=[.F190]+[.G189]" office:value-type="currency" office:currency="USD" office:value="6938325758.87568">
            <text:p>$6,938,325,758.88</text:p>
          </table:table-cell>
          <table:table-cell table:number-columns-repeated="1016"/>
        </table:table-row>
        <table:table-row table:style-name="ro2">
          <table:table-cell office:value-type="string">
            <text:p>Saint Vincent and the Grenadines</text:p>
          </table:table-cell>
          <table:table-cell office:value-type="float" office:value="110947">
            <text:p>110947</text:p>
          </table:table-cell>
          <table:table-cell office:value-type="currency" office:currency="USD" office:value="809681481.481481">
            <text:p>$809,681,481.48</text:p>
          </table:table-cell>
          <table:table-cell table:formula="of:=[.D190]" office:value-type="percentage" office:value="0.001">
            <text:p>0.10%</text:p>
          </table:table-cell>
          <table:table-cell table:formula="of:=[.C191]*[.D191]" office:value-type="currency" office:currency="USD" office:value="809681.481481481">
            <text:p>$809,681.48</text:p>
          </table:table-cell>
          <table:table-cell table:formula="of:=[.E191]/12" office:value-type="currency" office:currency="USD" office:value="67473.4567901234">
            <text:p>$67,473.46</text:p>
          </table:table-cell>
          <table:table-cell table:formula="of:=[.F191]+[.G190]" office:value-type="currency" office:currency="USD" office:value="6938393232.33247">
            <text:p>$6,938,393,232.33</text:p>
          </table:table-cell>
          <table:table-cell table:number-columns-repeated="1016"/>
        </table:table-row>
        <table:table-row table:style-name="ro2">
          <table:table-cell office:value-type="string">
            <text:p>Samoa</text:p>
          </table:table-cell>
          <table:table-cell office:value-type="float" office:value="198410">
            <text:p>198410</text:p>
          </table:table-cell>
          <table:table-cell office:value-type="currency" office:currency="USD" office:value="807027244.42138">
            <text:p>$807,027,244.42</text:p>
          </table:table-cell>
          <table:table-cell table:formula="of:=[.D191]" office:value-type="percentage" office:value="0.001">
            <text:p>0.10%</text:p>
          </table:table-cell>
          <table:table-cell table:formula="of:=[.C192]*[.D192]" office:value-type="currency" office:currency="USD" office:value="807027.24442138">
            <text:p>$807,027.24</text:p>
          </table:table-cell>
          <table:table-cell table:formula="of:=[.E192]/12" office:value-type="currency" office:currency="USD" office:value="67252.2703684483">
            <text:p>$67,252.27</text:p>
          </table:table-cell>
          <table:table-cell table:formula="of:=[.F192]+[.G191]" office:value-type="currency" office:currency="USD" office:value="6938460484.60284">
            <text:p>$6,938,460,484.60</text:p>
          </table:table-cell>
          <table:table-cell table:number-columns-repeated="1016"/>
        </table:table-row>
        <table:table-row table:style-name="ro2">
          <table:table-cell office:value-type="string">
            <text:p>American Samoa</text:p>
          </table:table-cell>
          <table:table-cell office:value-type="float" office:value="55197">
            <text:p>55197</text:p>
          </table:table-cell>
          <table:table-cell office:value-type="currency" office:currency="USD" office:value="638000000">
            <text:p>$638,000,000.00</text:p>
          </table:table-cell>
          <table:table-cell table:formula="of:=[.D192]" office:value-type="percentage" office:value="0.001">
            <text:p>0.10%</text:p>
          </table:table-cell>
          <table:table-cell table:formula="of:=[.C193]*[.D193]" office:value-type="currency" office:currency="USD" office:value="638000">
            <text:p>$638,000.00</text:p>
          </table:table-cell>
          <table:table-cell table:formula="of:=[.E193]/12" office:value-type="currency" office:currency="USD" office:value="53166.6666666667">
            <text:p>$53,166.67</text:p>
          </table:table-cell>
          <table:table-cell table:formula="of:=[.F193]+[.G192]" office:value-type="currency" office:currency="USD" office:value="6938513651.2695">
            <text:p>$6,938,513,651.27</text:p>
          </table:table-cell>
          <table:table-cell table:number-columns-repeated="1016"/>
        </table:table-row>
        <table:table-row table:style-name="ro2">
          <table:table-cell office:value-type="string">
            <text:p>Tonga</text:p>
          </table:table-cell>
          <table:table-cell office:value-type="float" office:value="105697">
            <text:p>105697</text:p>
          </table:table-cell>
          <table:table-cell office:value-type="currency" office:currency="USD" office:value="512350059.421629">
            <text:p>$512,350,059.42</text:p>
          </table:table-cell>
          <table:table-cell table:formula="of:=[.D193]" office:value-type="percentage" office:value="0.001">
            <text:p>0.10%</text:p>
          </table:table-cell>
          <table:table-cell table:formula="of:=[.C194]*[.D194]" office:value-type="currency" office:currency="USD" office:value="512350.059421629">
            <text:p>$512,350.06</text:p>
          </table:table-cell>
          <table:table-cell table:formula="of:=[.E194]/12" office:value-type="currency" office:currency="USD" office:value="42695.8382851358">
            <text:p>$42,695.84</text:p>
          </table:table-cell>
          <table:table-cell table:formula="of:=[.F194]+[.G193]" office:value-type="currency" office:currency="USD" office:value="6938556347.10779">
            <text:p>$6,938,556,347.11</text:p>
          </table:table-cell>
          <table:table-cell table:number-columns-repeated="1016"/>
        </table:table-row>
        <table:table-row table:style-name="ro1">
          <table:table-cell office:value-type="string">
            <text:p>Sao Tome and Principe</text:p>
          </table:table-cell>
          <table:table-cell office:value-type="float" office:value="219161">
            <text:p>219161</text:p>
          </table:table-cell>
          <table:table-cell office:value-type="currency" office:currency="USD" office:value="472914469.91933">
            <text:p>$472,914,469.92</text:p>
          </table:table-cell>
          <table:table-cell table:formula="of:=[.D194]" office:value-type="percentage" office:value="0.001">
            <text:p>0.10%</text:p>
          </table:table-cell>
          <table:table-cell table:formula="of:=[.C195]*[.D195]" office:value-type="currency" office:currency="USD" office:value="472914.46991933">
            <text:p>$472,914.47</text:p>
          </table:table-cell>
          <table:table-cell table:formula="of:=[.E195]/12" office:value-type="currency" office:currency="USD" office:value="39409.5391599442">
            <text:p>$39,409.54</text:p>
          </table:table-cell>
          <table:table-cell table:formula="of:=[.F195]+[.G194]" office:value-type="currency" office:currency="USD" office:value="6938595756.64695">
            <text:p>$6,938,595,756.65</text:p>
          </table:table-cell>
          <table:table-cell table:number-columns-repeated="1016"/>
        </table:table-row>
        <table:table-row table:style-name="ro2">
          <table:table-cell office:value-type="string">
            <text:p>Dominica</text:p>
          </table:table-cell>
          <table:table-cell office:value-type="float" office:value="71991">
            <text:p>71991</text:p>
          </table:table-cell>
          <table:table-cell office:value-type="currency" office:currency="USD" office:value="469870370.37037">
            <text:p>$469,870,370.37</text:p>
          </table:table-cell>
          <table:table-cell table:formula="of:=[.D195]" office:value-type="percentage" office:value="0.001">
            <text:p>0.10%</text:p>
          </table:table-cell>
          <table:table-cell table:formula="of:=[.C196]*[.D196]" office:value-type="currency" office:currency="USD" office:value="469870.37037037">
            <text:p>$469,870.37</text:p>
          </table:table-cell>
          <table:table-cell table:formula="of:=[.E196]/12" office:value-type="currency" office:currency="USD" office:value="39155.8641975308">
            <text:p>$39,155.86</text:p>
          </table:table-cell>
          <table:table-cell table:formula="of:=[.F196]+[.G195]" office:value-type="currency" office:currency="USD" office:value="6938634912.51115">
            <text:p>$6,938,634,912.51</text:p>
          </table:table-cell>
          <table:table-cell table:number-columns-repeated="1016"/>
        </table:table-row>
        <table:table-row table:style-name="ro2">
          <table:table-cell office:value-type="string">
            <text:p>Palau</text:p>
          </table:table-cell>
          <table:table-cell office:value-type="float" office:value="18092">
            <text:p>18092</text:p>
          </table:table-cell>
          <table:table-cell office:value-type="currency" office:currency="USD" office:value="268354900">
            <text:p>$268,354,900.00</text:p>
          </table:table-cell>
          <table:table-cell table:formula="of:=[.D196]" office:value-type="percentage" office:value="0.001">
            <text:p>0.10%</text:p>
          </table:table-cell>
          <table:table-cell table:formula="of:=[.C197]*[.D197]" office:value-type="currency" office:currency="USD" office:value="268354.9">
            <text:p>$268,354.90</text:p>
          </table:table-cell>
          <table:table-cell table:formula="of:=[.E197]/12" office:value-type="currency" office:currency="USD" office:value="22362.9083333333">
            <text:p>$22,362.91</text:p>
          </table:table-cell>
          <table:table-cell table:formula="of:=[.F197]+[.G196]" office:value-type="currency" office:currency="USD" office:value="6938657275.41948">
            <text:p>$6,938,657,275.42</text:p>
          </table:table-cell>
          <table:table-cell table:number-columns-repeated="1016"/>
        </table:table-row>
        <table:table-row table:style-name="ro2">
          <table:table-cell office:value-type="string">
            <text:p>Marshall Islands</text:p>
          </table:table-cell>
          <table:table-cell office:value-type="float" office:value="59194">
            <text:p>59194</text:p>
          </table:table-cell>
          <table:table-cell office:value-type="currency" office:currency="USD" office:value="239462200">
            <text:p>$239,462,200.00</text:p>
          </table:table-cell>
          <table:table-cell table:formula="of:=[.D197]" office:value-type="percentage" office:value="0.001">
            <text:p>0.10%</text:p>
          </table:table-cell>
          <table:table-cell table:formula="of:=[.C198]*[.D198]" office:value-type="currency" office:currency="USD" office:value="239462.2">
            <text:p>$239,462.20</text:p>
          </table:table-cell>
          <table:table-cell table:formula="of:=[.E198]/12" office:value-type="currency" office:currency="USD" office:value="19955.1833333333">
            <text:p>$19,955.18</text:p>
          </table:table-cell>
          <table:table-cell table:formula="of:=[.F198]+[.G197]" office:value-type="currency" office:currency="USD" office:value="6938677230.60281">
            <text:p>$6,938,677,230.60</text:p>
          </table:table-cell>
          <table:table-cell table:number-columns-repeated="1016"/>
        </table:table-row>
        <table:table-row table:style-name="ro2">
          <table:table-cell office:value-type="string">
            <text:p>Kiribati</text:p>
          </table:table-cell>
          <table:table-cell office:value-type="float" office:value="119446">
            <text:p>119446</text:p>
          </table:table-cell>
          <table:table-cell office:value-type="currency" office:currency="USD" office:value="199573325.992705">
            <text:p>$199,573,325.99</text:p>
          </table:table-cell>
          <table:table-cell table:formula="of:=[.D198]" office:value-type="percentage" office:value="0.001">
            <text:p>0.10%</text:p>
          </table:table-cell>
          <table:table-cell table:formula="of:=[.C199]*[.D199]" office:value-type="currency" office:currency="USD" office:value="199573.325992705">
            <text:p>$199,573.33</text:p>
          </table:table-cell>
          <table:table-cell table:formula="of:=[.E199]/12" office:value-type="currency" office:currency="USD" office:value="16631.1104993921">
            <text:p>$16,631.11</text:p>
          </table:table-cell>
          <table:table-cell table:formula="of:=[.F199]+[.G198]" office:value-type="currency" office:currency="USD" office:value="6938693861.71331">
            <text:p>$6,938,693,861.71</text:p>
          </table:table-cell>
          <table:table-cell table:number-columns-repeated="1016"/>
        </table:table-row>
        <table:table-row table:style-name="ro2" table:number-rows-repeated="1048376">
          <table:table-cell table:number-columns-repeated="1023"/>
        </table:table-row>
        <table:table-row table:style-name="ro2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25">25/12/2021</text:date>, <text:time>00:58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2-25T00:58:22.47</dc:date>
    <meta:generator>OpenOffice/4.1.11$Win32 OpenOffice.org_project/4111m1$Build-9808</meta:generator>
    <meta:editing-duration>PT1H4M3S</meta:editing-duration>
    <meta:editing-cycles>3</meta:editing-cycles>
    <meta:document-statistic meta:table-count="1" meta:cell-count="1413" meta:object-count="0"/>
  </office:meta>
</office:document-meta>
</file>